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Helvetica Neue', Helvetica, Arial, sans-serif"/>
    <style:font-face style:name="Open Sans1" svg:font-family="'Open Sans', Verdana, Geneva, sans-serif, sans-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Liberation Serif" fo:font-size="12pt" officeooo:rsid="00199cf9" officeooo:paragraph-rsid="00166ed0" style:font-size-asian="12pt" style:font-size-complex="12pt"/>
    </style:style>
    <style:style style:name="P2" style:family="paragraph" style:parent-style-name="Preformatted_20_Text">
      <style:text-properties style:font-name="Liberation Serif" fo:font-size="12pt" officeooo:rsid="001cf7e1" officeooo:paragraph-rsid="00166ed0" style:font-size-asian="12pt" style:font-size-complex="12pt"/>
    </style:style>
    <style:style style:name="P3" style:family="paragraph" style:parent-style-name="Preformatted_20_Text">
      <style:text-properties style:font-name="Liberation Serif" fo:font-size="12pt" officeooo:rsid="001df897" officeooo:paragraph-rsid="00166ed0" style:font-size-asian="12pt" style:font-size-complex="12pt"/>
    </style:style>
    <style:style style:name="P4" style:family="paragraph" style:parent-style-name="Preformatted_20_Text">
      <style:text-properties style:font-name="Liberation Serif" fo:font-size="12pt" style:text-underline-style="solid" style:text-underline-width="auto" style:text-underline-color="font-color" fo:font-weight="bold" officeooo:rsid="00166ed0" officeooo:paragraph-rsid="00166ed0" style:font-size-asian="12pt" style:font-weight-asian="bold" style:font-size-complex="12pt" style:font-weight-complex="bold"/>
    </style:style>
    <style:style style:name="P5" style:family="paragraph" style:parent-style-name="Preformatted_20_Text">
      <style:text-properties fo:color="#800000" style:font-name="Liberation Serif" fo:font-size="12pt" officeooo:rsid="001cf7e1" officeooo:paragraph-rsid="00166ed0" style:font-size-asian="12pt" style:font-size-complex="12pt"/>
    </style:style>
    <style:style style:name="P6" style:family="paragraph" style:parent-style-name="Preformatted_20_Text">
      <style:text-properties fo:color="#800000" style:font-name="Liberation Serif" fo:font-size="12pt" officeooo:rsid="001df897" officeooo:paragraph-rsid="00166ed0" style:font-size-asian="12pt" style:font-size-complex="12pt"/>
    </style:style>
    <style:style style:name="P7" style:family="paragraph" style:parent-style-name="Preformatted_20_Text">
      <style:paragraph-properties fo:margin-top="0cm" fo:margin-bottom="0.499cm" loext:contextual-spacing="false" fo:text-align="start" style:justify-single-word="false" fo:orphans="2" fo:widows="2"/>
      <style:text-properties officeooo:paragraph-rsid="001805b2"/>
    </style:style>
    <style:style style:name="P8" style:family="paragraph" style:parent-style-name="Standard">
      <style:text-properties officeooo:rsid="001e9fce" officeooo:paragraph-rsid="00166ed0"/>
    </style:style>
    <style:style style:name="P9" style:family="paragraph" style:parent-style-name="Standard">
      <style:text-properties officeooo:rsid="00207c53" officeooo:paragraph-rsid="00166ed0"/>
    </style:style>
    <style:style style:name="P10" style:family="paragraph" style:parent-style-name="Standard">
      <style:text-properties officeooo:rsid="0023f12b" officeooo:paragraph-rsid="00166ed0"/>
    </style:style>
    <style:style style:name="P11" style:family="paragraph" style:parent-style-name="Standard">
      <style:paragraph-properties fo:text-align="center" style:justify-single-word="false"/>
      <style:text-properties fo:font-weight="bold" officeooo:rsid="0000a064" officeooo:paragraph-rsid="001805b2" style:font-weight-asian="bold" style:font-weight-complex="bold"/>
    </style:style>
    <style:style style:name="P12" style:family="paragraph" style:parent-style-name="Standard">
      <style:paragraph-properties fo:text-align="start" style:justify-single-word="false"/>
      <style:text-properties fo:font-weight="bold" officeooo:rsid="0000a064" officeooo:paragraph-rsid="001805b2" style:font-weight-asian="bold" style:font-weight-complex="bold"/>
    </style:style>
    <style:style style:name="P13" style:family="paragraph" style:parent-style-name="Standard">
      <style:paragraph-properties fo:text-align="center" style:justify-single-word="false"/>
      <style:text-properties fo:font-weight="bold" officeooo:rsid="00169533" officeooo:paragraph-rsid="001805b2" style:font-weight-asian="bold" style:font-weight-complex="bold"/>
    </style:style>
    <style:style style:name="P14" style:family="paragraph" style:parent-style-name="Standard">
      <style:paragraph-properties fo:text-align="center" style:justify-single-word="false"/>
      <style:text-properties fo:font-weight="bold" officeooo:rsid="0013246c" officeooo:paragraph-rsid="001805b2" style:font-weight-asian="bold" style:font-weight-complex="bold"/>
    </style:style>
    <style:style style:name="P15" style:family="paragraph" style:parent-style-name="Standard">
      <style:text-properties fo:font-weight="bold" officeooo:rsid="00169533" officeooo:paragraph-rsid="001805b2" fo:background-color="#3fbdbe" style:font-weight-asian="bold" style:font-weight-complex="bold"/>
    </style:style>
    <style:style style:name="P16" style:family="paragraph" style:parent-style-name="Standard">
      <style:text-properties fo:font-weight="bold" officeooo:rsid="00169533" officeooo:paragraph-rsid="001805b2" fo:background-color="#ff7f00" style:font-weight-asian="bold" style:font-weight-complex="bold"/>
    </style:style>
    <style:style style:name="P17" style:family="paragraph" style:parent-style-name="Standard">
      <style:text-properties fo:font-weight="bold" officeooo:rsid="00169533" officeooo:paragraph-rsid="001805b2" fo:background-color="#00ffff" style:font-weight-asian="bold" style:font-weight-complex="bold"/>
    </style:style>
    <style:style style:name="P18" style:family="paragraph" style:parent-style-name="Standard">
      <loext:graphic-properties draw:fill="none"/>
      <style:paragraph-properties fo:background-color="transparent"/>
      <style:text-properties fo:font-weight="bold" officeooo:rsid="00262323" officeooo:paragraph-rsid="001805b2" fo:background-color="#00ffff" style:font-weight-asian="bold" style:font-weight-complex="bold"/>
    </style:style>
    <style:style style:name="P19" style:family="paragraph" style:parent-style-name="Standard">
      <loext:graphic-properties draw:fill="none"/>
      <style:paragraph-properties fo:background-color="transparent"/>
      <style:text-properties fo:font-weight="bold" officeooo:rsid="002b4be9" officeooo:paragraph-rsid="001805b2" fo:background-color="#ffff00" style:font-weight-asian="bold" style:font-weight-complex="bold"/>
    </style:style>
    <style:style style:name="P20" style:family="paragraph" style:parent-style-name="Standard">
      <style:paragraph-properties fo:text-align="start" style:justify-single-word="false"/>
      <style:text-properties fo:font-weight="bold" officeooo:rsid="0015c37f" officeooo:paragraph-rsid="001805b2" fo:background-color="#2bd0d2" style:font-weight-asian="bold" style:font-weight-complex="bold"/>
    </style:style>
    <style:style style:name="P21" style:family="paragraph" style:parent-style-name="Standard">
      <style:text-properties officeooo:rsid="00201967" officeooo:paragraph-rsid="001805b2"/>
    </style:style>
    <style:style style:name="P22" style:family="paragraph" style:parent-style-name="Standard">
      <style:text-properties fo:color="#ff0000" officeooo:rsid="00201967" officeooo:paragraph-rsid="001805b2"/>
    </style:style>
    <style:style style:name="P23" style:family="paragraph" style:parent-style-name="Standard">
      <style:text-properties fo:color="#ff0000" officeooo:rsid="0000a064" officeooo:paragraph-rsid="001805b2"/>
    </style:style>
    <style:style style:name="P24" style:family="paragraph" style:parent-style-name="Standard">
      <style:text-properties fo:color="#ff0000" officeooo:rsid="0000a064" officeooo:paragraph-rsid="001805b2" fo:background-color="#ffff00"/>
    </style:style>
    <style:style style:name="P25" style:family="paragraph" style:parent-style-name="Standard">
      <style:text-properties fo:color="#ff0000" officeooo:rsid="00169533" officeooo:paragraph-rsid="001805b2" fo:background-color="#ffff00"/>
    </style:style>
    <style:style style:name="P26" style:family="paragraph" style:parent-style-name="Standard">
      <loext:graphic-properties draw:fill="none"/>
      <style:paragraph-properties fo:background-color="transparent"/>
      <style:text-properties fo:color="#ff0000" officeooo:rsid="0038021b" officeooo:paragraph-rsid="001805b2"/>
    </style:style>
    <style:style style:name="P27" style:family="paragraph" style:parent-style-name="Standard">
      <loext:graphic-properties draw:fill="none"/>
      <style:paragraph-properties fo:background-color="transparent"/>
      <style:text-properties fo:color="#ff0000" fo:font-style="normal" style:text-underline-style="none" fo:font-weight="normal" officeooo:rsid="0027deb2" officeooo:paragraph-rsid="001805b2" fo:background-color="#ffff00" style:font-style-asian="normal" style:font-weight-asian="normal" style:font-style-complex="normal" style:font-weight-complex="normal"/>
    </style:style>
    <style:style style:name="P28" style:family="paragraph" style:parent-style-name="Standard">
      <loext:graphic-properties draw:fill="none"/>
      <style:paragraph-properties fo:background-color="transparent"/>
      <style:text-properties fo:color="#ff0000" officeooo:rsid="0034414c" officeooo:paragraph-rsid="001805b2"/>
    </style:style>
    <style:style style:name="P29" style:family="paragraph" style:parent-style-name="Standard">
      <style:text-properties fo:color="#0000ff" officeooo:rsid="00215cb0" officeooo:paragraph-rsid="001805b2" fo:background-color="transparent"/>
    </style:style>
    <style:style style:name="P30" style:family="paragraph" style:parent-style-name="Standard">
      <style:text-properties fo:color="#0000ff" officeooo:rsid="0000a064" officeooo:paragraph-rsid="001805b2"/>
    </style:style>
    <style:style style:name="P31" style:family="paragraph" style:parent-style-name="Standard">
      <style:text-properties fo:color="#00a800" officeooo:rsid="0022e810" officeooo:paragraph-rsid="001805b2"/>
    </style:style>
    <style:style style:name="P32" style:family="paragraph" style:parent-style-name="Standard">
      <style:text-properties fo:color="#00a800" officeooo:rsid="0000a064" officeooo:paragraph-rsid="001805b2"/>
    </style:style>
    <style:style style:name="P33" style:family="paragraph" style:parent-style-name="Standard">
      <style:text-properties fo:color="#00a800" officeooo:rsid="0000a064" officeooo:paragraph-rsid="001805b2" fo:background-color="#ffff00"/>
    </style:style>
    <style:style style:name="P34" style:family="paragraph" style:parent-style-name="Standard">
      <style:text-properties style:use-window-font-color="true" officeooo:rsid="0022e810" officeooo:paragraph-rsid="001805b2" fo:background-color="transparent"/>
    </style:style>
    <style:style style:name="P35" style:family="paragraph" style:parent-style-name="Standard">
      <style:text-properties fo:color="#80003f" officeooo:rsid="00201967" officeooo:paragraph-rsid="001805b2"/>
    </style:style>
    <style:style style:name="P36" style:family="paragraph" style:parent-style-name="Standard">
      <style:text-properties fo:color="#80003f" style:font-name="Liberation Serif1" fo:font-weight="normal" officeooo:rsid="002e6c55" officeooo:paragraph-rsid="001805b2" style:font-weight-asian="normal" style:font-weight-complex="normal"/>
    </style:style>
    <style:style style:name="P37" style:family="paragraph" style:parent-style-name="Standard">
      <style:text-properties fo:color="#ffffff" officeooo:rsid="00201967" officeooo:paragraph-rsid="001805b2" fo:background-color="#00ff7f"/>
    </style:style>
    <style:style style:name="P38" style:family="paragraph" style:parent-style-name="Standard">
      <style:text-properties officeooo:rsid="00201967" officeooo:paragraph-rsid="001805b2" fo:background-color="#d22b7e"/>
    </style:style>
    <style:style style:name="P39" style:family="paragraph" style:parent-style-name="Standard">
      <style:text-properties officeooo:rsid="00201967" officeooo:paragraph-rsid="001805b2" fo:background-color="#00a800"/>
    </style:style>
    <style:style style:name="P40" style:family="paragraph" style:parent-style-name="Standard">
      <style:text-properties officeooo:rsid="00201967" officeooo:paragraph-rsid="001805b2" fo:background-color="#00ffff"/>
    </style:style>
    <style:style style:name="P41" style:family="paragraph" style:parent-style-name="Standard">
      <style:text-properties officeooo:rsid="0027d1e8" officeooo:paragraph-rsid="001805b2" fo:background-color="#00ffff"/>
    </style:style>
    <style:style style:name="P42" style:family="paragraph" style:parent-style-name="Standard">
      <style:text-properties officeooo:rsid="00169533" officeooo:paragraph-rsid="001805b2" fo:background-color="#00ffff"/>
    </style:style>
    <style:style style:name="P43" style:family="paragraph" style:parent-style-name="Standard">
      <loext:graphic-properties draw:fill="none"/>
      <style:paragraph-properties fo:background-color="transparent"/>
      <style:text-properties officeooo:rsid="00211774" officeooo:paragraph-rsid="001805b2" fo:background-color="#00ffff"/>
    </style:style>
    <style:style style:name="P44" style:family="paragraph" style:parent-style-name="Standard">
      <style:text-properties officeooo:rsid="00201967" officeooo:paragraph-rsid="001805b2" fo:background-color="#ffff00"/>
    </style:style>
    <style:style style:name="P45" style:family="paragraph" style:parent-style-name="Standard">
      <style:text-properties officeooo:rsid="0000a064" officeooo:paragraph-rsid="001805b2" fo:background-color="#ffff00"/>
    </style:style>
    <style:style style:name="P46" style:family="paragraph" style:parent-style-name="Standard" style:list-style-name="L58">
      <style:text-properties officeooo:rsid="0019d4bf" officeooo:paragraph-rsid="001805b2" fo:background-color="#ffff00"/>
    </style:style>
    <style:style style:name="P47" style:family="paragraph" style:parent-style-name="Standard">
      <style:text-properties officeooo:rsid="00169533" officeooo:paragraph-rsid="001805b2" fo:background-color="#ffff00"/>
    </style:style>
    <style:style style:name="P48" style:family="paragraph" style:parent-style-name="Standard" style:list-style-name="L69">
      <loext:graphic-properties draw:fill="none"/>
      <style:paragraph-properties fo:background-color="transparent"/>
      <style:text-properties officeooo:rsid="00269c22" officeooo:paragraph-rsid="001805b2" fo:background-color="#ffff00"/>
    </style:style>
    <style:style style:name="P49" style:family="paragraph" style:parent-style-name="Standard" style:list-style-name="L69">
      <loext:graphic-properties draw:fill="none"/>
      <style:paragraph-properties fo:background-color="transparent"/>
      <style:text-properties officeooo:rsid="0027b028" officeooo:paragraph-rsid="001805b2" fo:background-color="#ffff00"/>
    </style:style>
    <style:style style:name="P50" style:family="paragraph" style:parent-style-name="Standard">
      <style:text-properties fo:color="#a80000" officeooo:rsid="00201967" officeooo:paragraph-rsid="001805b2" fo:background-color="#ffff00"/>
    </style:style>
    <style:style style:name="P51" style:family="paragraph" style:parent-style-name="Standard">
      <style:text-properties fo:color="#a80000" officeooo:rsid="00201967" officeooo:paragraph-rsid="001805b2"/>
    </style:style>
    <style:style style:name="P52" style:family="paragraph" style:parent-style-name="Standard">
      <style:text-properties fo:color="#a80000" style:font-name="Liberation Serif1" fo:font-weight="normal" officeooo:rsid="002e6c55" officeooo:paragraph-rsid="001805b2" style:font-weight-asian="normal" style:font-weight-complex="normal"/>
    </style:style>
    <style:style style:name="P53" style:family="paragraph" style:parent-style-name="Standard">
      <style:text-properties officeooo:rsid="00201967" officeooo:paragraph-rsid="001805b2" fo:background-color="#ff0000"/>
    </style:style>
    <style:style style:name="P54" style:family="paragraph" style:parent-style-name="Standard" style:list-style-name="L56">
      <style:text-properties officeooo:rsid="00169533" officeooo:paragraph-rsid="001805b2" fo:background-color="#ff0000"/>
    </style:style>
    <style:style style:name="P55" style:family="paragraph" style:parent-style-name="Standard">
      <style:text-properties officeooo:rsid="00169533" officeooo:paragraph-rsid="001805b2" fo:background-color="#ff0000"/>
    </style:style>
    <style:style style:name="P56" style:family="paragraph" style:parent-style-name="Standard">
      <style:text-properties officeooo:rsid="00201967" officeooo:paragraph-rsid="001805b2" fo:background-color="#2bd0d2"/>
    </style:style>
    <style:style style:name="P57" style:family="paragraph" style:parent-style-name="Standard">
      <style:text-properties officeooo:rsid="00201967" officeooo:paragraph-rsid="001805b2" fo:background-color="#00ff7f"/>
    </style:style>
    <style:style style:name="P58" style:family="paragraph" style:parent-style-name="Standard">
      <style:text-properties fo:color="#008000" officeooo:rsid="00201967" officeooo:paragraph-rsid="001805b2"/>
    </style:style>
    <style:style style:name="P59" style:family="paragraph" style:parent-style-name="Standard">
      <style:text-properties fo:color="#008000" officeooo:rsid="0000a064" officeooo:paragraph-rsid="001805b2"/>
    </style:style>
    <style:style style:name="P60" style:family="paragraph" style:parent-style-name="Standard">
      <style:text-properties fo:color="#008000" officeooo:rsid="0020f420" officeooo:paragraph-rsid="001805b2"/>
    </style:style>
    <style:style style:name="P61" style:family="paragraph" style:parent-style-name="Standard">
      <style:text-properties fo:color="#008000" officeooo:rsid="0020f420" officeooo:paragraph-rsid="001805b2" fo:background-color="transparent"/>
    </style:style>
    <style:style style:name="P62" style:family="paragraph" style:parent-style-name="Standard">
      <style:text-properties fo:color="#008000" style:font-name="Liberation Serif1" fo:font-weight="bold" officeooo:rsid="003457e5" officeooo:paragraph-rsid="001805b2" style:font-weight-asian="bold" style:font-weight-complex="bold"/>
    </style:style>
    <style:style style:name="P63" style:family="paragraph" style:parent-style-name="Standard">
      <style:text-properties officeooo:rsid="0000a064" officeooo:paragraph-rsid="001805b2"/>
    </style:style>
    <style:style style:name="P64" style:family="paragraph" style:parent-style-name="Standard">
      <style:text-properties fo:color="#00ff00" officeooo:rsid="000b4585" officeooo:paragraph-rsid="001805b2"/>
    </style:style>
    <style:style style:name="P65" style:family="paragraph" style:parent-style-name="Standard">
      <style:text-properties fo:color="#00ff00" officeooo:rsid="0000a064" officeooo:paragraph-rsid="001805b2"/>
    </style:style>
    <style:style style:name="P66" style:family="paragraph" style:parent-style-name="Standard">
      <style:text-properties officeooo:rsid="000b4585" officeooo:paragraph-rsid="001805b2"/>
    </style:style>
    <style:style style:name="P67" style:family="paragraph" style:parent-style-name="Standard">
      <style:text-properties officeooo:rsid="000bc214" officeooo:paragraph-rsid="001805b2"/>
    </style:style>
    <style:style style:name="P68" style:family="paragraph" style:parent-style-name="Standard">
      <style:text-properties fo:color="#2bd0d2" officeooo:rsid="0000a064" officeooo:paragraph-rsid="001805b2"/>
    </style:style>
    <style:style style:name="P69" style:family="paragraph" style:parent-style-name="Standard">
      <style:text-properties fo:color="#00ffff" officeooo:rsid="0000a064" officeooo:paragraph-rsid="001805b2"/>
    </style:style>
    <style:style style:name="P70" style:family="paragraph" style:parent-style-name="Standard">
      <style:text-properties officeooo:rsid="0000a064" officeooo:paragraph-rsid="001805b2" fo:background-color="#00ff00"/>
    </style:style>
    <style:style style:name="P71" style:family="paragraph" style:parent-style-name="Standard">
      <style:text-properties officeooo:rsid="00169533" officeooo:paragraph-rsid="001805b2" fo:background-color="#00ff00"/>
    </style:style>
    <style:style style:name="P72" style:family="paragraph" style:parent-style-name="Standard">
      <loext:graphic-properties draw:fill="none"/>
      <style:paragraph-properties fo:background-color="transparent"/>
      <style:text-properties officeooo:rsid="00325cef" officeooo:paragraph-rsid="001805b2" fo:background-color="#00ff00"/>
    </style:style>
    <style:style style:name="P73" style:family="paragraph" style:parent-style-name="Standard">
      <style:text-properties officeooo:rsid="0000a064" officeooo:paragraph-rsid="001805b2" fo:background-color="#7f00ff"/>
    </style:style>
    <style:style style:name="P74" style:family="paragraph" style:parent-style-name="Standard">
      <style:text-properties officeooo:rsid="0000a064" officeooo:paragraph-rsid="001805b2" fo:background-color="#7fff00"/>
    </style:style>
    <style:style style:name="P75" style:family="paragraph" style:parent-style-name="Standard">
      <style:text-properties officeooo:rsid="0000a064" officeooo:paragraph-rsid="001805b2" fo:background-color="#0000ff"/>
    </style:style>
    <style:style style:name="P76" style:family="paragraph" style:parent-style-name="Standard">
      <style:text-properties fo:color="#d02bd2" officeooo:rsid="0000a064" officeooo:paragraph-rsid="001805b2" fo:background-color="#ffffff"/>
    </style:style>
    <style:style style:name="P77" style:family="paragraph" style:parent-style-name="Standard">
      <style:paragraph-properties fo:text-align="center" style:justify-single-word="false"/>
      <style:text-properties fo:color="#ffff00" officeooo:rsid="0000a064" officeooo:paragraph-rsid="001805b2" fo:background-color="#ff0000"/>
    </style:style>
    <style:style style:name="P78" style:family="paragraph" style:parent-style-name="Standard">
      <style:text-properties fo:color="#3f0080" officeooo:rsid="0000a064" officeooo:paragraph-rsid="001805b2"/>
    </style:style>
    <style:style style:name="P79" style:family="paragraph" style:parent-style-name="Standard">
      <style:text-properties fo:color="#3f0080" officeooo:rsid="00259d85" officeooo:paragraph-rsid="001805b2"/>
    </style:style>
    <style:style style:name="P80" style:family="paragraph" style:parent-style-name="Standard">
      <style:text-properties fo:color="#3f0080" style:font-name="Liberation Serif1" fo:font-weight="normal" officeooo:rsid="00259d85" officeooo:paragraph-rsid="001805b2" style:font-weight-asian="normal" style:font-weight-complex="normal"/>
    </style:style>
    <style:style style:name="P81" style:family="paragraph" style:parent-style-name="Standard">
      <style:text-properties fo:color="#7f00ff" officeooo:rsid="0000a064" officeooo:paragraph-rsid="001805b2"/>
    </style:style>
    <style:style style:name="P82" style:family="paragraph" style:parent-style-name="Standard">
      <style:text-properties officeooo:rsid="0000a064" officeooo:paragraph-rsid="001805b2" fo:background-color="#2bd22b"/>
    </style:style>
    <style:style style:name="P83" style:family="paragraph" style:parent-style-name="Standard" style:list-style-name="L1">
      <style:text-properties officeooo:rsid="00169533" officeooo:paragraph-rsid="001805b2"/>
    </style:style>
    <style:style style:name="P84" style:family="paragraph" style:parent-style-name="Standard" style:list-style-name="L41">
      <style:text-properties officeooo:rsid="00169533" officeooo:paragraph-rsid="001805b2"/>
    </style:style>
    <style:style style:name="P85" style:family="paragraph" style:parent-style-name="Standard" style:list-style-name="L42">
      <style:text-properties officeooo:rsid="00169533" officeooo:paragraph-rsid="001805b2"/>
    </style:style>
    <style:style style:name="P86" style:family="paragraph" style:parent-style-name="Standard" style:list-style-name="L43">
      <style:text-properties officeooo:rsid="00169533" officeooo:paragraph-rsid="001805b2"/>
    </style:style>
    <style:style style:name="P87" style:family="paragraph" style:parent-style-name="Standard" style:list-style-name="L44">
      <style:text-properties officeooo:rsid="00169533" officeooo:paragraph-rsid="001805b2"/>
    </style:style>
    <style:style style:name="P88" style:family="paragraph" style:parent-style-name="Standard" style:list-style-name="L45">
      <style:text-properties officeooo:rsid="00169533" officeooo:paragraph-rsid="001805b2"/>
    </style:style>
    <style:style style:name="P89" style:family="paragraph" style:parent-style-name="Standard" style:list-style-name="L46">
      <style:text-properties officeooo:rsid="00169533" officeooo:paragraph-rsid="001805b2"/>
    </style:style>
    <style:style style:name="P90" style:family="paragraph" style:parent-style-name="Standard" style:list-style-name="L47">
      <style:text-properties officeooo:rsid="00169533" officeooo:paragraph-rsid="001805b2"/>
    </style:style>
    <style:style style:name="P91" style:family="paragraph" style:parent-style-name="Standard" style:list-style-name="L48">
      <style:text-properties officeooo:rsid="00169533" officeooo:paragraph-rsid="001805b2"/>
    </style:style>
    <style:style style:name="P92" style:family="paragraph" style:parent-style-name="Standard" style:list-style-name="L49">
      <style:text-properties officeooo:rsid="00169533" officeooo:paragraph-rsid="001805b2"/>
    </style:style>
    <style:style style:name="P93" style:family="paragraph" style:parent-style-name="Standard" style:list-style-name="L50">
      <style:text-properties officeooo:rsid="00169533" officeooo:paragraph-rsid="001805b2"/>
    </style:style>
    <style:style style:name="P94" style:family="paragraph" style:parent-style-name="Standard" style:list-style-name="L51">
      <style:text-properties officeooo:rsid="00169533" officeooo:paragraph-rsid="001805b2"/>
    </style:style>
    <style:style style:name="P95" style:family="paragraph" style:parent-style-name="Standard" style:list-style-name="L52">
      <style:text-properties officeooo:rsid="00169533" officeooo:paragraph-rsid="001805b2"/>
    </style:style>
    <style:style style:name="P96" style:family="paragraph" style:parent-style-name="Standard" style:list-style-name="L53">
      <style:text-properties officeooo:rsid="00169533" officeooo:paragraph-rsid="001805b2"/>
    </style:style>
    <style:style style:name="P97" style:family="paragraph" style:parent-style-name="Standard" style:list-style-name="L54">
      <style:text-properties officeooo:rsid="00169533" officeooo:paragraph-rsid="001805b2"/>
    </style:style>
    <style:style style:name="P98" style:family="paragraph" style:parent-style-name="Standard" style:list-style-name="L55">
      <style:text-properties officeooo:rsid="00169533" officeooo:paragraph-rsid="001805b2"/>
    </style:style>
    <style:style style:name="P99" style:family="paragraph" style:parent-style-name="Standard" style:list-style-name="L57">
      <style:text-properties officeooo:rsid="00169533" officeooo:paragraph-rsid="001805b2"/>
    </style:style>
    <style:style style:name="P100" style:family="paragraph" style:parent-style-name="Standard" style:list-style-name="L58">
      <style:text-properties officeooo:rsid="00169533" officeooo:paragraph-rsid="001805b2"/>
    </style:style>
    <style:style style:name="P101" style:family="paragraph" style:parent-style-name="Standard" style:list-style-name="L59">
      <style:text-properties officeooo:rsid="00169533" officeooo:paragraph-rsid="001805b2"/>
    </style:style>
    <style:style style:name="P102" style:family="paragraph" style:parent-style-name="Standard" style:list-style-name="L60">
      <style:text-properties officeooo:rsid="00169533" officeooo:paragraph-rsid="001805b2"/>
    </style:style>
    <style:style style:name="P103" style:family="paragraph" style:parent-style-name="Standard" style:list-style-name="L61">
      <style:text-properties officeooo:rsid="00169533" officeooo:paragraph-rsid="001805b2"/>
    </style:style>
    <style:style style:name="P104" style:family="paragraph" style:parent-style-name="Standard" style:list-style-name="L62">
      <style:text-properties officeooo:rsid="00169533" officeooo:paragraph-rsid="001805b2"/>
    </style:style>
    <style:style style:name="P105" style:family="paragraph" style:parent-style-name="Standard" style:list-style-name="L63">
      <style:text-properties officeooo:rsid="00169533" officeooo:paragraph-rsid="001805b2"/>
    </style:style>
    <style:style style:name="P106" style:family="paragraph" style:parent-style-name="Standard">
      <style:text-properties officeooo:rsid="00169533" officeooo:paragraph-rsid="001805b2"/>
    </style:style>
    <style:style style:name="P107" style:family="paragraph" style:parent-style-name="Standard">
      <style:text-properties fo:font-style="italic" style:text-underline-style="none" fo:font-weight="bold" officeooo:rsid="00169533" officeooo:paragraph-rsid="001805b2" fo:background-color="#ffff00" style:font-style-asian="italic" style:font-weight-asian="bold" style:font-style-complex="italic" style:font-weight-complex="bold"/>
    </style:style>
    <style:style style:name="P108" style:family="paragraph" style:parent-style-name="Standard">
      <style:text-properties fo:font-style="italic" style:text-underline-style="none" fo:font-weight="bold" officeooo:rsid="00169533" officeooo:paragraph-rsid="001805b2" style:font-style-asian="italic" style:font-weight-asian="bold" style:font-style-complex="italic" style:font-weight-complex="bold"/>
    </style:style>
    <style:style style:name="P109" style:family="paragraph" style:parent-style-name="Standard">
      <loext:graphic-properties draw:fill="none"/>
      <style:paragraph-properties fo:background-color="transparent"/>
      <style:text-properties fo:font-style="italic" style:text-underline-style="none" fo:font-weight="bold" officeooo:rsid="00269c22" officeooo:paragraph-rsid="001805b2" style:font-style-asian="italic" style:font-weight-asian="bold" style:font-style-complex="italic" style:font-weight-complex="bold"/>
    </style:style>
    <style:style style:name="P110" style:family="paragraph" style:parent-style-name="Standard">
      <loext:graphic-properties draw:fill="none"/>
      <style:paragraph-properties fo:background-color="transparent"/>
      <style:text-properties fo:font-style="italic" fo:font-weight="bold" officeooo:rsid="00269c22" officeooo:paragraph-rsid="001805b2" fo:background-color="#ffff00" style:font-style-asian="italic" style:font-weight-asian="bold" style:font-style-complex="italic" style:font-weight-complex="bold"/>
    </style:style>
    <style:style style:name="P111" style:family="paragraph" style:parent-style-name="Standard">
      <loext:graphic-properties draw:fill="none"/>
      <style:paragraph-properties fo:background-color="transparent"/>
      <style:text-properties fo:font-style="italic" fo:font-weight="bold" officeooo:rsid="00269c22" officeooo:paragraph-rsid="001805b2" fo:background-color="#00ffff" style:font-style-asian="italic" style:font-weight-asian="bold" style:font-style-complex="italic" style:font-weight-complex="bold"/>
    </style:style>
    <style:style style:name="P112" style:family="paragraph" style:parent-style-name="Standard" style:list-style-name="L64">
      <loext:graphic-properties draw:fill="none"/>
      <style:paragraph-properties fo:background-color="transparent"/>
      <style:text-properties officeooo:rsid="00211774" officeooo:paragraph-rsid="001805b2"/>
    </style:style>
    <style:style style:name="P113" style:family="paragraph" style:parent-style-name="Standard">
      <loext:graphic-properties draw:fill="none"/>
      <style:paragraph-properties fo:background-color="transparent"/>
      <style:text-properties officeooo:rsid="00211774" officeooo:paragraph-rsid="001805b2" fo:background-color="#ffffff"/>
    </style:style>
    <style:style style:name="P114" style:family="paragraph" style:parent-style-name="Standard">
      <loext:graphic-properties draw:fill="none"/>
      <style:paragraph-properties fo:background-color="transparent"/>
      <style:text-properties officeooo:rsid="00235569" officeooo:paragraph-rsid="001805b2" fo:background-color="#ff00ff"/>
    </style:style>
    <style:style style:name="P115" style:family="paragraph" style:parent-style-name="Standard" style:list-style-name="L65">
      <loext:graphic-properties draw:fill="none"/>
      <style:paragraph-properties fo:background-color="transparent"/>
      <style:text-properties officeooo:rsid="00262323" officeooo:paragraph-rsid="001805b2"/>
    </style:style>
    <style:style style:name="P116" style:family="paragraph" style:parent-style-name="Standard" style:list-style-name="L66">
      <loext:graphic-properties draw:fill="none"/>
      <style:paragraph-properties fo:background-color="transparent"/>
      <style:text-properties officeooo:rsid="00262323" officeooo:paragraph-rsid="001805b2"/>
    </style:style>
    <style:style style:name="P117" style:family="paragraph" style:parent-style-name="Standard" style:list-style-name="L67">
      <loext:graphic-properties draw:fill="none"/>
      <style:paragraph-properties fo:background-color="transparent"/>
      <style:text-properties officeooo:rsid="00262323" officeooo:paragraph-rsid="001805b2"/>
    </style:style>
    <style:style style:name="P118" style:family="paragraph" style:parent-style-name="Standard">
      <loext:graphic-properties draw:fill="none"/>
      <style:paragraph-properties fo:background-color="transparent"/>
      <style:text-properties officeooo:rsid="00262323" officeooo:paragraph-rsid="001805b2"/>
    </style:style>
    <style:style style:name="P119" style:family="paragraph" style:parent-style-name="Standard" style:list-style-name="L68">
      <loext:graphic-properties draw:fill="none"/>
      <style:paragraph-properties fo:background-color="transparent"/>
      <style:text-properties officeooo:rsid="00269c22" officeooo:paragraph-rsid="001805b2"/>
    </style:style>
    <style:style style:name="P120" style:family="paragraph" style:parent-style-name="Standard">
      <loext:graphic-properties draw:fill="none"/>
      <style:paragraph-properties fo:background-color="transparent"/>
      <style:text-properties officeooo:rsid="00269c22" officeooo:paragraph-rsid="001805b2"/>
    </style:style>
    <style:style style:name="P121" style:family="paragraph" style:parent-style-name="Standard" style:list-style-name="L70">
      <loext:graphic-properties draw:fill="none"/>
      <style:paragraph-properties fo:background-color="transparent"/>
      <style:text-properties fo:font-style="normal" style:text-underline-style="none" fo:font-weight="normal" officeooo:rsid="00269c22" officeooo:paragraph-rsid="001805b2" fo:background-color="#00ffff" style:font-style-asian="normal" style:font-weight-asian="normal" style:font-style-complex="normal" style:font-weight-complex="normal"/>
    </style:style>
    <style:style style:name="P122" style:family="paragraph" style:parent-style-name="Standard" style:list-style-name="L70">
      <loext:graphic-properties draw:fill="none"/>
      <style:paragraph-properties fo:background-color="transparent"/>
      <style:text-properties fo:font-style="normal" style:text-underline-style="none" fo:font-weight="normal" officeooo:rsid="0027b028" officeooo:paragraph-rsid="001805b2" fo:background-color="#00ffff" style:font-style-asian="normal" style:font-weight-asian="normal" style:font-style-complex="normal" style:font-weight-complex="normal"/>
    </style:style>
    <style:style style:name="P123" style:family="paragraph" style:parent-style-name="Standard">
      <loext:graphic-properties draw:fill="none"/>
      <style:paragraph-properties fo:background-color="transparent"/>
      <style:text-properties fo:font-style="normal" style:text-underline-style="none" fo:font-weight="normal" officeooo:rsid="0027b028" officeooo:paragraph-rsid="001805b2" fo:background-color="#ff0000" style:font-style-asian="normal" style:font-weight-asian="normal" style:font-style-complex="normal" style:font-weight-complex="normal"/>
    </style:style>
    <style:style style:name="P124" style:family="paragraph" style:parent-style-name="Standard">
      <loext:graphic-properties draw:fill="none"/>
      <style:paragraph-properties fo:background-color="transparent"/>
      <style:text-properties fo:font-style="normal" style:text-underline-style="none" fo:font-weight="normal" officeooo:rsid="0029d18c" officeooo:paragraph-rsid="001805b2" fo:background-color="#00ff00" style:font-style-asian="normal" style:font-weight-asian="normal" style:font-style-complex="normal" style:font-weight-complex="normal"/>
    </style:style>
    <style:style style:name="P125" style:family="paragraph" style:parent-style-name="Standard">
      <loext:graphic-properties draw:fill="none"/>
      <style:paragraph-properties fo:background-color="transparent"/>
      <style:text-properties fo:font-style="normal" style:text-underline-style="solid" style:text-underline-width="auto" style:text-underline-color="font-color" fo:font-weight="bold" officeooo:rsid="0034414c" officeooo:paragraph-rsid="001805b2" fo:background-color="#00ffff" style:font-style-asian="normal" style:font-weight-asian="bold" style:font-style-complex="normal" style:font-weight-complex="bold"/>
    </style:style>
    <style:style style:name="P126" style:family="paragraph" style:parent-style-name="Standard">
      <loext:graphic-properties draw:fill="none"/>
      <style:paragraph-properties fo:background-color="transparent"/>
      <style:text-properties officeooo:rsid="0029d18c" officeooo:paragraph-rsid="001805b2"/>
    </style:style>
    <style:style style:name="P127" style:family="paragraph" style:parent-style-name="Standard">
      <loext:graphic-properties draw:fill="none"/>
      <style:paragraph-properties fo:background-color="transparent"/>
      <style:text-properties style:text-underline-style="solid" style:text-underline-width="auto" style:text-underline-color="font-color" fo:font-weight="bold" officeooo:rsid="002b4be9" officeooo:paragraph-rsid="001805b2" fo:background-color="#ff0000" style:font-weight-asian="bold" style:font-weight-complex="bold"/>
    </style:style>
    <style:style style:name="P128" style:family="paragraph" style:parent-style-name="Standard" style:list-style-name="L71">
      <loext:graphic-properties draw:fill="none"/>
      <style:paragraph-properties fo:background-color="transparent"/>
      <style:text-properties officeooo:rsid="002b4be9" officeooo:paragraph-rsid="001805b2"/>
    </style:style>
    <style:style style:name="P129" style:family="paragraph" style:parent-style-name="Standard">
      <loext:graphic-properties draw:fill="none"/>
      <style:paragraph-properties fo:background-color="transparent"/>
      <style:text-properties officeooo:rsid="002b4be9" officeooo:paragraph-rsid="001805b2"/>
    </style:style>
    <style:style style:name="P130" style:family="paragraph" style:parent-style-name="Standard" style:list-style-name="L72">
      <loext:graphic-properties draw:fill="none"/>
      <style:paragraph-properties fo:background-color="transparent"/>
      <style:text-properties officeooo:rsid="00305c07" officeooo:paragraph-rsid="001805b2"/>
    </style:style>
    <style:style style:name="P131" style:family="paragraph" style:parent-style-name="Standard">
      <loext:graphic-properties draw:fill="none"/>
      <style:paragraph-properties fo:background-color="transparent"/>
      <style:text-properties officeooo:rsid="00305c07" officeooo:paragraph-rsid="001805b2"/>
    </style:style>
    <style:style style:name="P132" style:family="paragraph" style:parent-style-name="Standard">
      <loext:graphic-properties draw:fill="none"/>
      <style:paragraph-properties fo:background-color="transparent"/>
      <style:text-properties fo:font-size="10pt" officeooo:rsid="003240a6" officeooo:paragraph-rsid="001805b2" fo:background-color="#00ffff" style:font-size-asian="10pt" style:font-size-complex="10pt"/>
    </style:style>
    <style:style style:name="P133" style:family="paragraph" style:parent-style-name="Standard">
      <loext:graphic-properties draw:fill="none"/>
      <style:paragraph-properties fo:background-color="transparent"/>
      <style:text-properties officeooo:rsid="00325cef" officeooo:paragraph-rsid="001805b2"/>
    </style:style>
    <style:style style:name="P134" style:family="paragraph" style:parent-style-name="Standard">
      <loext:graphic-properties draw:fill="none"/>
      <style:paragraph-properties fo:background-color="transparent"/>
      <style:text-properties officeooo:rsid="00325d13" officeooo:paragraph-rsid="001805b2" fo:background-color="#007fff"/>
    </style:style>
    <style:style style:name="P135" style:family="paragraph" style:parent-style-name="Standard">
      <loext:graphic-properties draw:fill="none"/>
      <style:paragraph-properties fo:background-color="transparent"/>
      <style:text-properties officeooo:rsid="00325d13" officeooo:paragraph-rsid="001805b2"/>
    </style:style>
    <style:style style:name="P136" style:family="paragraph" style:parent-style-name="Standard">
      <loext:graphic-properties draw:fill="none"/>
      <style:paragraph-properties fo:background-color="transparent"/>
      <style:text-properties officeooo:rsid="0034414c" officeooo:paragraph-rsid="001805b2"/>
    </style:style>
    <style:style style:name="P137" style:family="paragraph" style:parent-style-name="Standard">
      <loext:graphic-properties draw:fill="none"/>
      <style:paragraph-properties fo:background-color="transparent"/>
      <style:text-properties officeooo:rsid="0035c015" officeooo:paragraph-rsid="001805b2"/>
    </style:style>
    <style:style style:name="P138" style:family="paragraph" style:parent-style-name="Standard">
      <loext:graphic-properties draw:fill="none"/>
      <style:paragraph-properties fo:background-color="transparent"/>
      <style:text-properties fo:color="#ff007f" style:text-underline-style="solid" style:text-underline-width="auto" style:text-underline-color="font-color" fo:font-weight="bold" officeooo:rsid="0038021b" officeooo:paragraph-rsid="001805b2" style:font-weight-asian="bold" style:font-weight-complex="bold"/>
    </style:style>
    <style:style style:name="P139" style:family="paragraph" style:parent-style-name="Standard" style:list-style-name="L74">
      <loext:graphic-properties draw:fill="none"/>
      <style:paragraph-properties fo:background-color="transparent"/>
      <style:text-properties officeooo:rsid="0038021b" officeooo:paragraph-rsid="001805b2"/>
    </style:style>
    <style:style style:name="P140" style:family="paragraph" style:parent-style-name="Standard">
      <loext:graphic-properties draw:fill="none"/>
      <style:paragraph-properties fo:background-color="transparent"/>
      <style:text-properties fo:color="#000000" fo:font-weight="normal" officeooo:rsid="0038021b" officeooo:paragraph-rsid="001805b2" style:font-weight-asian="normal" style:font-weight-complex="normal"/>
    </style:style>
    <style:style style:name="P141" style:family="paragraph" style:parent-style-name="Standard">
      <loext:graphic-properties draw:fill="none"/>
      <style:paragraph-properties fo:background-color="transparent"/>
      <style:text-properties fo:color="#000000" fo:font-weight="normal" officeooo:rsid="003b2f03" officeooo:paragraph-rsid="001805b2" style:font-weight-asian="normal" style:font-weight-complex="normal"/>
    </style:style>
    <style:style style:name="P142" style:family="paragraph" style:parent-style-name="Standard">
      <loext:graphic-properties draw:fill="none"/>
      <style:paragraph-properties fo:background-color="transparent"/>
      <style:text-properties fo:color="#000000" fo:font-weight="normal" officeooo:rsid="003ce602" officeooo:paragraph-rsid="001805b2" style:font-weight-asian="normal" style:font-weight-complex="normal"/>
    </style:style>
    <style:style style:name="P143" style:family="paragraph" style:parent-style-name="Standard">
      <loext:graphic-properties draw:fill="none"/>
      <style:paragraph-properties fo:background-color="transparent"/>
      <style:text-properties fo:color="#000000" fo:font-weight="normal" officeooo:rsid="003f0d51" officeooo:paragraph-rsid="001805b2" style:font-weight-asian="normal" style:font-weight-complex="normal"/>
    </style:style>
    <style:style style:name="P144" style:family="paragraph" style:parent-style-name="Standard">
      <loext:graphic-properties draw:fill="none"/>
      <style:paragraph-properties fo:background-color="transparent"/>
      <style:text-properties fo:color="#000000" fo:font-weight="normal" officeooo:rsid="0040b3d7" officeooo:paragraph-rsid="001805b2" fo:background-color="#2bd0d2" style:font-weight-asian="normal" style:font-weight-complex="normal"/>
    </style:style>
    <style:style style:name="P145" style:family="paragraph" style:parent-style-name="Standard">
      <loext:graphic-properties draw:fill="none"/>
      <style:paragraph-properties fo:background-color="transparent"/>
      <style:text-properties fo:color="#000000" officeooo:rsid="003f0d51" officeooo:paragraph-rsid="001805b2"/>
    </style:style>
    <style:style style:name="P146" style:family="paragraph" style:parent-style-name="Standard">
      <loext:graphic-properties draw:fill="none"/>
      <style:paragraph-properties fo:background-color="transparent"/>
      <style:text-properties fo:color="#000000" officeooo:rsid="0040b3d7" officeooo:paragraph-rsid="001805b2"/>
    </style:style>
    <style:style style:name="P147" style:family="paragraph" style:parent-style-name="Standard">
      <style:text-properties fo:color="#000000" style:font-name="Liberation Serif1" fo:font-weight="normal" officeooo:rsid="003457e5" officeooo:paragraph-rsid="001805b2" style:font-weight-asian="normal" style:font-weight-complex="normal"/>
    </style:style>
    <style:style style:name="P148" style:family="paragraph" style:parent-style-name="Standard">
      <loext:graphic-properties draw:fill="none"/>
      <style:paragraph-properties fo:background-color="transparent"/>
      <style:text-properties officeooo:rsid="003b2f03" officeooo:paragraph-rsid="001805b2"/>
    </style:style>
    <style:style style:name="P149" style:family="paragraph" style:parent-style-name="Standard">
      <loext:graphic-properties draw:fill="none"/>
      <style:paragraph-properties fo:background-color="transparent"/>
      <style:text-properties officeooo:rsid="003ce602" officeooo:paragraph-rsid="001805b2"/>
    </style:style>
    <style:style style:name="P150" style:family="paragraph" style:parent-style-name="Standard">
      <loext:graphic-properties draw:fill="none"/>
      <style:paragraph-properties fo:background-color="transparent"/>
      <style:text-properties fo:font-variant="normal" fo:text-transform="none" fo:color="#222222" style:font-name="Open Sans1" fo:font-size="10.5pt" fo:letter-spacing="normal" fo:font-style="normal" fo:font-weight="normal" officeooo:rsid="00447f21" officeooo:paragraph-rsid="001805b2"/>
    </style:style>
    <style:style style:name="P151" style:family="paragraph" style:parent-style-name="Standard">
      <style:text-properties fo:font-variant="normal" fo:text-transform="none" fo:color="#222222" style:font-name="Open Sans1" fo:font-size="10.5pt" fo:letter-spacing="normal" fo:font-style="normal" fo:font-weight="normal" officeooo:rsid="001aa1bf" officeooo:paragraph-rsid="001805b2" style:font-weight-asian="normal" style:font-weight-complex="normal"/>
    </style:style>
    <style:style style:name="P152" style:family="paragraph" style:parent-style-name="Standard" style:list-style-name="L72">
      <loext:graphic-properties draw:fill="none"/>
      <style:paragraph-properties fo:background-color="transparent"/>
      <style:text-properties officeooo:paragraph-rsid="001805b2"/>
    </style:style>
    <style:style style:name="P153" style:family="paragraph" style:parent-style-name="Standard" style:list-style-name="L73">
      <loext:graphic-properties draw:fill="none"/>
      <style:paragraph-properties fo:background-color="transparent"/>
      <style:text-properties officeooo:paragraph-rsid="001805b2"/>
    </style:style>
    <style:style style:name="P154" style:family="paragraph" style:parent-style-name="Standard" style:list-style-name="L75">
      <loext:graphic-properties draw:fill="none"/>
      <style:paragraph-properties fo:background-color="transparent"/>
      <style:text-properties officeooo:paragraph-rsid="001805b2"/>
    </style:style>
    <style:style style:name="P155" style:family="paragraph" style:parent-style-name="Standard">
      <style:text-properties officeooo:paragraph-rsid="001805b2"/>
    </style:style>
    <style:style style:name="P156" style:family="paragraph" style:parent-style-name="Standard">
      <loext:graphic-properties draw:fill="none"/>
      <style:paragraph-properties fo:background-color="transparent"/>
      <style:text-properties officeooo:paragraph-rsid="001805b2"/>
    </style:style>
    <style:style style:name="P157" style:family="paragraph" style:parent-style-name="Standard">
      <style:text-properties fo:font-weight="normal" officeooo:rsid="0015c37f" officeooo:paragraph-rsid="001805b2" style:font-weight-asian="normal" style:font-weight-complex="normal"/>
    </style:style>
    <style:style style:name="P158" style:family="paragraph" style:parent-style-name="Standard">
      <style:text-properties fo:font-weight="normal" officeooo:rsid="00184ef1" officeooo:paragraph-rsid="001805b2" style:font-weight-asian="normal" style:font-weight-complex="normal"/>
    </style:style>
    <style:style style:name="P159" style:family="paragraph" style:parent-style-name="Standard">
      <style:text-properties fo:font-weight="normal" officeooo:rsid="001aa1bf" officeooo:paragraph-rsid="001805b2" style:font-weight-asian="normal" style:font-weight-complex="normal"/>
    </style:style>
    <style:style style:name="P160" style:family="paragraph" style:parent-style-name="Standard">
      <style:text-properties fo:font-weight="normal" officeooo:rsid="001c3076" officeooo:paragraph-rsid="001805b2" style:font-weight-asian="normal" style:font-weight-complex="normal"/>
    </style:style>
    <style:style style:name="P161" style:family="paragraph" style:parent-style-name="Standard">
      <style:text-properties fo:font-weight="normal" officeooo:rsid="001ba4a2" officeooo:paragraph-rsid="001805b2" style:font-weight-asian="normal" style:font-weight-complex="normal"/>
    </style:style>
    <style:style style:name="P162" style:family="paragraph" style:parent-style-name="Standard">
      <style:text-properties fo:font-weight="normal" officeooo:rsid="001ce75f" officeooo:paragraph-rsid="001805b2" fo:background-color="#00a800" style:font-weight-asian="normal" style:font-weight-complex="normal"/>
    </style:style>
    <style:style style:name="P163" style:family="paragraph" style:parent-style-name="Standard">
      <style:text-properties officeooo:rsid="00184ef1" officeooo:paragraph-rsid="001805b2"/>
    </style:style>
    <style:style style:name="P164" style:family="paragraph" style:parent-style-name="Standard">
      <style:text-properties officeooo:rsid="00196fa9" officeooo:paragraph-rsid="001805b2"/>
    </style:style>
    <style:style style:name="P165" style:family="paragraph" style:parent-style-name="Standard">
      <style:text-properties officeooo:rsid="001ba4a2" officeooo:paragraph-rsid="001805b2"/>
    </style:style>
    <style:style style:name="P166" style:family="paragraph" style:parent-style-name="Standard">
      <style:text-properties officeooo:rsid="001d6bae" officeooo:paragraph-rsid="001805b2"/>
    </style:style>
    <style:style style:name="P167" style:family="paragraph" style:parent-style-name="Standard">
      <style:text-properties fo:color="#800000" style:text-position="0% 100%" fo:font-weight="normal" officeooo:rsid="001ec25d" officeooo:paragraph-rsid="001805b2" style:font-weight-asian="normal" style:font-weight-complex="normal"/>
    </style:style>
    <style:style style:name="P168" style:family="paragraph" style:parent-style-name="Standard">
      <style:text-properties fo:color="#800000" officeooo:rsid="0020f420" officeooo:paragraph-rsid="001805b2"/>
    </style:style>
    <style:style style:name="P169" style:family="paragraph" style:parent-style-name="Standard">
      <style:text-properties fo:color="#800000" officeooo:paragraph-rsid="001805b2"/>
    </style:style>
    <style:style style:name="P170" style:family="paragraph" style:parent-style-name="Standard">
      <style:text-properties style:font-name="Liberation Serif1" fo:font-weight="normal" officeooo:rsid="001ce75f" officeooo:paragraph-rsid="001805b2" style:font-weight-asian="normal" style:font-weight-complex="normal"/>
    </style:style>
    <style:style style:name="P171" style:family="paragraph" style:parent-style-name="Standard">
      <style:text-properties style:font-name="Liberation Serif1" fo:font-weight="normal" officeooo:rsid="00259d85" officeooo:paragraph-rsid="001805b2" style:font-weight-asian="normal" style:font-weight-complex="normal"/>
    </style:style>
    <style:style style:name="P172" style:family="paragraph" style:parent-style-name="Standard">
      <style:text-properties style:font-name="Liberation Serif1" fo:font-weight="normal" officeooo:rsid="0025d4b2" officeooo:paragraph-rsid="001805b2" style:font-weight-asian="normal" style:font-weight-complex="normal"/>
    </style:style>
    <style:style style:name="P173" style:family="paragraph" style:parent-style-name="Standard">
      <style:text-properties style:font-name="Liberation Serif1" fo:font-weight="normal" officeooo:rsid="0027cb15" officeooo:paragraph-rsid="001805b2" style:font-weight-asian="normal" style:font-weight-complex="normal"/>
    </style:style>
    <style:style style:name="P174" style:family="paragraph" style:parent-style-name="Standard">
      <style:text-properties style:font-name="Liberation Serif1" fo:font-weight="normal" officeooo:rsid="002a1a83" officeooo:paragraph-rsid="001805b2" style:font-weight-asian="normal" style:font-weight-complex="normal"/>
    </style:style>
    <style:style style:name="P175" style:family="paragraph" style:parent-style-name="Standard">
      <style:text-properties style:font-name="Liberation Serif1" fo:font-weight="normal" officeooo:rsid="0031bff0" officeooo:paragraph-rsid="001805b2" style:font-weight-asian="normal" style:font-weight-complex="normal"/>
    </style:style>
    <style:style style:name="P176" style:family="paragraph" style:parent-style-name="Standard">
      <style:text-properties style:font-name="Liberation Serif1" fo:font-weight="normal" officeooo:rsid="002e6c55" officeooo:paragraph-rsid="001805b2" style:font-weight-asian="normal" style:font-weight-complex="normal"/>
    </style:style>
    <style:style style:name="P177" style:family="paragraph" style:parent-style-name="Standard">
      <style:text-properties officeooo:rsid="00259d85" officeooo:paragraph-rsid="001805b2"/>
    </style:style>
    <style:style style:name="P178" style:family="paragraph" style:parent-style-name="Standard">
      <style:text-properties officeooo:rsid="00329ac5" officeooo:paragraph-rsid="001805b2"/>
    </style:style>
    <style:style style:name="P179" style:family="paragraph" style:parent-style-name="Standard">
      <style:text-properties officeooo:rsid="0027cb15" officeooo:paragraph-rsid="001805b2"/>
    </style:style>
    <style:style style:name="P180" style:family="paragraph" style:parent-style-name="Standard">
      <style:text-properties officeooo:rsid="002a1a83" officeooo:paragraph-rsid="001805b2"/>
    </style:style>
    <style:style style:name="P181" style:family="paragraph" style:parent-style-name="Standard">
      <style:text-properties fo:color="#803f00" style:font-name="Liberation Serif1" fo:font-weight="normal" officeooo:rsid="002cdb90" officeooo:paragraph-rsid="001805b2" style:font-weight-asian="normal" style:font-weight-complex="normal"/>
    </style:style>
    <style:style style:name="P182" style:family="paragraph" style:parent-style-name="Standard">
      <style:text-properties fo:color="#803f00" style:font-name="Liberation Serif1" fo:font-weight="normal" officeooo:rsid="002e6c55" officeooo:paragraph-rsid="001805b2" style:font-weight-asian="normal" style:font-weight-complex="normal"/>
    </style:style>
    <style:style style:name="P183" style:family="paragraph" style:parent-style-name="Standard">
      <style:text-properties fo:color="#803f00" style:font-name="Liberation Serif1" fo:font-weight="normal" officeooo:rsid="002e6c55" officeooo:paragraph-rsid="001805b2" style:font-name-asian="SimSun" style:font-weight-asian="normal" style:font-name-complex="Lucida Sans" style:font-weight-complex="normal"/>
    </style:style>
    <style:style style:name="P184" style:family="paragraph" style:parent-style-name="Standard">
      <style:text-properties fo:color="#803f00" officeooo:rsid="002cdb90" officeooo:paragraph-rsid="001805b2"/>
    </style:style>
    <style:style style:name="P185" style:family="paragraph" style:parent-style-name="Standard">
      <style:text-properties fo:color="#803f00" officeooo:rsid="002a1a83" officeooo:paragraph-rsid="001805b2"/>
    </style:style>
    <style:style style:name="P186" style:family="paragraph" style:parent-style-name="Standard">
      <style:text-properties fo:color="#0000a8" officeooo:rsid="002e6c55" officeooo:paragraph-rsid="001805b2"/>
    </style:style>
    <style:style style:name="P187" style:family="paragraph" style:parent-style-name="Standard">
      <style:text-properties officeooo:rsid="0034654a" officeooo:paragraph-rsid="001805b2"/>
    </style:style>
    <style:style style:name="P188" style:family="paragraph" style:parent-style-name="Standard">
      <style:text-properties officeooo:rsid="0035769d" officeooo:paragraph-rsid="001805b2"/>
    </style:style>
    <style:style style:name="P189" style:family="paragraph" style:parent-style-name="Standard">
      <style:text-properties style:text-position="0% 100%" officeooo:rsid="0035769d" officeooo:paragraph-rsid="001805b2"/>
    </style:style>
    <style:style style:name="P190" style:family="paragraph" style:parent-style-name="Standard">
      <style:text-properties style:text-position="0% 100%" officeooo:rsid="00367642" officeooo:paragraph-rsid="001805b2"/>
    </style:style>
    <style:style style:name="P191" style:family="paragraph" style:parent-style-name="Standard">
      <style:text-properties style:text-position="0% 100%" officeooo:rsid="0037e957" officeooo:paragraph-rsid="001805b2"/>
    </style:style>
    <style:style style:name="P192" style:family="paragraph" style:parent-style-name="Standard">
      <style:text-properties style:text-position="0% 100%" officeooo:rsid="003afb4e" officeooo:paragraph-rsid="001805b2"/>
    </style:style>
    <style:style style:name="P193" style:family="paragraph" style:parent-style-name="Standard">
      <style:text-properties style:text-position="0% 100%" officeooo:rsid="003c6442" officeooo:paragraph-rsid="001805b2"/>
    </style:style>
    <style:style style:name="P194" style:family="paragraph" style:parent-style-name="Standard">
      <style:text-properties officeooo:rsid="0037e957" officeooo:paragraph-rsid="001805b2"/>
    </style:style>
    <style:style style:name="P195" style:family="paragraph" style:parent-style-name="Standard">
      <style:text-properties officeooo:rsid="003afb4e" officeooo:paragraph-rsid="001805b2"/>
    </style:style>
    <style:style style:name="P196" style:family="paragraph" style:parent-style-name="Standard">
      <loext:graphic-properties draw:fill="none"/>
      <style:paragraph-properties fo:margin-left="0cm" fo:margin-right="0cm" fo:text-indent="0cm" style:auto-text-indent="false" fo:background-color="transparent"/>
      <style:text-properties fo:font-weight="bold" officeooo:rsid="00169533" officeooo:paragraph-rsid="001805b2" fo:background-color="#00ff00" style:font-weight-asian="bold" style:font-weight-complex="bold"/>
    </style:style>
    <style:style style:name="P197"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weight="bold" officeooo:rsid="00169533" officeooo:paragraph-rsid="001805b2" fo:background-color="#00ff00" style:font-weight-asian="bold" style:font-weight-complex="bold"/>
    </style:style>
    <style:style style:name="P198" style:family="paragraph" style:parent-style-name="Standard">
      <loext:graphic-properties draw:fill="none"/>
      <style:paragraph-properties style:line-height-at-least="0.019cm" fo:background-color="transparent" style:shadow="none" style:writing-mode="page"/>
      <style:text-properties officeooo:rsid="0046ff06" officeooo:paragraph-rsid="001805b2"/>
    </style:style>
    <style:style style:name="P199" style:family="paragraph" style:parent-style-name="Standard">
      <loext:graphic-properties draw:fill="none"/>
      <style:paragraph-properties style:line-height-at-least="0.019cm" fo:background-color="transparent" style:shadow="none" style:writing-mode="page"/>
      <style:text-properties fo:font-variant="normal" fo:text-transform="none" fo:color="#222222" style:font-name="Open Sans1" fo:font-size="10.5pt" fo:letter-spacing="normal" fo:font-style="normal" fo:font-weight="normal" officeooo:rsid="0046ff06" officeooo:paragraph-rsid="001805b2"/>
    </style:style>
    <style:style style:name="P200" style:family="paragraph" style:parent-style-name="Standard" style:list-style-name="L76">
      <loext:graphic-properties draw:fill="none"/>
      <style:paragraph-properties style:line-height-at-least="0.019cm" fo:background-color="transparent" style:shadow="none" style:writing-mode="page"/>
      <style:text-properties fo:font-variant="normal" fo:text-transform="none" fo:color="#222222" style:font-name="Open Sans1" fo:font-size="10.5pt" fo:letter-spacing="normal" fo:font-style="normal" fo:font-weight="normal" officeooo:rsid="004a48c8" officeooo:paragraph-rsid="001805b2"/>
    </style:style>
    <style:style style:name="P201" style:family="paragraph" style:parent-style-name="Standard">
      <loext:graphic-properties draw:fill="none"/>
      <style:paragraph-properties style:line-height-at-least="0.019cm" fo:background-color="transparent" style:shadow="none" style:writing-mode="page"/>
      <style:text-properties fo:font-variant="normal" fo:text-transform="none" fo:color="#222222" style:font-name="Open Sans1" fo:font-size="10.5pt" fo:letter-spacing="normal" fo:font-style="normal" fo:font-weight="normal" officeooo:rsid="004a48c8" officeooo:paragraph-rsid="001805b2"/>
    </style:style>
    <style:style style:name="P202" style:family="paragraph" style:parent-style-name="Standard">
      <loext:graphic-properties draw:fill="none"/>
      <style:paragraph-properties style:line-height-at-least="0.019cm" fo:background-color="transparent" style:shadow="none" style:writing-mode="page"/>
      <style:text-properties fo:font-variant="normal" fo:text-transform="none" fo:color="#ff0000" style:font-name="Open Sans1" fo:font-size="10.5pt" fo:letter-spacing="normal" fo:font-style="normal" fo:font-weight="bold" officeooo:rsid="004a48c8" officeooo:paragraph-rsid="001805b2" fo:background-color="#ffff00" style:font-weight-asian="bold" style:font-weight-complex="bold"/>
    </style:style>
    <style:style style:name="P203" style:family="paragraph" style:parent-style-name="Standard">
      <loext:graphic-properties draw:fill="none"/>
      <style:paragraph-properties style:line-height-at-least="0.019cm" fo:background-color="transparent" style:shadow="none" style:writing-mode="page"/>
      <style:text-properties fo:font-variant="normal" fo:text-transform="none" fo:color="#0000ff" style:font-name="Open Sans1" fo:font-size="10.5pt" fo:letter-spacing="normal" fo:font-style="normal" fo:font-weight="normal" officeooo:rsid="004a48c8" officeooo:paragraph-rsid="001805b2"/>
    </style:style>
    <style:style style:name="P204" style:family="paragraph" style:parent-style-name="Standard">
      <loext:graphic-properties draw:fill="none"/>
      <style:paragraph-properties style:line-height-at-least="0.019cm" fo:background-color="transparent" style:shadow="none" style:writing-mode="page"/>
      <style:text-properties officeooo:rsid="004a48c8" officeooo:paragraph-rsid="001805b2"/>
    </style:style>
    <style:style style:name="P205" style:family="paragraph" style:parent-style-name="Standard" style:list-style-name="L77">
      <loext:graphic-properties draw:fill="none"/>
      <style:paragraph-properties fo:background-color="transparent" style:writing-mode="page"/>
      <style:text-properties officeooo:rsid="004a48c8" officeooo:paragraph-rsid="001805b2"/>
    </style:style>
    <style:style style:name="P206" style:family="paragraph" style:parent-style-name="Standard" style:list-style-name="L78">
      <loext:graphic-properties draw:fill="none"/>
      <style:paragraph-properties fo:background-color="transparent" style:writing-mode="page"/>
      <style:text-properties officeooo:rsid="004a48c8" officeooo:paragraph-rsid="001805b2"/>
    </style:style>
    <style:style style:name="P207" style:family="paragraph" style:parent-style-name="Standard">
      <loext:graphic-properties draw:fill="none"/>
      <style:paragraph-properties fo:background-color="transparent" style:writing-mode="page"/>
      <style:text-properties officeooo:rsid="004a48c8" officeooo:paragraph-rsid="001805b2"/>
    </style:style>
    <style:style style:name="P208" style:family="paragraph" style:parent-style-name="Standard">
      <loext:graphic-properties draw:fill="none"/>
      <style:paragraph-properties fo:background-color="transparent" style:writing-mode="page"/>
      <style:text-properties officeooo:rsid="004b24f6" officeooo:paragraph-rsid="001805b2"/>
    </style:style>
    <style:style style:name="P209" style:family="paragraph" style:parent-style-name="Standard">
      <loext:graphic-properties draw:fill="none"/>
      <style:paragraph-properties fo:background-color="transparent" style:writing-mode="page"/>
      <style:text-properties officeooo:rsid="004b8161" officeooo:paragraph-rsid="001805b2"/>
    </style:style>
    <style:style style:name="P210" style:family="paragraph" style:parent-style-name="Standard">
      <loext:graphic-properties draw:fill="none"/>
      <style:paragraph-properties fo:background-color="transparent" style:writing-mode="page"/>
      <style:text-properties fo:font-size="10pt" officeooo:rsid="004b8161" officeooo:paragraph-rsid="001805b2" style:font-size-asian="10pt" style:font-size-complex="10pt"/>
    </style:style>
    <style:style style:name="P211" style:family="paragraph" style:parent-style-name="Standard">
      <loext:graphic-properties draw:fill="none"/>
      <style:paragraph-properties fo:background-color="transparent" style:writing-mode="page"/>
      <style:text-properties fo:color="#000000" fo:font-size="10pt" officeooo:rsid="004b8161" officeooo:paragraph-rsid="001805b2" style:font-size-asian="10pt" style:font-size-complex="10pt"/>
    </style:style>
    <style:style style:name="P212" style:family="paragraph" style:parent-style-name="Standard">
      <loext:graphic-properties draw:fill="none"/>
      <style:paragraph-properties fo:background-color="transparent" style:writing-mode="page"/>
      <style:text-properties fo:color="#000000" fo:font-size="12pt" officeooo:rsid="004b8161" officeooo:paragraph-rsid="001805b2" style:font-size-asian="10.5pt" style:font-size-complex="12pt"/>
    </style:style>
    <style:style style:name="P213" style:family="paragraph" style:parent-style-name="Standard">
      <loext:graphic-properties draw:fill="none"/>
      <style:paragraph-properties fo:background-color="transparent" style:writing-mode="page"/>
      <style:text-properties officeooo:rsid="004beb2d" officeooo:paragraph-rsid="001805b2"/>
    </style:style>
    <style:style style:name="P214" style:family="paragraph" style:parent-style-name="Standard">
      <loext:graphic-properties draw:fill="none"/>
      <style:paragraph-properties fo:background-color="transparent" style:writing-mode="page"/>
      <style:text-properties fo:color="#ff0000" officeooo:rsid="004beb2d" officeooo:paragraph-rsid="001805b2"/>
    </style:style>
    <style:style style:name="P215" style:family="paragraph" style:parent-style-name="Standard">
      <loext:graphic-properties draw:fill="none"/>
      <style:paragraph-properties fo:background-color="transparent" style:writing-mode="page"/>
      <style:text-properties fo:color="#ff0000" officeooo:rsid="00513b4f" officeooo:paragraph-rsid="001805b2"/>
    </style:style>
    <style:style style:name="P216" style:family="paragraph" style:parent-style-name="Standard">
      <loext:graphic-properties draw:fill="none"/>
      <style:paragraph-properties fo:background-color="transparent" style:writing-mode="page"/>
      <style:text-properties fo:color="#00a800" fo:font-weight="bold" officeooo:rsid="004c4fc7" officeooo:paragraph-rsid="001805b2" style:font-weight-asian="bold" style:font-weight-complex="bold"/>
    </style:style>
    <style:style style:name="P217" style:family="paragraph" style:parent-style-name="Standard">
      <loext:graphic-properties draw:fill="none"/>
      <style:paragraph-properties fo:background-color="transparent" style:writing-mode="page"/>
      <style:text-properties fo:color="#00a800" officeooo:rsid="004deec9" officeooo:paragraph-rsid="001805b2"/>
    </style:style>
    <style:style style:name="P218" style:family="paragraph" style:parent-style-name="Standard">
      <loext:graphic-properties draw:fill="none"/>
      <style:paragraph-properties fo:background-color="transparent" style:writing-mode="page"/>
      <style:text-properties fo:color="#00a800" officeooo:rsid="004edf45" officeooo:paragraph-rsid="001805b2"/>
    </style:style>
    <style:style style:name="P219" style:family="paragraph" style:parent-style-name="Standard">
      <loext:graphic-properties draw:fill="none"/>
      <style:paragraph-properties fo:background-color="transparent" style:writing-mode="page"/>
      <style:text-properties fo:font-weight="bold" officeooo:rsid="004c4fc7" officeooo:paragraph-rsid="001805b2" style:font-weight-asian="bold" style:font-weight-complex="bold"/>
    </style:style>
    <style:style style:name="P220" style:family="paragraph" style:parent-style-name="Standard" style:list-style-name="L79">
      <loext:graphic-properties draw:fill="none"/>
      <style:paragraph-properties fo:background-color="transparent" style:writing-mode="page"/>
      <style:text-properties officeooo:rsid="004deec9" officeooo:paragraph-rsid="001805b2"/>
    </style:style>
    <style:style style:name="P221" style:family="paragraph" style:parent-style-name="Standard">
      <loext:graphic-properties draw:fill="none"/>
      <style:paragraph-properties fo:background-color="transparent" style:writing-mode="page"/>
      <style:text-properties officeooo:rsid="004deec9" officeooo:paragraph-rsid="001805b2"/>
    </style:style>
    <style:style style:name="P222" style:family="paragraph" style:parent-style-name="Standard">
      <loext:graphic-properties draw:fill="none"/>
      <style:paragraph-properties fo:background-color="transparent" style:writing-mode="page"/>
      <style:text-properties officeooo:rsid="004edf45" officeooo:paragraph-rsid="001805b2"/>
    </style:style>
    <style:style style:name="P223" style:family="paragraph" style:parent-style-name="Standard">
      <loext:graphic-properties draw:fill="none"/>
      <style:paragraph-properties fo:background-color="transparent" style:writing-mode="page"/>
      <style:text-properties officeooo:paragraph-rsid="001805b2"/>
    </style:style>
    <style:style style:name="P224" style:family="paragraph" style:parent-style-name="Standard" style:master-page-name="">
      <loext:graphic-properties draw:fill="none"/>
      <style:paragraph-properties style:line-height-at-least="0.019cm" style:page-number="auto" fo:background-color="transparent" style:shadow="none" style:writing-mode="page"/>
      <style:text-properties fo:font-variant="normal" fo:text-transform="none" fo:color="#222222" style:font-name="Open Sans1" fo:font-size="10.5pt" fo:letter-spacing="normal" fo:font-style="normal" fo:font-weight="normal" officeooo:rsid="00447f21" officeooo:paragraph-rsid="001805b2"/>
    </style:style>
    <style:style style:name="P225" style:family="paragraph" style:parent-style-name="Text_20_body">
      <loext:graphic-properties draw:fill="none"/>
      <style:paragraph-properties fo:line-height="100%" fo:text-align="start" style:justify-single-word="false" fo:background-color="transparent"/>
      <style:text-properties fo:font-variant="normal" fo:text-transform="none" fo:color="#0000ff" style:font-name="Open Sans1" fo:font-size="10.5pt" fo:letter-spacing="normal" fo:font-style="normal" fo:font-weight="normal" officeooo:paragraph-rsid="001805b2" fo:background-color="#ff0000"/>
    </style:style>
    <style:style style:name="P226" style:family="paragraph" style:parent-style-name="Text_20_body">
      <loext:graphic-properties draw:fill="none"/>
      <style:paragraph-properties fo:background-color="transparent"/>
      <style:text-properties fo:font-variant="normal" fo:text-transform="none" fo:color="#ffff00" style:font-name="Open Sans1" fo:font-size="10.5pt" fo:letter-spacing="normal" fo:font-style="normal" fo:font-weight="normal" officeooo:paragraph-rsid="001805b2" fo:background-color="#ff0000"/>
    </style:style>
    <style:style style:name="P227" style:family="paragraph">
      <style:paragraph-properties fo:text-align="center"/>
    </style:style>
    <style:style style:name="T1" style:family="text">
      <style:text-properties officeooo:rsid="0019dc34"/>
    </style:style>
    <style:style style:name="T2" style:family="text">
      <style:text-properties officeooo:rsid="00200c08"/>
    </style:style>
    <style:style style:name="T3" style:family="text">
      <style:text-properties officeooo:rsid="00212b13"/>
    </style:style>
    <style:style style:name="T4" style:family="text">
      <style:text-properties officeooo:rsid="00244243"/>
    </style:style>
    <style:style style:name="T5" style:family="text">
      <style:text-properties officeooo:rsid="0024f852"/>
    </style:style>
    <style:style style:name="T6" style:family="text">
      <style:text-properties officeooo:rsid="00209b5a"/>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officeooo:rsid="00253f5a" style:font-weight-asian="bold" style:font-weight-complex="bold"/>
    </style:style>
    <style:style style:name="T10" style:family="text">
      <style:text-properties fo:color="#ff0000" fo:background-color="#ffff00" loext:char-shading-value="0"/>
    </style:style>
    <style:style style:name="T11" style:family="text">
      <style:text-properties fo:color="#ff0000" officeooo:rsid="003d7dce"/>
    </style:style>
    <style:style style:name="T12" style:family="text">
      <style:text-properties fo:color="#ff0000" officeooo:rsid="0038021b"/>
    </style:style>
    <style:style style:name="T13" style:family="text">
      <style:text-properties fo:color="#ff0000" fo:font-weight="normal" officeooo:rsid="0038021b" style:font-weight-asian="normal" style:font-weight-complex="normal"/>
    </style:style>
    <style:style style:name="T14" style:family="text">
      <style:text-properties fo:color="#ff0000" style:font-name="Liberation Serif1" fo:font-weight="normal" style:font-weight-asian="normal" style:font-weight-complex="normal"/>
    </style:style>
    <style:style style:name="T15" style:family="text">
      <style:text-properties fo:color="#ff0000" style:font-name="Liberation Serif1" fo:font-weight="normal" officeooo:rsid="002fe46d" style:font-weight-asian="normal" style:font-weight-complex="normal"/>
    </style:style>
    <style:style style:name="T16" style:family="text">
      <style:text-properties officeooo:rsid="002402c1"/>
    </style:style>
    <style:style style:name="T17" style:family="text">
      <style:text-properties fo:color="#0000a8"/>
    </style:style>
    <style:style style:name="T18" style:family="text">
      <style:text-properties fo:color="#0000a8" officeooo:rsid="00240e81"/>
    </style:style>
    <style:style style:name="T19" style:family="text">
      <style:text-properties fo:color="#0000a8" fo:background-color="#00a800" loext:char-shading-value="0"/>
    </style:style>
    <style:style style:name="T20" style:family="text">
      <style:text-properties officeooo:rsid="00240e81"/>
    </style:style>
    <style:style style:name="T21" style:family="text">
      <style:text-properties fo:background-color="#ffff00" loext:char-shading-value="0"/>
    </style:style>
    <style:style style:name="T22" style:family="text">
      <style:text-properties officeooo:rsid="00537a05" fo:background-color="#ffff00" loext:char-shading-value="0"/>
    </style:style>
    <style:style style:name="T23" style:family="text">
      <style:text-properties officeooo:rsid="0019d4bf" fo:background-color="#ffff00" loext:char-shading-value="0"/>
    </style:style>
    <style:style style:name="T24" style:family="text">
      <style:text-properties officeooo:rsid="002526a3"/>
    </style:style>
    <style:style style:name="T25" style:family="text">
      <style:text-properties officeooo:rsid="00253f5a"/>
    </style:style>
    <style:style style:name="T26" style:family="text">
      <style:text-properties officeooo:rsid="0028dea2"/>
    </style:style>
    <style:style style:name="T27" style:family="text">
      <style:text-properties fo:background-color="#007fff" loext:char-shading-value="0"/>
    </style:style>
    <style:style style:name="T28" style:family="text">
      <style:text-properties officeooo:rsid="0001ab58"/>
    </style:style>
    <style:style style:name="T29" style:family="text">
      <style:text-properties officeooo:rsid="000be49b"/>
    </style:style>
    <style:style style:name="T30" style:family="text">
      <style:text-properties officeooo:rsid="000570c8"/>
    </style:style>
    <style:style style:name="T31" style:family="text">
      <style:text-properties fo:background-color="#7fff00" loext:char-shading-value="0"/>
    </style:style>
    <style:style style:name="T32" style:family="text">
      <style:text-properties fo:background-color="#ff007f" loext:char-shading-value="0"/>
    </style:style>
    <style:style style:name="T33" style:family="text">
      <style:text-properties officeooo:rsid="0001ab58" fo:background-color="#ff007f" loext:char-shading-value="0"/>
    </style:style>
    <style:style style:name="T34" style:family="text">
      <style:text-properties fo:color="#0000ff"/>
    </style:style>
    <style:style style:name="T35" style:family="text">
      <style:text-properties fo:color="#0000ff" fo:font-weight="normal" style:font-weight-asian="normal" style:font-weight-complex="normal"/>
    </style:style>
    <style:style style:name="T36" style:family="text">
      <style:text-properties fo:background-color="#7f00ff" loext:char-shading-value="0"/>
    </style:style>
    <style:style style:name="T37" style:family="text">
      <style:text-properties fo:background-color="#2bd22b" loext:char-shading-value="0"/>
    </style:style>
    <style:style style:name="T38" style:family="text">
      <style:text-properties fo:background-color="#ff0000" loext:char-shading-value="0"/>
    </style:style>
    <style:style style:name="T39" style:family="text">
      <style:text-properties officeooo:rsid="00269c22" fo:background-color="#ff0000" loext:char-shading-value="0"/>
    </style:style>
    <style:style style:name="T40" style:family="text">
      <style:text-properties officeooo:rsid="0027b028" fo:background-color="#ff0000" loext:char-shading-value="0"/>
    </style:style>
    <style:style style:name="T41" style:family="text">
      <style:text-properties fo:color="#7f00ff"/>
    </style:style>
    <style:style style:name="T42" style:family="text">
      <style:text-properties fo:color="#7f00ff" officeooo:rsid="0001ab58"/>
    </style:style>
    <style:style style:name="T43" style:family="text">
      <style:text-properties officeooo:rsid="0001d797"/>
    </style:style>
    <style:style style:name="T44" style:family="text">
      <style:text-properties fo:background-color="#000000" loext:char-shading-value="0"/>
    </style:style>
    <style:style style:name="T45" style:family="text">
      <style:text-properties officeooo:rsid="0001d797" fo:background-color="#000000" loext:char-shading-value="0"/>
    </style:style>
    <style:style style:name="T46" style:family="text">
      <style:text-properties officeooo:rsid="00029e92"/>
    </style:style>
    <style:style style:name="T47" style:family="text">
      <style:text-properties fo:background-color="#0000ff" loext:char-shading-value="0"/>
    </style:style>
    <style:style style:name="T48" style:family="text">
      <style:text-properties officeooo:rsid="00029e92" fo:background-color="#0000ff" loext:char-shading-value="0"/>
    </style:style>
    <style:style style:name="T49" style:family="text">
      <style:text-properties fo:color="#d02bd2"/>
    </style:style>
    <style:style style:name="T50" style:family="text">
      <style:text-properties officeooo:rsid="00059f08"/>
    </style:style>
    <style:style style:name="T51" style:family="text">
      <style:text-properties fo:color="#3f0080"/>
    </style:style>
    <style:style style:name="T52" style:family="text">
      <style:text-properties officeooo:rsid="000701bf"/>
    </style:style>
    <style:style style:name="T53" style:family="text">
      <style:text-properties officeooo:rsid="00041579"/>
    </style:style>
    <style:style style:name="T54" style:family="text">
      <style:text-properties officeooo:rsid="00183cda"/>
    </style:style>
    <style:style style:name="T55" style:family="text">
      <style:text-properties fo:font-variant="normal" fo:text-transform="none" fo:color="#000000" style:font-name="Open Sans" fo:font-size="9pt" fo:letter-spacing="normal" fo:font-style="normal" fo:font-weight="normal" fo:background-color="#ffff00" loext:char-shading-value="0"/>
    </style:style>
    <style:style style:name="T56" style:family="text">
      <style:text-properties fo:font-variant="normal" fo:text-transform="none" fo:color="#222222" style:font-name="Open Sans1" fo:font-size="10.5pt" fo:letter-spacing="normal" fo:font-style="normal" fo:font-weight="normal"/>
    </style:style>
    <style:style style:name="T57" style:family="text">
      <style:text-properties fo:font-variant="normal" fo:text-transform="none" fo:color="#222222" style:font-name="Open Sans1" fo:font-size="10.5pt" fo:letter-spacing="normal" fo:font-style="normal" fo:font-weight="normal" officeooo:rsid="00447f21"/>
    </style:style>
    <style:style style:name="T58" style:family="text">
      <style:text-properties fo:font-variant="normal" fo:text-transform="none" fo:color="#222222" fo:font-size="10.5pt" fo:letter-spacing="normal" fo:font-style="normal" fo:font-weight="normal"/>
    </style:style>
    <style:style style:name="T59" style:family="text">
      <style:text-properties fo:font-variant="normal" fo:text-transform="none" fo:color="#ffff00" style:font-name="Open Sans1" fo:font-size="10.5pt" fo:letter-spacing="normal" fo:font-style="normal" fo:font-weight="normal" fo:background-color="#ff0000" loext:char-shading-value="0"/>
    </style:style>
    <style:style style:name="T60" style:family="text">
      <style:text-properties fo:font-variant="normal" fo:text-transform="none" fo:color="#0000ff" style:font-name="Open Sans1" fo:font-size="10.5pt" fo:letter-spacing="normal" fo:font-style="normal" fo:font-weight="normal"/>
    </style:style>
    <style:style style:name="T61" style:family="text">
      <style:text-properties officeooo:rsid="00537a05"/>
    </style:style>
    <style:style style:name="T62" style:family="text">
      <style:text-properties fo:background-color="#00ffff" loext:char-shading-value="0"/>
    </style:style>
    <style:style style:name="T63" style:family="text">
      <style:text-properties officeooo:rsid="00183cda" fo:background-color="#00ffff" loext:char-shading-value="0"/>
    </style:style>
    <style:style style:name="T64" style:family="text">
      <style:text-properties officeooo:rsid="00169533" fo:background-color="#00ffff" loext:char-shading-value="0"/>
    </style:style>
    <style:style style:name="T65" style:family="text">
      <style:text-properties officeooo:rsid="0019d4bf"/>
    </style:style>
    <style:style style:name="T66" style:family="text">
      <style:text-properties fo:background-color="#00ff00" loext:char-shading-value="0"/>
    </style:style>
    <style:style style:name="T67" style:family="text">
      <style:text-properties officeooo:rsid="00537a05" fo:background-color="#00ff00" loext:char-shading-value="0"/>
    </style:style>
    <style:style style:name="T68" style:family="text">
      <style:text-properties officeooo:rsid="0029d18c" fo:background-color="#00ff00" loext:char-shading-value="0"/>
    </style:style>
    <style:style style:name="T69" style:family="text">
      <style:text-properties fo:font-size="10pt" style:font-size-asian="10pt" style:font-size-complex="10pt"/>
    </style:style>
    <style:style style:name="T70" style:family="text">
      <style:text-properties fo:font-size="10pt" officeooo:rsid="001b7b88" style:font-size-asian="10pt" style:font-size-complex="10pt"/>
    </style:style>
    <style:style style:name="T71" style:family="text">
      <style:text-properties fo:font-size="10pt" officeooo:rsid="004b24f6" style:font-size-asian="10pt" style:font-size-complex="10pt"/>
    </style:style>
    <style:style style:name="T72" style:family="text">
      <style:text-properties fo:font-size="10pt" officeooo:rsid="003240a6" fo:background-color="#00ffff" loext:char-shading-value="0" style:font-size-asian="10pt" style:font-size-complex="10pt"/>
    </style:style>
    <style:style style:name="T73" style:family="text">
      <style:text-properties officeooo:rsid="001b7b88"/>
    </style:style>
    <style:style style:name="T74" style:family="text">
      <style:text-properties officeooo:rsid="001d7b1d"/>
    </style:style>
    <style:style style:name="T75" style:family="text">
      <style:text-properties officeooo:rsid="001f3235"/>
    </style:style>
    <style:style style:name="T76" style:family="text">
      <style:text-properties officeooo:rsid="0030f8f8"/>
    </style:style>
    <style:style style:name="T77" style:family="text">
      <style:text-properties fo:background-color="#d02bd2" loext:char-shading-value="0"/>
    </style:style>
    <style:style style:name="T78" style:family="text">
      <style:text-properties fo:background-color="#ff7f00" loext:char-shading-value="0"/>
    </style:style>
    <style:style style:name="T79" style:family="text">
      <style:text-properties officeooo:rsid="002cf3ca" fo:background-color="#ff7f00" loext:char-shading-value="0"/>
    </style:style>
    <style:style style:name="T80" style:family="text">
      <style:text-properties fo:background-color="#00a800" loext:char-shading-value="0"/>
    </style:style>
    <style:style style:name="T81" style:family="text">
      <style:text-properties officeooo:rsid="0029d18c"/>
    </style:style>
    <style:style style:name="T82" style:family="text">
      <style:text-properties fo:font-style="normal" style:text-underline-style="none" fo:font-weight="normal" officeooo:rsid="0029d18c" fo:background-color="#00ff00" loext:char-shading-value="0" style:font-style-asian="normal" style:font-weight-asian="normal" style:font-style-complex="normal" style:font-weight-complex="normal"/>
    </style:style>
    <style:style style:name="T83" style:family="text">
      <style:text-properties fo:background-color="#2bd0d2" loext:char-shading-value="0"/>
    </style:style>
    <style:style style:name="T84" style:family="text">
      <style:text-properties officeooo:rsid="00305c07"/>
    </style:style>
    <style:style style:name="T85" style:family="text">
      <style:text-properties officeooo:rsid="0030ab8a"/>
    </style:style>
    <style:style style:name="T86" style:family="text">
      <style:text-properties fo:font-size="9pt" officeooo:rsid="0030ab8a" fo:background-color="#ffff00" loext:char-shading-value="0" style:font-size-asian="9pt" style:font-size-complex="9pt"/>
    </style:style>
    <style:style style:name="T87" style:family="text">
      <style:text-properties officeooo:rsid="003240a6"/>
    </style:style>
    <style:style style:name="T88" style:family="text">
      <style:text-properties officeooo:rsid="0036a9fe"/>
    </style:style>
    <style:style style:name="T89" style:family="text">
      <style:text-properties officeooo:rsid="0035c015"/>
    </style:style>
    <style:style style:name="T90" style:family="text">
      <style:text-properties officeooo:rsid="0038021b"/>
    </style:style>
    <style:style style:name="T91" style:family="text">
      <style:text-properties fo:color="#000000" fo:font-weight="normal" style:font-weight-asian="normal" style:font-weight-complex="normal"/>
    </style:style>
    <style:style style:name="T92" style:family="text">
      <style:text-properties fo:color="#000000" fo:font-weight="normal" officeooo:rsid="0038021b" style:font-weight-asian="normal" style:font-weight-complex="normal"/>
    </style:style>
    <style:style style:name="T93" style:family="text">
      <style:text-properties fo:color="#000000" fo:font-weight="normal" officeooo:rsid="0039529e" style:font-weight-asian="normal" style:font-weight-complex="normal"/>
    </style:style>
    <style:style style:name="T94" style:family="text">
      <style:text-properties fo:color="#000000" fo:font-weight="normal" officeooo:rsid="003c20da" style:font-weight-asian="normal" style:font-weight-complex="normal"/>
    </style:style>
    <style:style style:name="T95" style:family="text">
      <style:text-properties fo:color="#000000" fo:font-weight="normal" fo:background-color="#ffff00" loext:char-shading-value="0" style:font-weight-asian="normal" style:font-weight-complex="normal"/>
    </style:style>
    <style:style style:name="T96" style:family="text">
      <style:text-properties fo:color="#000000" fo:font-size="10pt" style:font-size-asian="10pt" style:font-size-complex="10pt"/>
    </style:style>
    <style:style style:name="T97" style:family="text">
      <style:text-properties fo:color="#000000" fo:font-size="10pt" officeooo:rsid="004b24f6" style:font-size-asian="10pt" style:font-size-complex="10pt"/>
    </style:style>
    <style:style style:name="T98" style:family="text">
      <style:text-properties fo:color="#000000" fo:font-size="12pt" officeooo:rsid="004b8161" style:font-size-asian="10.5pt" style:font-size-complex="12pt"/>
    </style:style>
    <style:style style:name="T99" style:family="text">
      <style:text-properties fo:color="#00ff00"/>
    </style:style>
    <style:style style:name="T100" style:family="text">
      <style:text-properties fo:color="#00ff00" fo:font-weight="normal" style:font-weight-asian="normal" style:font-weight-complex="normal"/>
    </style:style>
    <style:style style:name="T101" style:family="text">
      <style:text-properties fo:color="#00ff00" officeooo:rsid="004b24f6"/>
    </style:style>
    <style:style style:name="T102" style:family="text">
      <style:text-properties fo:color="#00ff00" fo:font-size="12pt" officeooo:rsid="004b24f6" style:font-size-asian="12pt" style:font-size-complex="12pt"/>
    </style:style>
    <style:style style:name="T103" style:family="text">
      <style:text-properties fo:color="#00ff00" fo:font-size="10pt" officeooo:rsid="004b24f6" style:font-size-asian="10pt" style:font-size-complex="10pt"/>
    </style:style>
    <style:style style:name="T104" style:family="text">
      <style:text-properties fo:color="#00ff00" style:font-name="Liberation Serif1" fo:font-weight="normal" style:font-weight-asian="normal" style:font-weight-complex="normal"/>
    </style:style>
    <style:style style:name="T105" style:family="text">
      <style:text-properties fo:font-weight="normal" fo:background-color="#ffff00" loext:char-shading-value="0" style:font-weight-asian="normal" style:font-weight-complex="normal"/>
    </style:style>
    <style:style style:name="T106" style:family="text">
      <style:text-properties fo:font-weight="normal" style:font-weight-asian="normal" style:font-weight-complex="normal"/>
    </style:style>
    <style:style style:name="T107" style:family="text">
      <style:text-properties fo:font-weight="normal" officeooo:rsid="003f2045" style:font-weight-asian="normal" style:font-weight-complex="normal"/>
    </style:style>
    <style:style style:name="T108" style:family="text">
      <style:text-properties fo:font-weight="normal" officeooo:rsid="00415870" style:font-weight-asian="normal" style:font-weight-complex="normal"/>
    </style:style>
    <style:style style:name="T109" style:family="text">
      <style:text-properties fo:font-weight="normal" officeooo:rsid="00423528" style:font-weight-asian="normal" style:font-weight-complex="normal"/>
    </style:style>
    <style:style style:name="T110" style:family="text">
      <style:text-properties fo:font-weight="normal" officeooo:rsid="0015c37f" style:font-weight-asian="normal" style:font-weight-complex="normal"/>
    </style:style>
    <style:style style:name="T111" style:family="text">
      <style:text-properties fo:font-weight="normal" officeooo:rsid="0016b014" style:font-weight-asian="normal" style:font-weight-complex="normal"/>
    </style:style>
    <style:style style:name="T112" style:family="text">
      <style:text-properties fo:font-weight="normal" officeooo:rsid="0016be5c" style:font-weight-asian="normal" style:font-weight-complex="normal"/>
    </style:style>
    <style:style style:name="T113" style:family="text">
      <style:text-properties fo:font-weight="normal" officeooo:rsid="00329ac5" style:font-weight-asian="normal" style:font-weight-complex="normal"/>
    </style:style>
    <style:style style:name="T114" style:family="text">
      <style:text-properties fo:font-weight="normal" officeooo:rsid="0017ed82" style:font-weight-asian="normal" style:font-weight-complex="normal"/>
    </style:style>
    <style:style style:name="T115" style:family="text">
      <style:text-properties fo:font-weight="normal" officeooo:rsid="001aa1bf" style:font-weight-asian="normal" style:font-weight-complex="normal"/>
    </style:style>
    <style:style style:name="T116" style:family="text">
      <style:text-properties fo:font-weight="normal" officeooo:rsid="001bf473" style:font-weight-asian="normal" style:font-weight-complex="normal"/>
    </style:style>
    <style:style style:name="T117" style:family="text">
      <style:text-properties fo:font-weight="normal" officeooo:rsid="001c3076" style:font-weight-asian="normal" style:font-weight-complex="normal"/>
    </style:style>
    <style:style style:name="T118" style:family="text">
      <style:text-properties fo:font-weight="normal" officeooo:rsid="001ec25d" style:font-weight-asian="normal" style:font-weight-complex="normal"/>
    </style:style>
    <style:style style:name="T119" style:family="text">
      <style:text-properties fo:font-weight="normal" officeooo:rsid="0020d72a" style:font-weight-asian="normal" style:font-weight-complex="normal"/>
    </style:style>
    <style:style style:name="T120" style:family="text">
      <style:text-properties fo:font-weight="normal" officeooo:rsid="0020f420" style:font-weight-asian="normal" style:font-weight-complex="normal"/>
    </style:style>
    <style:style style:name="T121" style:family="text">
      <style:text-properties fo:font-weight="normal" officeooo:rsid="001ce75f" style:font-weight-asian="normal" style:font-weight-complex="normal"/>
    </style:style>
    <style:style style:name="T122" style:family="text">
      <style:text-properties fo:font-weight="normal" fo:background-color="#00ff00" loext:char-shading-value="0" style:font-weight-asian="normal" style:font-weight-complex="normal"/>
    </style:style>
    <style:style style:name="T123" style:family="text">
      <style:text-properties fo:font-weight="normal" fo:background-color="#2bd0d2" loext:char-shading-value="0" style:font-weight-asian="normal" style:font-weight-complex="normal"/>
    </style:style>
    <style:style style:name="T124" style:family="text">
      <style:text-properties fo:font-weight="normal" officeooo:rsid="0015c37f" fo:background-color="#ff0000" loext:char-shading-value="0" style:font-weight-asian="normal" style:font-weight-complex="normal"/>
    </style:style>
    <style:style style:name="T125" style:family="text">
      <style:text-properties fo:font-weight="normal" fo:background-color="#7fff00" loext:char-shading-value="0" style:font-weight-asian="normal" style:font-weight-complex="normal"/>
    </style:style>
    <style:style style:name="T126" style:family="text">
      <style:text-properties fo:font-weight="normal" fo:background-color="#2bd22b" loext:char-shading-value="0" style:font-weight-asian="normal" style:font-weight-complex="normal"/>
    </style:style>
    <style:style style:name="T127" style:family="text">
      <style:text-properties fo:font-weight="normal" officeooo:rsid="001aa1bf" fo:background-color="#2bd22b" loext:char-shading-value="0" style:font-weight-asian="normal" style:font-weight-complex="normal"/>
    </style:style>
    <style:style style:name="T128" style:family="text">
      <style:text-properties fo:font-weight="normal" officeooo:rsid="001ce75f" fo:background-color="#00a800" loext:char-shading-value="0" style:font-weight-asian="normal" style:font-weight-complex="normal"/>
    </style:style>
    <style:style style:name="T129" style:family="text">
      <style:text-properties officeooo:rsid="0043ad6a"/>
    </style:style>
    <style:style style:name="T130" style:family="text">
      <style:text-properties fo:color="#ffff00" officeooo:rsid="0043ad6a" fo:background-color="#ff0000" loext:char-shading-value="0"/>
    </style:style>
    <style:style style:name="T131" style:family="text">
      <style:text-properties officeooo:rsid="004b24f6"/>
    </style:style>
    <style:style style:name="T132" style:family="text">
      <style:text-properties officeooo:rsid="004b8161"/>
    </style:style>
    <style:style style:name="T133" style:family="text">
      <style:text-properties fo:color="#00a800"/>
    </style:style>
    <style:style style:name="T134" style:family="text">
      <style:text-properties fo:color="#00a800" fo:background-color="#ffff00" loext:char-shading-value="0"/>
    </style:style>
    <style:style style:name="T135" style:family="text">
      <style:text-properties fo:color="#00a800" officeooo:rsid="004deec9"/>
    </style:style>
    <style:style style:name="T136" style:family="text">
      <style:text-properties fo:color="#00a800" style:font-name="Liberation Serif"/>
    </style:style>
    <style:style style:name="T137" style:family="text">
      <style:text-properties officeooo:rsid="0054326f"/>
    </style:style>
    <style:style style:name="T138" style:family="text">
      <style:text-properties officeooo:rsid="0013246c"/>
    </style:style>
    <style:style style:name="T139" style:family="text">
      <style:text-properties officeooo:rsid="0020d72a"/>
    </style:style>
    <style:style style:name="T140" style:family="text">
      <style:text-properties style:text-position="0% 100%"/>
    </style:style>
    <style:style style:name="T141" style:family="text">
      <style:text-properties style:text-position="0% 100%" fo:font-weight="normal" officeooo:rsid="001ec25d" style:font-weight-asian="normal" style:font-weight-complex="normal"/>
    </style:style>
    <style:style style:name="T142" style:family="text">
      <style:text-properties style:text-position="0% 100%" fo:font-weight="normal" officeooo:rsid="0020d72a" style:font-weight-asian="normal" style:font-weight-complex="normal"/>
    </style:style>
    <style:style style:name="T143" style:family="text">
      <style:text-properties style:text-position="0% 100%" fo:font-weight="normal" officeooo:rsid="0020f420" style:font-weight-asian="normal" style:font-weight-complex="normal"/>
    </style:style>
    <style:style style:name="T144" style:family="text">
      <style:text-properties style:text-position="0% 100%" officeooo:rsid="0039badc"/>
    </style:style>
    <style:style style:name="T145" style:family="text">
      <style:text-properties style:text-position="super 58%"/>
    </style:style>
    <style:style style:name="T146" style:family="text">
      <style:text-properties style:text-position="super 58%" fo:font-weight="normal" style:font-weight-asian="normal" style:font-weight-complex="normal"/>
    </style:style>
    <style:style style:name="T147" style:family="text">
      <style:text-properties style:text-position="super 58%" fo:font-weight="normal" officeooo:rsid="001ec25d" style:font-weight-asian="normal" style:font-weight-complex="normal"/>
    </style:style>
    <style:style style:name="T148" style:family="text">
      <style:text-properties style:text-position="super 58%" fo:font-weight="normal" officeooo:rsid="0020d72a" style:font-weight-asian="normal" style:font-weight-complex="normal"/>
    </style:style>
    <style:style style:name="T149" style:family="text">
      <style:text-properties officeooo:rsid="00219327"/>
    </style:style>
    <style:style style:name="T150" style:family="text">
      <style:text-properties fo:color="#800000" fo:font-size="10pt" fo:font-weight="normal" officeooo:rsid="0021e412" style:font-size-asian="8.75pt" style:font-weight-asian="normal" style:font-size-complex="10pt" style:font-weight-complex="normal"/>
    </style:style>
    <style:style style:name="T151" style:family="text">
      <style:text-properties style:font-name="Liberation Serif1" fo:font-weight="normal" officeooo:rsid="001ce75f" fo:background-color="#2bd0d2" loext:char-shading-value="0" style:font-weight-asian="normal" style:font-weight-complex="normal"/>
    </style:style>
    <style:style style:name="T152" style:family="text">
      <style:text-properties style:font-name="Liberation Serif1" fo:font-weight="normal" style:font-weight-asian="normal" style:font-weight-complex="normal"/>
    </style:style>
    <style:style style:name="T153" style:family="text">
      <style:text-properties style:font-name="Liberation Serif1" fo:font-weight="normal" officeooo:rsid="001ce75f" style:font-weight-asian="normal" style:font-weight-complex="normal"/>
    </style:style>
    <style:style style:name="T154" style:family="text">
      <style:text-properties style:font-name="Liberation Serif1" fo:font-weight="normal" officeooo:rsid="00329ac5" style:font-weight-asian="normal" style:font-weight-complex="normal"/>
    </style:style>
    <style:style style:name="T155" style:family="text">
      <style:text-properties style:font-name="Liberation Serif1" fo:font-weight="normal" officeooo:rsid="00337d04" style:font-weight-asian="normal" style:font-weight-complex="normal"/>
    </style:style>
    <style:style style:name="T156" style:family="text">
      <style:text-properties style:font-name="Liberation Serif1" fo:font-weight="normal" officeooo:rsid="00332300" style:font-weight-asian="normal" style:font-weight-complex="normal"/>
    </style:style>
    <style:style style:name="T157" style:family="text">
      <style:text-properties style:font-name="Liberation Serif1" fo:font-weight="normal" officeooo:rsid="00298f8c" style:font-weight-asian="normal" style:font-weight-complex="normal"/>
    </style:style>
    <style:style style:name="T158" style:family="text">
      <style:text-properties style:font-name="Liberation Serif1" fo:font-weight="normal" officeooo:rsid="002e6c55" style:font-weight-asian="normal" style:font-weight-complex="normal"/>
    </style:style>
    <style:style style:name="T159" style:family="text">
      <style:text-properties style:font-name="Liberation Serif1" fo:font-weight="normal" officeooo:rsid="00332300" fo:background-color="#a80000" loext:char-shading-value="0" style:font-weight-asian="normal" style:font-weight-complex="normal"/>
    </style:style>
    <style:style style:name="T160" style:family="text">
      <style:text-properties style:font-name="Liberation Serif1" fo:font-weight="normal" officeooo:rsid="002e6c55" style:font-name-asian="Liberation Serif1" style:font-weight-asian="normal" style:font-name-complex="Liberation Serif1" style:font-weight-complex="normal"/>
    </style:style>
    <style:style style:name="T161" style:family="text">
      <style:text-properties style:font-name="Liberation Serif1" fo:font-weight="normal" officeooo:rsid="002e6c55" style:font-name-asian="SimSun" style:font-weight-asian="normal" style:font-name-complex="Lucida Sans" style:font-weight-complex="normal"/>
    </style:style>
    <style:style style:name="T162" style:family="text">
      <style:text-properties fo:color="#008000" style:font-name="Liberation Serif1" fo:font-weight="normal" style:font-weight-asian="normal" style:font-weight-complex="normal"/>
    </style:style>
    <style:style style:name="T163" style:family="text">
      <style:text-properties fo:color="#008000" style:font-name="Liberation Serif1" fo:font-weight="normal" officeooo:rsid="00332300" style:font-weight-asian="normal" style:font-weight-complex="normal"/>
    </style:style>
    <style:style style:name="T164" style:family="text">
      <style:text-properties fo:color="#a80000"/>
    </style:style>
    <style:style style:name="T165" style:family="text">
      <style:text-properties fo:color="#a80000" style:font-name="Liberation Serif1" fo:font-weight="normal" style:font-weight-asian="normal" style:font-weight-complex="normal"/>
    </style:style>
    <style:style style:name="T166" style:family="text">
      <style:text-properties fo:color="#00a6a8"/>
    </style:style>
    <style:style style:name="T167" style:family="text">
      <style:text-properties officeooo:rsid="001805b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t 6.00.1x Lecture notes Week 1</text:p>
      <text:p text:style-name="P1"/>
      <text:p text:style-name="P1">-declarative knowledge: is a statement of fact ie c<text:span text:style-name="T1">hloe</text:span> is a dog</text:p>
      <text:p text:style-name="P1">-imperative knowledge: is a <text:span text:style-name="T1">recipe</text:span> for how to do something </text:p>
      <text:p text:style-name="P1"/>
      <text:p text:style-name="P1">a <text:span text:style-name="T1">recipe</text:span> is a sequence of steps which has a flow of a control and a means to determine when to stop</text:p>
      <text:p text:style-name="P1">computers are mechanical processes</text:p>
      <text:p text:style-name="P1"/>
      <text:p text:style-name="P1">there are two types of computers a 'fixed program computer' (<text:span text:style-name="T1">calculator</text:span>) and a 'stored program computer' (machines stores and executes instructions ' modern day computers) </text:p>
      <text:p text:style-name="P1"/>
      <text:p text:style-name="P1">BASIC MACHINE ARCHITECTURE has 4 parts memory (stored data), input and output, ALU Arithmetic logic unit 'does primitive operations', CONTROL UNIT program counter</text:p>
      <text:p text:style-name="P1">ALU does the calculations the control unit is responsible for the flow of contol</text:p>
      <text:p text:style-name="P1"/>
      <text:p text:style-name="P1">Alan turing showed that you can compute anything using the 6 basic primitves 'instructions' which means that anything that is computable in one language is computable in any other programming language. modern day computers use more convenient set of primitives to save modern coders time when trying to write computable code. the 6 basic primitves are</text:p>
      <text:p text:style-name="P1">1. move left 2. move right 3. read 4. write. 5. scan 6. do nothing</text:p>
      <text:p text:style-name="P1"/>
      <text:p text:style-name="P1">syntax: phrase makes sense ie 3 * 5 not 3'hi'</text:p>
      <text:p text:style-name="P1">static semantics: syntax is correct but the phrase does not make sense ie hugs cat boy instead of boy hugs cat <text:s/></text:p>
      <text:p text:style-name="P1">semantics: programme runs different to how the coder intended </text:p>
      <text:p text:style-name="P1"/>
      <text:p text:style-name="P1">scalar objects in python : int, float, bool, Nonetype, </text:p>
      <text:p text:style-name="P1">can use type() to see an objects data type in python </text:p>
      <text:p text:style-name="P1"/>
      <text:p text:style-name="P1">to convert between types do this float(3) = 3.0 and int(2.5) = 2 the number is truncated. your writing the type for the object you want it converted too. </text:p>
      <text:p text:style-name="P1"/>
      <text:p text:style-name="P1">operators order of precednce ** * / // + - </text:p>
      <text:p text:style-name="P1">use parentheses to modify precedence as you please </text:p>
      <text:p text:style-name="P1"/>
      <text:p text:style-name="P1">use discriptive names and write readable code </text:p>
      <text:p text:style-name="P1">= is the assignment operator and == is the equivalents operator </text:p>
      <text:p text:style-name="P1"/>
      <text:p text:style-name="P1">you can re-bind or bind variables to values using the assigment operator</text:p>
      <text:p text:style-name="P1"/>
      <text:p text:style-name="P2">‘Concantenate’ two strings together by using the + operator </text:p>
      <text:p text:style-name="P5">a = Hello b = world <text:s text:c="2"/>a+b =Helloworld</text:p>
      <text:p text:style-name="P5"/>
      <text:p text:style-name="P3">Use the * operator ‘multiplacation to repeat a string a certain number of times </text:p>
      <text:p text:style-name="P6">a*3 = HelloHelloHello</text:p>
      <text:p text:style-name="P6"/>
      <text:p text:style-name="P8">When using the input function in python any data that the user inputs will be of object type string. Th<text:span text:style-name="T2">e</text:span>refore you will need <text:span text:style-name="T2">to</text:span> convert <text:s/>‘<text:span text:style-name="T2">cast’ </text:span>it to a<text:span text:style-name="T2">n</text:span> int<text:span text:style-name="T2">eger</text:span> if that is the object type you require.</text:p>
      <text:p text:style-name="P8"/>
      <text:p text:style-name="P9"/>
      <text:p text:style-name="P9"/>
      <text:p text:style-name="P9"/>
      <text:p text:style-name="P9"><text:soft-page-break/></text:p>
      <text:p text:style-name="P9"/>
      <text:p text:style-name="P9">Decomposition: <text:s/><text:span text:style-name="T3">different projectors work together to achieve an end goal of displaying a picture magnitudes larger than they could cast on their own. In CS we use functions or OOP in order to achieve this. </text:span></text:p>
      <text:p text:style-name="P9"/>
      <text:p text:style-name="P9">Abstraction: You don’t need to Know how a projector works in order to use it. In essence its a black box which I know what sort of input it requires and know what sort of output to expect but I dont NEED to know what the projector is <text:span text:style-name="T3">actually</text:span> doing.</text:p>
      <text:p text:style-name="P9"/>
      <text:p text:style-name="P10">Its frown<text:span text:style-name="T4">e</text:span>d upon in using <text:span text:style-name="T4">global</text:span> <text:span text:style-name="T4">variables</text:span> as they undo the point of <text:span text:style-name="T5">functions</text:span> be careful when using them and make sure its needed to use them.</text:p>
      <text:p text:style-name="P9"/>
      <text:p text:style-name="P8"/>
      <text:p text:style-name="P8"/>
      <text:p text:style-name="P8"/>
      <text:p text:style-name="P8"/>
      <text:p text:style-name="P6"/>
      <text:p text:style-name="P6"/>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text:span text:style-name="T6">Tuples, Lists and Dictionaries: week 3 Lecture Notes MIT6.00.1x</text:span>:</text:p>
      <text:p text:style-name="P21"/>
      <text:p text:style-name="P21"><text:span text:style-name="T8">Tuples</text:span> </text:p>
      <text:p text:style-name="P21"/>
      <text:p text:style-name="P21">Tuples are an organised sequence of elements they can be a mix of <text:span text:style-name="T16">different</text:span> element types. they are organised in the sense that you can access the <text:span text:style-name="T16">elements</text:span> through indexing and <text:span text:style-name="T7">like strings they are immutable </text:span>meaning there elements values can not be changed in order to do so you need to create a new tuple or variable. tuples are represented with parentheses </text:p>
      <text:p text:style-name="P21"/>
      <text:p text:style-name="P21">ie. tuple = ()</text:p>
      <text:p text:style-name="P21">tuple =(2,'one',3)</text:p>
      <text:p text:style-name="P21"/>
      <text:p text:style-name="P21">(2,'one', 3) + (5,6) -&gt; (2, 'one', 3, 5, 6) you can slice in like a string in tuple[0] -&gt; evaluates to 2</text:p>
      <text:p text:style-name="P21"/>
      <text:p text:style-name="P22">This extra comma is needed for python to know that the data type should be a tuple ('one',)</text:p>
      <text:p text:style-name="P21"/>
      <text:p text:style-name="P21">TUPLES ALLOW you to return more than one variable from a function by returning the variables inside a tuple <text:span text:style-name="T16">e.g. return (x,y)</text:span></text:p>
      <text:p text:style-name="P21"/>
      <text:p text:style-name="P21"><text:span text:style-name="T17">LISTS</text:span> </text:p>
      <text:p text:style-name="P21"/>
      <text:p text:style-name="P21">ordered sequence of information that are accessible by index, lists are denoted by square brackets []</text:p>
      <text:p text:style-name="P21"/>
      <text:p text:style-name="P21">list = []</text:p>
      <text:p text:style-name="P21">list = [1,2,4,5,100,789,6]</text:p>
      <text:p text:style-name="P21"/>
      <text:p text:style-name="P29">sorted(list, key = lambda x: x.lower(), reverse = True)</text:p>
      <text:p text:style-name="P31">1. key is the key I’m entering used to sort the list, if list is reversed its is sorted by the key in descending order</text:p>
      <text:p text:style-name="P31">2. lambda allows you to enter a <text:span text:style-name="T20">uncreated</text:span> callable function to each element which is being sorted e.g is this list we are sorting by first converting the list to its lower case letters </text:p>
      <text:p text:style-name="P34"/>
      <text:p text:style-name="P21"/>
      <text:p text:style-name="P21">lists <text:span text:style-name="T20">usually</text:span> contain elements that are <text:span text:style-name="T20">homogeneous</text:span> (ie. all Ints) but can contain mix types this is not common however. </text:p>
      <text:p text:style-name="P21"/>
      <text:p text:style-name="P21"><text:span text:style-name="T17">lists </text:span><text:span text:style-name="T18">elements</text:span><text:span text:style-name="T17"> are</text:span><text:span text:style-name="T19"> mutable</text:span> which mean they have the ability to be changed. </text:p>
      <text:p text:style-name="P21"/>
      <text:p text:style-name="P21">you can add elements to a list using list.append(element) where the element value will be added to the end of the list there are many more functions for list like this research them online.</text:p>
      <text:p text:style-name="P35"/>
      <text:p text:style-name="P35">just like strings and tuples you can add lists together </text:p>
      <text:p text:style-name="P35">eg L1 = [1,6,4] L2 = [5,6,7]</text:p>
      <text:p text:style-name="P35">L3 = L1 + L2 -&gt; L3 = [1,6,4,5,6,7]</text:p>
      <text:p text:style-name="P35">L3 is a new list L1 and L2 remain unchanged and L3 was created by adding copies of L1 and L2 together.</text:p>
      <text:p text:style-name="P21"/>
      <text:p text:style-name="P35">to change L1 i could do L1.extend([5,6,7]) this would give me a list with the same values of L3 but it will keep its original name L1</text:p>
      <text:p text:style-name="P21"/>
      <text:p text:style-name="P21">the first example is <text:span text:style-name="T20">concatenation</text:span> and the <text:span text:style-name="T20">second</text:span> one is <text:span text:style-name="T20">mutation</text:span> in order to mutate something it <text:span text:style-name="T20">needs</text:span> to be mutable </text:p>
      <text:p text:style-name="P37"><text:soft-page-break/></text:p>
      <text:p text:style-name="P37">delete elements from a list at a specific index like this </text:p>
      <text:p text:style-name="P37">del(list[index])</text:p>
      <text:p text:style-name="P21"/>
      <text:p text:style-name="P21">remove elements at the end of a list like this </text:p>
      <text:p text:style-name="P21">list.pop(), this returns the removed or 'popped' element you can index pop</text:p>
      <text:p text:style-name="P21"/>
      <text:p text:style-name="P21">remove a specific element 'value' with</text:p>
      <text:p text:style-name="P21">list.remove(element) this looks for that element value within the list and removes its first occurence, if th<text:span text:style-name="T20">e</text:span> element is not within the list it gives an error</text:p>
      <text:p text:style-name="P21"/>
      <text:p text:style-name="P38">you can list a string in the following way a = 'hello' list(a) -&gt; [h, e, l, l, o]</text:p>
      <text:p text:style-name="P21"/>
      <text:p text:style-name="P39">L = [a, b, c]</text:p>
      <text:p text:style-name="P39">''.join(L) -&gt; returns "abc"</text:p>
      <text:p text:style-name="P39">'_'.join(L) -&gt; returns "a_b_c"</text:p>
      <text:p text:style-name="P39">' <text:s/>'.join(L) -&gt; returns "a <text:s/>b <text:s/>c"</text:p>
      <text:p text:style-name="P21"/>
      <text:p text:style-name="P40">s = 'hi *j!' s is a string</text:p>
      <text:p text:style-name="P40">list(s) -&gt; returns ['h', 'i', ' ', '*', 'j', '!']</text:p>
      <text:p text:style-name="P40">s.split('*') -&gt; returns ['hi ', 'j!']</text:p>
      <text:p text:style-name="P41">if no argument is passed to split then it splits the string into words eg default is space bar</text:p>
      <text:p text:style-name="P21"/>
      <text:p text:style-name="P44">the sorted() function returns the list sorted </text:p>
      <text:p text:style-name="P44">list = [9, 7, 10, 1]</text:p>
      <text:p text:style-name="P44">list2 = sorted(L) therefore list2 = [1,7, 9, 10]</text:p>
      <text:p text:style-name="P21"><text:span text:style-name="T21">list.sort() function will actually change the list itself </text:span><text:s/></text:p>
      <text:p text:style-name="P50"/>
      <text:p text:style-name="P50">many more of these functions exist just search python functions for the different data types and date structures.</text:p>
      <text:p text:style-name="P21"/>
      <text:p text:style-name="P53">when you create a <text:span text:style-name="T24">variable</text:span> that is assinged to a list that variable is a pointer that points to the location in memory where that list is stored. Therefore if <text:span text:style-name="T24">I</text:span> assign a different variable name to that list and change an element in the new name the <text:span text:style-name="T24">original</text:span> list values will also be mutated. eg</text:p>
      <text:p text:style-name="P53"/>
      <text:p text:style-name="P53">listA = ['a','b','c']</text:p>
      <text:p text:style-name="P53">listB = listA</text:p>
      <text:p text:style-name="P53">listB.append('d')</text:p>
      <text:p text:style-name="P53">listB -&gt; returns ['a','b','c', 'd'] but listA also returns -&gt; ['a','b','c', 'd']</text:p>
      <text:p text:style-name="P53">so have to be careful when mutating lists that have multiple vvariables that point to them.</text:p>
      <text:p text:style-name="P56"/>
      <text:p text:style-name="P56">instead of ListA = listB which makes both vari<text:span text:style-name="T24">a</text:span>bles point to the same list <text:span text:style-name="T24">I</text:span> could make a clone of listA and set is name to be ListB as follows. </text:p>
      <text:p text:style-name="P56">listB = ListA[:] -&gt; this creates a new list and copies every element from the original list into it. e</text:p>
      <text:p text:style-name="P56"/>
      <text:p text:style-name="P56">listA = ['a','b','c']</text:p>
      <text:p text:style-name="P56">listB = listA[:]</text:p>
      <text:p text:style-name="P56">listB.append('d')</text:p>
      <text:p text:style-name="P56">listB -&gt; returns ['a','b','c', 'd'] but listA NOW returns -&gt; ['a','b','c',] as it was not affected by the function applied to listB ie . list.append('d')</text:p>
      <text:p text:style-name="P21">This is used when i want to mutate a list but i <text:span text:style-name="T24">don't</text:span> want to alter the original list</text:p>
      <text:p text:style-name="P21"/>
      <text:p text:style-name="P21"><text:soft-page-break/></text:p>
      <text:p text:style-name="P51">a = list.sort() a <text:span text:style-name="T24">returns</text:span> none and now list is sorted </text:p>
      <text:p text:style-name="P51">a = sorted(list) a = the sorted list and list is unchanged</text:p>
      <text:p text:style-name="P21"/>
      <text:p text:style-name="P21">Therefore calling list.sort() mutates the list and returns nothing and calling <text:s/>a = sorted(list) does not mutate the list and will <text:span text:style-name="T24">return</text:span> a sorted list to the vari<text:span text:style-name="T24">a</text:span>ble 'a' that MUST be assigned to this function</text:p>
      <text:p text:style-name="P21"/>
      <text:p text:style-name="P21">You can have nested lists just like nested loops. the side effects of mutation are still possible in nested lists as the element of the OG list is just a pointer to the other list.ie if i change the nested list it will also be effected in the OG list. </text:p>
      <text:p text:style-name="P21"/>
      <text:p text:style-name="P57">When iterating through a list avoid mutating the list that you are iterating through as this can cause <text:span text:style-name="T24">unintended</text:span> computations. Instead create a copy of the list by 'copy = list[:]' and iterate over the copy while performing <text:span text:style-name="T24">mutation</text:span> to the original list this is because python uses an internal counter when iterating through a list, but <text:span text:style-name="T24">certain</text:span> list mutations might change the size of a list, and lust the values at certain index points meaning some values might not ever see the light.</text:p>
      <text:p text:style-name="P21"/>
      <text:p text:style-name="P21"><text:span text:style-name="T8">FUNCTIONS AS OBJECTS:</text:span> </text:p>
      <text:p text:style-name="P21"/>
      <text:p text:style-name="P21"><text:span text:style-name="T10">you can create a list made up of just functions like int() or abs() in the list the () call is omitted</text:span> </text:p>
      <text:p text:style-name="P21"/>
      <text:p text:style-name="P21">Look at the python map function</text:p>
      <text:p text:style-name="P21"/>
      <text:p text:style-name="P21"/>
      <text:p text:style-name="P21">FUNCTIONS ARE FIRST CLASS OBJECTS. This means it has a type can be elements of data structures like lists and can appear in expression as part of an assignment or as <text:span text:style-name="T25">argument</text:span> in a function ie you can use a function like a int or a string inside data structures.</text:p>
      <text:p text:style-name="P21"><text:s/></text:p>
      <text:p text:style-name="P58">str -&gt; characters -&gt; 'abc def' -&gt; non <text:span text:style-name="T25">Mutable</text:span></text:p>
      <text:p text:style-name="P58">tuple -&gt; any type -&gt; (1,3,'a') -&gt; non Mutable</text:p>
      <text:p text:style-name="P58">range -&gt; integers -&gt; range(10), range(1,10,2) -&gt; non Mutable</text:p>
      <text:p text:style-name="P58">list -&gt; any type -&gt; [1,2,3,'abc'] -&gt; MUTABLE</text:p>
      <text:p text:style-name="P58"/>
      <text:p text:style-name="P58"><text:span text:style-name="T9">DICTIONARIES</text:span>:</text:p>
      <text:p text:style-name="P58"/>
      <text:p text:style-name="P58">A <text:span text:style-name="T26">dict </text:span>allows you to index to an item of <text:span text:style-name="T25">interest</text:span> <text:span text:style-name="T25">immediately</text:span> the index however does not have to be an int instead its a key which can be any data type 'ITS A CUSTOM INDEX'. the key1 will be linked to the value1 like the <text:span text:style-name="T25">0</text:span> index in a list is linked to the 1st element inside a list. </text:p>
      <text:p text:style-name="P21"/>
      <text:p text:style-name="P21">A ditcionary uses curly brackets to incluse it ie.</text:p>
      <text:p text:style-name="P21">my_dict = {} <text:s/>-&gt; intializes an empty dictionary</text:p>
      <text:p text:style-name="P21">grades = {'ana': 'B', 'John': 'A+', 'Denise': 'A', 'Katy': 'A'} </text:p>
      <text:p text:style-name="P21"/>
      <text:p text:style-name="P21">grades['John'] -&gt; evelautes to 'A+'</text:p>
      <text:p text:style-name="P21">grades['Adam'] -&gt; gives a KeyError as this key does not exist</text:p>
      <text:p text:style-name="P21"/>
      <text:p text:style-name="P44">in this list the keys are the names and the values are the grades.</text:p>
      <text:p text:style-name="P21"/>
      <text:p text:style-name="P21">operations that are possible for Dictionaries:</text:p>
      <text:p text:style-name="P21"/>
      <text:p text:style-name="P21">Add an entry -&gt; grades['Adam'] = 'A' <text:span text:style-name="T25">dictionaries</text:span> are mutable and now</text:p>
      <text:p text:style-name="P21">grades['Adam'] -&gt; evaluates to 'A'</text:p>
      <text:p text:style-name="P21"><text:soft-page-break/></text:p>
      <text:p text:style-name="P21">Test to see if a key is in a <text:span text:style-name="T25">dictionary</text:span> by:</text:p>
      <text:p text:style-name="P21">'John' in grades -&gt; returns True</text:p>
      <text:p text:style-name="P21">'Daniel' in <text:span text:style-name="T25">grades</text:span> -&gt; returns False</text:p>
      <text:p text:style-name="P21"/>
      <text:p text:style-name="P21">to remove an entry </text:p>
      <text:p text:style-name="P21">del(grades['Ana']) -&gt; 'Ana will be removed from the dicts</text:p>
      <text:p text:style-name="P21"/>
      <text:p text:style-name="P21">grades.keys() this will give me back a iterable like a tuple that contains the name of the students inside the grades dict. </text:p>
      <text:p text:style-name="P21">grades.keys() -&gt; <text:s/>returns ['John', 'Denise', 'Katy', 'Adam']</text:p>
      <text:p text:style-name="P21"/>
      <text:p text:style-name="P21">grades.values() -&gt; returns an iterable that acts like a list of all the values</text:p>
      <text:p text:style-name="P21">grades.values() -&gt; ['A+', 'A', 'A', 'A']</text:p>
      <text:p text:style-name="P21"/>
      <text:p text:style-name="P21">For both the above function there is no <text:span text:style-name="T25">gurantee</text:span> to the order of the <text:span text:style-name="T25">iterable</text:span> that they return.</text:p>
      <text:p text:style-name="P21"/>
      <text:p text:style-name="P21">Dictionaries KEYS and VALUES:</text:p>
      <text:p text:style-name="P21">-- <text:span text:style-name="T27">Values</text:span>:</text:p>
      <text:p text:style-name="P21">&gt; <text:span text:style-name="T7">any data type</text:span>(immutable and mutable)</text:p>
      <text:p text:style-name="P21">&gt; can be duplicates</text:p>
      <text:p text:style-name="P21"><text:span text:style-name="T7">&gt; dictionary values can bes lists, even other dictionaries</text:span> </text:p>
      <text:p text:style-name="P21"/>
      <text:p text:style-name="P21">-- <text:span text:style-name="T27">Keys</text:span>:</text:p>
      <text:p text:style-name="P21">&gt; must be <text:span text:style-name="T7">unique</text:span> </text:p>
      <text:p text:style-name="P21">&gt; <text:span text:style-name="T7">immutable</text:span> type(int, flaot, string, tuple, bool)</text:p>
      <text:p text:style-name="P21">&gt; actaully need an object that is hashable, but think of as immutable as all immutable types are hashable</text:p>
      <text:p text:style-name="P22">&gt; careful with 'float' type as a key <text:span text:style-name="T26">due to floating point error aviod id possible</text:span></text:p>
      <text:p text:style-name="P22">&gt; no order to keys or values!</text:p>
      <text:p text:style-name="P21"/>
      <text:p text:style-name="P21"/>
      <text:p text:style-name="P21">'b' in animals</text:p>
      <text:p text:style-name="P21">is shorthand/less verbose way of saying is 'b' a key in the dict aniamls or</text:p>
      <text:p text:style-name="P21"/>
      <text:p text:style-name="P21">'b' in animals.keys()</text:p>
      <text:p text:style-name="P21">and if we want to expressly look in the values, we need</text:p>
      <text:p text:style-name="P21"/>
      <text:p text:style-name="P21">'b' in animals.values()</text:p>
      <text:p text:style-name="P21"/>
      <text:p text:style-name="P21"/>
      <text:p text:style-name="P21"><text:s/></text:p>
      <text:p text:style-name="P21"/>
      <text:p text:style-name="P21"/>
      <text:p text:style-name="P21"/>
      <text:p text:style-name="P21"><text:s/></text:p>
      <text:p text:style-name="P21"/>
      <text:p text:style-name="P21"/>
      <text:p text:style-name="P21"><text:s/></text:p>
      <text:p text:style-name="P21"/>
      <text:p text:style-name="P21"/>
      <text:p text:style-name="P21"/>
      <text:p text:style-name="P21"><text:soft-page-break/></text:p>
      <text:p text:style-name="P21"/>
      <text:p text:style-name="P63"/>
      <text:p text:style-name="P11">‘<text:span text:style-name="T28">T</text:span>ESTING AND DEUBUGING’ <text:span text:style-name="T28">and ‘Assertions and Exceptions’ <text:s/></text:span></text:p>
      <text:p text:style-name="P11"><text:span text:style-name="T28">week 4 Lecture Notes MIT6.00.1x</text:span>:</text:p>
      <text:p text:style-name="P11"/>
      <text:p text:style-name="P63"/>
      <text:p text:style-name="P64"/>
      <text:p text:style-name="P66">Logic errors </text:p>
      <text:p text:style-name="P66"/>
      <text:p text:style-name="P66">THINK BEFORE WRITING NEW CODE</text:p>
      <text:p text:style-name="P66">DRAW PICTURES AND PSEUDO CODE, TAKE A BREAK</text:p>
      <text:p text:style-name="P66">EXPALIN THE CODE TO SOMEONE ELSE OR A RUBBER DUCKY</text:p>
      <text:p text:style-name="P66">;) rubber ducky debugging</text:p>
      <text:p text:style-name="P66"/>
      <text:p text:style-name="P67">DONT’ <text:s/>→→ Write , test and debug an entire program</text:p>
      <text:p text:style-name="P67"/>
      <text:p text:style-name="P67">DO →<text:tab/><text:tab/>Write function, test function debug function</text:p>
      <text:p text:style-name="P67"><text:tab/><text:tab/>Write function, test function debug function</text:p>
      <text:p text:style-name="P67"><text:tab/><text:tab/><text:tab/>*** Do integration testing ***</text:p>
      <text:p text:style-name="P67"/>
      <text:p text:style-name="P67"><text:tab/><text:tab/><text:span text:style-name="T29">MAKE SURE TO BACKUP CODE BEFORE CHANGING IT</text:span></text:p>
      <text:p text:style-name="P66"/>
      <text:p text:style-name="P65">Defenisive Programming: </text:p>
      <text:p text:style-name="P63"><text:tab/>1. Write specifications for functions so that you know how that <text:span text:style-name="T30">function</text:span> should work in practise ie <text:span text:style-name="T21">DocStrings.</text:span></text:p>
      <text:p text:style-name="P63"><text:tab/>2. write <text:span text:style-name="T31">modular programs</text:span> break up functions into s<text:span text:style-name="T28">m</text:span>aller pieces easier to test and debug.</text:p>
      <text:p text:style-name="P63"><text:tab/>3. check the<text:span text:style-name="T32"> co</text:span><text:span text:style-name="T33">n</text:span><text:span text:style-name="T32">dition ‘</text:span><text:span text:style-name="T33">value’</text:span><text:span text:style-name="T32"> of the inputs and outputs </text:span>so its easier to spot where errors are <text:span text:style-name="T28">occurring.</text:span></text:p>
      <text:p text:style-name="P63"/>
      <text:p text:style-name="P63"><text:span text:style-name="T34">Testing/Validation:</text:span> compare your input/output to the specification of the function. </text:p>
      <text:p text:style-name="P63">if its not working debug it.</text:p>
      <text:p text:style-name="P63">Also ask yourself how you <text:span text:style-name="T28">could</text:span> break your programme and find a solution to fix this.</text:p>
      <text:p text:style-name="P63"/>
      <text:p text:style-name="P68">Debugging:</text:p>
      <text:p text:style-name="P63">study events <text:span text:style-name="T36">leading up </text:span>to an error figure out why the error <text:span text:style-name="T28">occurred</text:span> and once you find the problem fix it.</text:p>
      <text:p text:style-name="P63"/>
      <text:p text:style-name="P32">Process of writing code that is easy to Test and Debug:</text:p>
      <text:p text:style-name="P63"/>
      <text:p text:style-name="P63"><text:tab/>1. from the start design your code to simplify this part ie&gt; separating the programme into <text:tab/><text:span text:style-name="T37">separate modules</text:span></text:p>
      <text:p text:style-name="P63"><text:tab/>2. <text:span text:style-name="T38">document constraints:</text:span> on modules (functions) -&gt; what do you expect the input and output <text:tab/>to be what is the purpose of the module.</text:p>
      <text:p text:style-name="P63"><text:tab/>3.<text:span text:style-name="T32">document assumptions:</text:span> behind the code design ie if you assumed that the entered value <text:tab/>was a <text:span text:style-name="T28">positive</text:span> int this could create a problem if a negative int was passed into the module <text:tab/>'function'.</text:p>
      <text:p text:style-name="P63"/>
      <text:p text:style-name="P63"><text:span text:style-name="T42">S</text:span><text:span text:style-name="T41">teps of </text:span><text:span text:style-name="T42">T</text:span><text:span text:style-name="T41">esting</text:span>:</text:p>
      <text:p text:style-name="P23"><text:tab/>ensu<text:span text:style-name="T28">r</text:span>e code runs:</text:p>
      <text:p text:style-name="P23"><text:tab/><text:tab/><text:span text:style-name="T28">1.</text:span>remove syntax errors</text:p>
      <text:p text:style-name="P23"><text:tab/><text:tab/><text:span text:style-name="T28">2.</text:span>remove static semantic errors</text:p>
      <text:p text:style-name="P23"><text:soft-page-break/><text:tab/><text:tab/>both these are <text:span text:style-name="T28">usually</text:span> found by the python interpreter</text:p>
      <text:p text:style-name="P23"><text:tab/>have a set of expected results:</text:p>
      <text:p text:style-name="P23"><text:tab/><text:tab/><text:span text:style-name="T28">1.</text:span>an input set</text:p>
      <text:p text:style-name="P23"><text:tab/><text:tab/><text:span text:style-name="T28">2.</text:span>for <text:span text:style-name="T28">each</text:span> input , there <text:span text:style-name="T28">expected</text:span> output <text:span text:style-name="T28">result </text:span></text:p>
      <text:p text:style-name="P63"/>
      <text:p text:style-name="P65">Classes of tests:</text:p>
      <text:p text:style-name="P65"><text:span text:style-name="T28">U</text:span>nit testing: </text:p>
      <text:p text:style-name="P63"><text:tab/>validate each piece of the programme </text:p>
      <text:p text:style-name="P63"><text:tab/>testing each <text:span text:style-name="T28">function in</text:span> the programme separately</text:p>
      <text:p text:style-name="P63"/>
      <text:p text:style-name="P65">Regression testing:</text:p>
      <text:p text:style-name="P63"><text:tab/>add test for bugs as you find them in a function</text:p>
      <text:p text:style-name="P63"><text:tab/>catch reintroduced errors that were previously fixed</text:p>
      <text:p text:style-name="P63">basically go back an<text:span text:style-name="T28">d</text:span> retest the <text:span text:style-name="T28">function</text:span> you fixed with the prior tests as the fix could have lead to another bug.</text:p>
      <text:p text:style-name="P63"/>
      <text:p text:style-name="P65"><text:span text:style-name="T28">integration</text:span> testing:</text:p>
      <text:p text:style-name="P63"><text:tab/>does overall program work </text:p>
      <text:p text:style-name="P63"><text:tab/>we tend to rush to this stage</text:p>
      <text:p text:style-name="P30"/>
      <text:p text:style-name="P30">So like using modules (<text:span text:style-name="T28">functions</text:span>) in order to break up your programme you should test the modules first individually to insure that they work before testing your how code</text:p>
      <text:p text:style-name="P63"/>
      <text:p text:style-name="P69">Tes<text:span text:style-name="T28">t</text:span>ing approaches:</text:p>
      <text:p text:style-name="P63"/>
      <text:p text:style-name="P63">* <text:span text:style-name="T28">I</text:span>ntuition: about natural <text:span text:style-name="T28">boundaries</text:span> to the problem</text:p>
      <text:p text:style-name="P63"/>
      <text:p text:style-name="P63">BLACK BOX TESTING: </text:p>
      <text:p text:style-name="P63"><text:tab/>* designed without looking at the code</text:p>
      <text:p text:style-name="P63"><text:tab/>* can be done by someone other than the implementer to avoid some implementer biases</text:p>
      <text:p text:style-name="P63"><text:tab/>* testing can be <text:span text:style-name="T28">reused</text:span> if the implementation changes</text:p>
      <text:p text:style-name="P63"/>
      <text:p text:style-name="P63">PATHS THROUGH SPECIFICATION:</text:p>
      <text:p text:style-name="P63"><text:tab/>when picking test inputs use natural <text:span text:style-name="T43">boundaries</text:span> numbers that might be special like <text:span text:style-name="T43">perfect</text:span> square <text:span text:style-name="T43">numbers</text:span> for example. really small number and larger number ie the extremes fo<text:span text:style-name="T43">r</text:span> the module as well as irrational numbers</text:p>
      <text:p text:style-name="P63"/>
      <text:p text:style-name="P68">GLASS BOX TESTING:</text:p>
      <text:p text:style-name="P68">LOOKS INSIDE THE BLACK BOX ITSELF</text:p>
      <text:p text:style-name="P63"/>
      <text:p text:style-name="P63">it uses the code to directly guide the design of the test cases</text:p>
      <text:p text:style-name="P63">called path_complete if every potential path through code is tested at least once</text:p>
      <text:p text:style-name="P63"/>
      <text:p text:style-name="P63">the <text:span text:style-name="T43">drawbacks</text:span> of this is it can go through loops many many times and you can also miss paths eg, cant test every path of a recursive problem.</text:p>
      <text:p text:style-name="P63"/>
      <text:p text:style-name="P70"><text:span text:style-name="T43">G</text:span>uideline to this testing </text:p>
      <text:p text:style-name="P63"/>
      <text:p text:style-name="P73">if BRANCHES :exercise all parts of a conditional</text:p>
      <text:p text:style-name="P63"><text:span text:style-name="T44">for LOOPS: test if the loop is not entered, body of loop executed exa</text:span><text:span text:style-name="T45">c</text:span><text:span text:style-name="T44">tly once, body of loop</text:span> <text:span text:style-name="T44">executed more than once</text:span></text:p>
      <text:p text:style-name="P74">WHILE LOOPS: same as for loops test all the ways that it is pos<text:span text:style-name="T43">s</text:span>ible to exit the loop</text:p>
      <text:p text:style-name="P63"><text:soft-page-break/></text:p>
      <text:p text:style-name="P32">BUGS: </text:p>
      <text:p text:style-name="P63"/>
      <text:p text:style-name="P63">Once you have discovered that your code does not run properly, you want to carry out the following things:</text:p>
      <text:p text:style-name="P24"><text:tab/>* isolate the bug(s)</text:p>
      <text:p text:style-name="P24"><text:tab/>*eradicate the bug(s)</text:p>
      <text:p text:style-name="P24"><text:tab/>* retest the code until it runs properly </text:p>
      <text:p text:style-name="P63"/>
      <text:p text:style-name="P63"><text:span text:style-name="T46">One</text:span> of the first computer scientist admiral Grace Murray Hopper was a female who worked on <text:span text:style-name="T46">building</text:span> a very large and simple <text:span text:style-name="T46">machine</text:span> by <text:span text:style-name="T46">today's</text:span> standards. When running code <text:span text:style-name="T46">through</text:span> the computer that test fo<text:span text:style-name="T46">r</text:span> sin cosine and tan in math they found the first 'BUG' in a programme as the <text:span text:style-name="T46">incorrect</text:span> <text:span text:style-name="T46">answers</text:span> were getting spat out. they could not figure out why this was <text:span text:style-name="T46">occurring</text:span> until one of the engineers took apart the computer and found that a moth had short <text:span text:style-name="T46">circuited</text:span> one of the relays in the machine.</text:p>
      <text:p text:style-name="P63"/>
      <text:p text:style-name="P63"/>
      <text:p text:style-name="P63"/>
      <text:p text:style-name="P63"/>
      <text:p text:style-name="P75">Runtime Bugs:</text:p>
      <text:p text:style-name="P63"/>
      <text:p text:style-name="P63">Overt vs covert bugs.</text:p>
      <text:p text:style-name="P63"><text:tab/>Overt bugs: <text:s/>have an <text:span text:style-name="T47">obvious manifestation</text:span> in that the <text:span text:style-name="T47">code crashes </text:span>or the code enters a <text:span text:style-name="T46">infinite</text:span> loop and <text:span text:style-name="T46">runs</text:span> forever </text:p>
      <text:p text:style-name="P63"><text:tab/>Covert bugs: has <text:span text:style-name="T38">no</text:span><text:span text:style-name="T47"> </text:span><text:span text:style-name="T48">obvious</text:span><text:span text:style-name="T47"> manifestation </text:span>code returns a va<text:span text:style-name="T46">l</text:span>ue which might be incorrect but its <text:span text:style-name="T47">hard to determine why</text:span>.</text:p>
      <text:p text:style-name="P63"/>
      <text:p text:style-name="P76">Persistent vs intermittent bugs:</text:p>
      <text:p text:style-name="P63"/>
      <text:p text:style-name="P63"><text:tab/><text:span text:style-name="T49">persistent </text:span>ones occur <text:span text:style-name="T46">every time</text:span> that the code is run</text:p>
      <text:p text:style-name="P63"><text:tab/><text:span text:style-name="T49">intermittent</text:span> only occurs some of the times even when the same input is used.</text:p>
      <text:p text:style-name="P63"/>
      <text:p text:style-name="P24">DEBUGGING:</text:p>
      <text:p text:style-name="P63"/>
      <text:p text:style-name="P59">STEEP LEARNING CURVE</text:p>
      <text:p text:style-name="P59">goal is to have a bug-free program</text:p>
      <text:p text:style-name="P59">tools: </text:p>
      <text:p text:style-name="P59"><text:tab/>* built in IDLE</text:p>
      <text:p text:style-name="P59"><text:tab/>* python tutor website its like debug50 :)</text:p>
      <text:p text:style-name="P59"><text:tab/>* Print statements this will help you pinpoint where the code is going wrong</text:p>
      <text:p text:style-name="P59"><text:tab/>*use your brain and be systematic in your hunt</text:p>
      <text:p text:style-name="P59"><text:tab/>*Talk to your duck and tell him how your code is suppose to react</text:p>
      <text:p text:style-name="P59"/>
      <text:p text:style-name="P59">Be scientific in your search for bugs. create a hypothesis of where you believe the error might be <text:span text:style-name="T46">occurring</text:span> and create tests to test that theory.</text:p>
      <text:p text:style-name="P59"/>
      <text:p text:style-name="P59">print statements are a great way to test a hypothesis:</text:p>
      <text:p text:style-name="P59">When to print</text:p>
      <text:p text:style-name="P59"><text:tab/>- when entering a function or module</text:p>
      <text:p text:style-name="P59"><text:tab/>-parameters that are being used by the function</text:p>
      <text:p text:style-name="P59"><text:tab/>-function output</text:p>
      <text:p text:style-name="P59"/>
      <text:p text:style-name="P59"><text:soft-page-break/>use bisection method </text:p>
      <text:p text:style-name="P59"><text:tab/>- put print halfway into code and decide which half the error must be in . rinse and repeat like binary search</text:p>
      <text:p text:style-name="P59"/>
      <text:p text:style-name="P59">for print printout actual value and <text:span text:style-name="T46">expected</text:span> value</text:p>
      <text:p text:style-name="P59"/>
      <text:p text:style-name="P59">Think before writing new code</text:p>
      <text:p text:style-name="P59">draw pictures and <text:span text:style-name="T46">formulate</text:span> a plan of action and take breaks.</text:p>
      <text:p text:style-name="P59"/>
      <text:p text:style-name="P59">explain the code to your duck</text:p>
      <text:p text:style-name="P59"/>
      <text:p text:style-name="P59">debugging DO'S AND DON'T:</text:p>
      <text:p text:style-name="P59"/>
      <text:p text:style-name="P59">DON'T: write the entire programme test the entire programme and debug the entire programme. CHANGE THE CODE WITHOUT BACKING IT UP </text:p>
      <text:p text:style-name="P59"/>
      <text:p text:style-name="P59">DODODODODO: WRITE A FUNCTION, TEST THE FUNCTION , DEBUG THE FUNCTION, RINSE AND REPEAT until you have an entire programme.</text:p>
      <text:p text:style-name="P63">backup the code change the code write down the potential bug in the code test the code then compare the new code with the old code.</text:p>
      <text:p text:style-name="P63"/>
      <text:p text:style-name="P77">Exceptions and Assertions:</text:p>
      <text:p text:style-name="P63"/>
      <text:p text:style-name="P78">Common python type errors:</text:p>
      <text:p text:style-name="P78"/>
      <text:p text:style-name="P78">SyntaxError: python can't parse the program</text:p>
      <text:p text:style-name="P78">NameError: local or global name not found</text:p>
      <text:p text:style-name="P78">AttributreError: attribute reference fail</text:p>
      <text:p text:style-name="P78">TypeError: operand doesn't have correct type</text:p>
      <text:p text:style-name="P78">ValueError: operand type okay, but value is illegal</text:p>
      <text:p text:style-name="P78">IndexError: when you go out of bounds for a list or other data structure </text:p>
      <text:p text:style-name="P78">IOError: IO system reports malfunction (e.g. file not found)</text:p>
      <text:p text:style-name="P78">ZeroDivisonError: dividing a numberby the value 0 (this is not possible in math)</text:p>
      <text:p text:style-name="P63"/>
      <text:p text:style-name="P63">This is Python COMPLAINING </text:p>
      <text:p text:style-name="P63"/>
      <text:p text:style-name="P81">What to do when you encounter an error:</text:p>
      <text:p text:style-name="P63"/>
      <text:p text:style-name="P63"><text:tab/>we raise an exception using the raise function like the return operand for a function</text:p>
      <text:p text:style-name="P63"/>
      <text:p text:style-name="P63">try: these are keywords that allow you to print out a specific statement using</text:p>
      <text:p text:style-name="P63">except: this keyword if a pre defined error occurs </text:p>
      <text:p text:style-name="P63"/>
      <text:p text:style-name="P82">else:</text:p>
      <text:p text:style-name="P63"><text:span text:style-name="T37"><text:tab/></text:span>this is executed when <text:span text:style-name="T46">no</text:span> <text:span text:style-name="T46">exception</text:span> of associated 'try' body <text:span text:style-name="T46">is raised</text:span></text:p>
      <text:p text:style-name="P63"/>
      <text:p text:style-name="P73">finally:</text:p>
      <text:p text:style-name="P63"><text:span text:style-name="T36"><text:tab/></text:span>* body of this is always executed after try, else and except clauses, even if they raised <text:tab/>another error or executed a break, continue or return </text:p>
      <text:p text:style-name="P63"><text:tab/>*useful for clean-<text:span text:style-name="T46">u</text:span>p code that should be run no matter what else happened (e.g. close a file)</text:p>
      <text:p text:style-name="P63"/>
      <text:p text:style-name="P63">except ValueError: this could be used like an elif statement</text:p>
      <text:p text:style-name="P63"><text:soft-page-break/></text:p>
      <text:p text:style-name="P63">It's possible to raise a<text:span text:style-name="T46">n</text:span> exception when unable to pro<text:span text:style-name="T46">d</text:span>uce a result consistent with function's specification as follows</text:p>
      <text:p text:style-name="P63"/>
      <text:p text:style-name="P63">raise &lt;exceptionName&gt;(&lt;arguments&gt;)</text:p>
      <text:p text:style-name="P63"/>
      <text:p text:style-name="P63">raise ValueError('something is wrong') string should be more <text:span text:style-name="T46">precise</text:span> </text:p>
      <text:p text:style-name="P63"/>
      <text:p text:style-name="P63">revise <text:span text:style-name="T50">exceptions</text:span> as control flow</text:p>
      <text:p text:style-name="P63"/>
      <text:p text:style-name="P23">ASSERTIONS:</text:p>
      <text:p text:style-name="P63"/>
      <text:p text:style-name="P63"><text:tab/>* want to be sure that the assumptions on state of <text:span text:style-name="T46">computation</text:span> are as expected </text:p>
      <text:p text:style-name="P63"><text:tab/>* use an assert statement to raise an AssertionError exception if assumption not met</text:p>
      <text:p text:style-name="P63"><text:tab/>* an example of defensive programming</text:p>
      <text:p text:style-name="P63"/>
      <text:p text:style-name="P63">these assertion tests could be on inputs or throughout the code to insure that the correct computation is taking place</text:p>
      <text:p text:style-name="P63">it basically makes sure the code is true and if it's not it raises an assertion.</text:p>
      <text:p text:style-name="P63"/>
      <text:p text:style-name="P32">e.g. </text:p>
      <text:p text:style-name="P32">def avg(grades) </text:p>
      <text:p text:style-name="P32"><text:s text:c="4"/>assert not len(grades) == 0, 'no grades data'</text:p>
      <text:p text:style-name="P32"><text:s text:c="4"/>return sum(grades)/ len(grades)</text:p>
      <text:p text:style-name="P32"/>
      <text:p text:style-name="P63">* this raises an AsertionError if it is given an empty list for grades</text:p>
      <text:p text:style-name="P63">* otherwise runs ok</text:p>
      <text:p text:style-name="P63"/>
      <text:p text:style-name="P45">in assertion you only run the assertion when the condition when its false</text:p>
      <text:p text:style-name="P63"/>
      <text:p text:style-name="P63">so example above runs when len(grades) = 0 </text:p>
      <text:p text:style-name="P63">logic is when 0 len(grades) == <text:span text:style-name="T46">0</text:span> is true however its not before it so when it is 0 assertion is carried out and the statement 'no grades enter' is printed.</text:p>
      <text:p text:style-name="P63"/>
      <text:p text:style-name="P63"><text:s/></text:p>
      <text:p text:style-name="P33">Assertions as defensive programming:</text:p>
      <text:p text:style-name="P63"/>
      <text:p text:style-name="P63"><text:tab/><text:span text:style-name="T51">* assertions don't allow a programmer to control response to unexpected conditions </text:span></text:p>
      <text:p text:style-name="P78"><text:tab/>*ensure that execution <text:span text:style-name="T52">haults</text:span> whenever an expected <text:span text:style-name="T53">condition</text:span> is not met</text:p>
      <text:p text:style-name="P78"><text:tab/>* typicall<text:span text:style-name="T53">y</text:span> used to check inputs to functions procedures, but can be used anywhere</text:p>
      <text:p text:style-name="P78"><text:tab/>*can be used to check outputs of a function to avoid propagating bad values <text:s/></text:p>
      <text:p text:style-name="P78"><text:tab/>* can make it easier to <text:span text:style-name="T53">locate</text:span> source of a bug</text:p>
      <text:p text:style-name="P63"/>
      <text:p text:style-name="P63"/>
      <text:p text:style-name="P63"/>
      <text:p text:style-name="P63"/>
      <text:p text:style-name="P63"/>
      <text:p text:style-name="P63"/>
      <text:p text:style-name="P63"/>
      <text:p text:style-name="P63"/>
      <text:p text:style-name="P63"/>
      <text:p text:style-name="P63"/>
      <text:p text:style-name="P13"><text:soft-page-break/></text:p>
      <text:p text:style-name="P13">Objected Oriented Programming: <text:span text:style-name="T54">week 5 Lecture Notes MIT6.00.1x</text:span></text:p>
      <text:p text:style-name="P106"/>
      <text:p text:style-name="P107"/>
      <text:p text:style-name="P108"><text:span text:style-name="T55">Genius, talent, vision, inspiration, words bounded about all too frequently, necessary but not sufficient, what the artist really requires is the patience to do it right"</text:span><text:span text:style-name="T21"> </text:span></text:p>
      <text:p text:style-name="P107"/>
      <text:p text:style-name="P108"><text:span text:style-name="T21">different data types in python</text:span>.</text:p>
      <text:p text:style-name="P106"/>
      <text:list xml:id="list2058685394" text:style-name="L1">
        <text:list-item>
          <text:p text:style-name="P83">int: 1234 or 88</text:p>
        </text:list-item>
        <text:list-item>
          <text:p text:style-name="P83">float: 3.0 or 3.14</text:p>
        </text:list-item>
        <text:list-item>
          <text:p text:style-name="P83">string: 'Hello world!' or '1234'</text:p>
        </text:list-item>
        <text:list-item>
          <text:p text:style-name="P83">List: [1,2,3,4,5,9,6]</text:p>
        </text:list-item>
        <text:list-item>
          <text:p text:style-name="P83">dict: {boris:80, david:82, may:56}</text:p>
        </text:list-item>
      </text:list>
      <text:p text:style-name="P106"/>
      <text:p text:style-name="P106">each of these data types is an instance of an object, and every object has:</text:p>
      <text:list xml:id="list1307929318" text:style-name="L41">
        <text:list-item>
          <text:p text:style-name="P84">a type</text:p>
        </text:list-item>
        <text:list-item>
          <text:p text:style-name="P84">an internal data representation (primitive or composite)</text:p>
        </text:list-item>
        <text:list-item>
          <text:p text:style-name="P84">a set of <text:span text:style-name="T21">procedures ‘</text:span><text:span text:style-name="T22">methods</text:span><text:span text:style-name="T61">’</text:span> for interaction with the object</text:p>
        </text:list-item>
      </text:list>
      <text:p text:style-name="P106"/>
      <text:p text:style-name="P106">each instance us<text:span text:style-name="T54">e</text:span> a particular type of object ‘<text:span text:style-name="T61">class</text:span>:</text:p>
      <text:p text:style-name="P106"/>
      <text:p text:style-name="P106">1234 is an instance of an int</text:p>
      <text:p text:style-name="P106">a = 'hello' -&gt; an is an instance of a string</text:p>
      <text:p text:style-name="P106"/>
      <text:p text:style-name="P106">we give objects type <text:span text:style-name="T54">because</text:span> that gives us the ability to manipulate them.</text:p>
      <text:p text:style-name="P106"/>
      <text:p text:style-name="P15">Objected Oriented Programming (OOP):</text:p>
      <text:list xml:id="list1625020236" text:style-name="L42">
        <text:list-item>
          <text:p text:style-name="P85">everything in python is an object and has a type <text:span text:style-name="T54">e.g. variables </text:span></text:p>
        </text:list-item>
        <text:list-item>
          <text:p text:style-name="P85"><text:span text:style-name="T62">obje</text:span><text:span text:style-name="T63">c</text:span><text:span text:style-name="T62">ts are a data abstraction</text:span> that capture:</text:p>
        </text:list-item>
      </text:list>
      <text:list xml:id="list442419875" text:style-name="L43">
        <text:list-item>
          <text:p text:style-name="P86">internal representation through data <text:span text:style-name="T54">attributes</text:span> </text:p>
        </text:list-item>
        <text:list-item>
          <text:p text:style-name="P86">interface for interacting with object through methods (procedures),defines <text:span text:style-name="T54">behaviours</text:span> but hides implementation</text:p>
        </text:list-item>
      </text:list>
      <text:p text:style-name="P106"/>
      <text:p text:style-name="P106">we can: </text:p>
      <text:list xml:id="list3218833233" text:style-name="L44">
        <text:list-item>
          <text:p text:style-name="P87">create new <text:span text:style-name="T54">instances</text:span> of objects</text:p>
        </text:list-item>
        <text:list-item>
          <text:p text:style-name="P87">can destroy objects:</text:p>
        </text:list-item>
      </text:list>
      <text:list xml:id="list926646473" text:style-name="L45">
        <text:list-item>
          <text:p text:style-name="P88">explicitly using del keyword or just 'forget' about them</text:p>
        </text:list-item>
        <text:list-item>
          <text:p text:style-name="P88">python system will reclaim destroyed or inaccesible objects- called 'garbage collection'</text:p>
        </text:list-item>
      </text:list>
      <text:p text:style-name="P106"/>
      <text:p text:style-name="P106">if we creat<text:span text:style-name="T54">e</text:span> our own data object type we should use it ju<text:span text:style-name="T54">s</text:span>t the same as the one's pyhtons default types (i.e lists or int etc.)</text:p>
      <text:p text:style-name="P106"/>
      <text:p text:style-name="P71">Creating and using your own Obje<text:span text:style-name="T54">c</text:span>ts with classes:</text:p>
      <text:p text:style-name="P106"/>
      <text:list xml:id="list68888052" text:style-name="L46">
        <text:list-item>
          <text:p text:style-name="P89"><text:s/>make a distinction between<text:span text:style-name="T38"> creating a class</text:span> and <text:span text:style-name="T47">using an instance</text:span> of the class</text:p>
        </text:list-item>
        <text:list-item>
          <text:p text:style-name="P89">creating the class involves:</text:p>
        </text:list-item>
      </text:list>
      <text:list xml:id="list3324334330" text:style-name="L47">
        <text:list-item>
          <text:p text:style-name="P90">defining the class name</text:p>
        </text:list-item>
        <text:list-item>
          <text:p text:style-name="P90">defining class attributes ‘<text:span text:style-name="T61">methods’</text:span></text:p>
        </text:list-item>
        <text:list-item>
          <text:p text:style-name="P90">for example, someone wrote code to implement a list class</text:p>
        </text:list-item>
      </text:list>
      <text:list xml:id="list3896791522" text:style-name="L48">
        <text:list-item>
          <text:p text:style-name="P91">using the class <text:span text:style-name="T54">involves</text:span>:</text:p>
        </text:list-item>
      </text:list>
      <text:list xml:id="list3839974619" text:style-name="L49">
        <text:list-item>
          <text:p text:style-name="P92">creating the new instances of objects</text:p>
        </text:list-item>
        <text:list-item>
          <text:p text:style-name="P92"><text:soft-page-break/>doing operations on the instances </text:p>
        </text:list-item>
        <text:list-item>
          <text:p text:style-name="P92">for example, L=[l, 2] and len(L) -&gt; 2'this last part is me'</text:p>
        </text:list-item>
      </text:list>
      <text:p text:style-name="P106"/>
      <text:p text:style-name="P106"/>
      <text:p text:style-name="P16">Advantages of ‘OOP’ <text:span text:style-name="T65">Object Orientated programming:</text:span></text:p>
      <text:p text:style-name="P106"/>
      <text:list xml:id="list510936811" text:style-name="L50">
        <text:list-item>
          <text:p text:style-name="P93">bundle data into packages together with procedures that work on them through well defined interfaces </text:p>
        </text:list-item>
        <text:list-item>
          <text:p text:style-name="P93">divide-and-conquer development</text:p>
        </text:list-item>
      </text:list>
      <text:list xml:id="list1338630415" text:style-name="L51">
        <text:list-item>
          <text:p text:style-name="P94">implement and test behaviour of each class separately</text:p>
        </text:list-item>
        <text:list-item>
          <text:p text:style-name="P94">increase <text:span text:style-name="T65">modularity</text:span> reduces the complexity </text:p>
        </text:list-item>
      </text:list>
      <text:list xml:id="list2898832438" text:style-name="L52">
        <text:list-item>
          <text:p text:style-name="P95">classes make it easy to reuse code</text:p>
        </text:list-item>
      </text:list>
      <text:list xml:id="list1018205992" text:style-name="L53">
        <text:list-item>
          <text:p text:style-name="P96">many python modules define new classes</text:p>
        </text:list-item>
        <text:list-item>
          <text:p text:style-name="P96">each class has a separate environment (no collision on function names) <text:span text:style-name="T65">e.g. the.. .sort function for list and tuples we have different coding one for each class, therefore in theory .sort could do different operations in each class if you so choose</text:span></text:p>
        </text:list-item>
        <text:list-item>
          <text:p text:style-name="P96">inheritance allows subclasses to <text:span text:style-name="T65">redefine</text:span> or extend a selected subset of <text:span text:style-name="T65">superclass</text:span>' behaviour </text:p>
        </text:list-item>
      </text:list>
      <text:p text:style-name="P106"/>
      <text:p text:style-name="P17">Define your own types:</text:p>
      <text:list xml:id="list2561094774" text:style-name="L54">
        <text:list-item>
          <text:p text:style-name="P97">use the class keyword to define a new type</text:p>
        </text:list-item>
      </text:list>
      <text:p text:style-name="P106"><text:tab/><text:tab/>class Coordinate(object):</text:p>
      <text:p text:style-name="P106"><text:tab/><text:tab/><text:tab/>&lt;define attributes here&gt;</text:p>
      <text:list xml:id="list1668849690" text:style-name="L55">
        <text:list-item>
          <text:p text:style-name="P98">similar to to def, indent <text:span text:style-name="T65">the</text:span> code to indicate which statements are part of the c<text:span text:style-name="T65">la</text:span>ss definition </text:p>
        </text:list-item>
        <text:list-item>
          <text:p text:style-name="P98">the word object means that Coordinate is a python object and inherits all its <text:span text:style-name="T65">attributes</text:span> </text:p>
        </text:list-item>
      </text:list>
      <text:list xml:id="list3929956544" text:style-name="L56">
        <text:list-item>
          <text:p text:style-name="P54">Coordinate is a subclass of object </text:p>
        </text:list-item>
        <text:list-item>
          <text:p text:style-name="P54">object is a superclass of Coordinate</text:p>
        </text:list-item>
      </text:list>
      <text:p text:style-name="P106"/>
      <text:p text:style-name="P71">what are ATTRIBUTES:</text:p>
      <text:list xml:id="list825328221" text:style-name="L57">
        <text:list-item>
          <text:p text:style-name="P99">data and procedure<text:span text:style-name="T65">s</text:span> that belong to the class</text:p>
        </text:list-item>
        <text:list-item>
          <text:p text:style-name="P99">DATA attributes:</text:p>
        </text:list-item>
      </text:list>
      <text:list xml:id="list1803110699" text:style-name="L58">
        <text:list-item>
          <text:p text:style-name="P100">think of data as other objects that make up the class</text:p>
        </text:list-item>
        <text:list-item>
          <text:p text:style-name="P100"><text:span text:style-name="T21">e.g. a coordinate is made up of two numbers </text:span><text:span text:style-name="T23">or ints</text:span></text:p>
          <text:p text:style-name="P46"/>
        </text:list-item>
      </text:list>
      <text:list xml:id="list3390685213" text:style-name="L59">
        <text:list-item>
          <text:p text:style-name="P101">PROCEDURAL ATTRIBUTES (METHODS)<text:tab/></text:p>
        </text:list-item>
      </text:list>
      <text:list xml:id="list704118308" text:style-name="L60">
        <text:list-item>
          <text:p text:style-name="P102">think of <text:span text:style-name="T66">methods as </text:span><text:span text:style-name="T67">functions</text:span> that only work with this class</text:p>
        </text:list-item>
        <text:list-item>
          <text:p text:style-name="P102">e.g. you can define the distance between two Coordinate objects but there is no meaning to a distance between two list objects</text:p>
        </text:list-item>
      </text:list>
      <text:p text:style-name="P106"/>
      <text:p text:style-name="P15">defining how to create an instance of a class:</text:p>
      <text:list xml:id="list2580574030" text:style-name="L61">
        <text:list-item>
          <text:p text:style-name="P103">first have to define how to create an instance of the object</text:p>
        </text:list-item>
        <text:list-item>
          <text:p text:style-name="P103">use a special method called __init__ to initialize some data attributes</text:p>
        </text:list-item>
      </text:list>
      <text:p text:style-name="P106"/>
      <text:p text:style-name="P106">class Coordinate(object):</text:p>
      <text:p text:style-name="P106"><draw:line text:anchor-type="paragraph" draw:z-index="0" draw:name="Shape1" draw:style-name="gr1" draw:text-style-name="P227" svg:x1="0.31cm" svg:y1="2.672cm" svg:x2="3.67cm" svg:y2="0.291cm"><text:p/></draw:line><draw:line text:anchor-type="paragraph" draw:z-index="1" draw:name="Shape2" draw:style-name="gr1" draw:text-style-name="P227" svg:x1="0.893cm" svg:y1="3.201cm" svg:x2="2.666cm" svg:y2="0.291cm"><text:p/></draw:line><text:s text:c="3"/><text:tab/>def __init__(self, x, y): &lt;<text:span text:style-name="T69">- x,y ther</text:span><text:span text:style-name="T70">e</text:span><text:span text:style-name="T69"> is what data initializes a </text:span><text:span text:style-name="T70">Coordinate</text:span><text:span text:style-name="T69"> object </text:span><text:span text:style-name="T70">to</text:span></text:p>
      <text:p text:style-name="P106"><text:tab/><text:tab/>self.x = x</text:p>
      <text:p text:style-name="P106"><text:tab/><text:tab/>self.y = y -&gt; <text:span text:style-name="T69">this code specifes htat there are two data attributes fo every Coordinate object</text:span></text:p>
      <text:p text:style-name="P106"/>
      <text:p text:style-name="P106"/>
      <text:p text:style-name="P106"><text:span text:style-name="T7">self </text:span><text:span text:style-name="T11">→ </text:span><text:s text:c="2"/>parameter that refers to an instance of the class by tradition it is called self</text:p>
      <text:p text:style-name="P106"><text:span text:style-name="T7">__init__ </text:span><text:span text:style-name="T11">→ </text:span>is a special method to create an instance <text:span text:style-name="T73">of the class this is what is called when you create a new instance </text:span></text:p>
      <text:p text:style-name="P106"><text:soft-page-break/></text:p>
      <text:p text:style-name="P106"/>
      <text:p text:style-name="P106"/>
      <text:p text:style-name="P25">I got this explanation that really made it clear to me: "The class is the drawing of - lets say a car. The drawing does not drive anywhere. The instances are the actual manufactured cars. With one drawing you can manufacture many cars, and the individual cars can go anywhere independently of each other"</text:p>
      <text:p text:style-name="P55"/>
      <text:p text:style-name="P55">METHODS: </text:p>
      <text:p text:style-name="P106"/>
      <text:list xml:id="list420254324" text:style-name="L62">
        <text:list-item>
          <text:p text:style-name="P104">procedural attribute, like a <text:span text:style-name="T73">function</text:span> that works only with this class</text:p>
        </text:list-item>
        <text:list-item>
          <text:p text:style-name="P104">python always passed the actual object as the first <text:span text:style-name="T73">argument</text:span>, convention is to use self as the name of the first <text:span text:style-name="T73">argument</text:span> of all methods</text:p>
        </text:list-item>
        <text:list-item>
          <text:p text:style-name="P104"/>
        </text:list-item>
        <text:list-item>
          <text:p text:style-name="P104"><text:span text:style-name="T73">T</text:span>he '.' operator 'e.g. list.sort()' is used to access the attribute</text:p>
        </text:list-item>
      </text:list>
      <text:list xml:id="list1597224870" text:style-name="L63">
        <text:list-item>
          <text:p text:style-name="P105">a data attribute of an object</text:p>
        </text:list-item>
        <text:list-item>
          <text:p text:style-name="P105">a method of an object </text:p>
        </text:list-item>
      </text:list>
      <text:p text:style-name="P106"/>
      <text:p text:style-name="P106">e.g.</text:p>
      <text:p text:style-name="P42">class Coordinate(object):</text:p>
      <text:p text:style-name="P42"><text:tab/>def __init__(self, x, y):</text:p>
      <text:p text:style-name="P42"><text:tab/><text:tab/>self.x = x</text:p>
      <text:p text:style-name="P42"><text:tab/><text:tab/>self.y = y</text:p>
      <text:p text:style-name="P42"><text:tab/>def distance(self, other):</text:p>
      <text:p text:style-name="P42"><text:tab/><text:tab/>x_diff_sq = (self.x-other.x) ** 2<text:line-break/> <text:s text:c="7"/><text:tab/><text:tab/>y_diff_sq = (self.y-other.y) ** 2</text:p>
      <text:p text:style-name="P42"><text:tab/><text:tab/>return (x_diff_sq + y_diff_sq) ** 0.5</text:p>
      <text:p text:style-name="P42"><text:tab/>def __str__(self):<text:line-break/> <text:s text:c="3"/><text:tab/><text:tab/>return '&lt;' + str(self.x) + ',' + str(self.y) + '&gt;'</text:p>
      <text:p text:style-name="P42"><text:tab/>def __sub__(self, other):<text:line-break/> <text:s text:c="7"/><text:tab/> <text:tab/>return Coordinate(slef.x - other.x, self.y - other.y)</text:p>
      <text:p text:style-name="P42"><text:tab/>def __eq__(self, other):</text:p>
      <text:p text:style-name="P42"><text:tab/><text:tab/>self == other <text:s/>-&gt;jist example of what it does not the actual code</text:p>
      <text:p text:style-name="P42"><text:tab/>def __add__(self, other):</text:p>
      <text:p text:style-name="P42"><text:tab/><text:tab/>self + other</text:p>
      <text:p text:style-name="P42"><text:tab/>def __len__(self):</text:p>
      <text:p text:style-name="P42"><text:tab/><text:tab/>len(self)</text:p>
      <text:p text:style-name="P42"><text:tab/>def __it__(self, other):</text:p>
      <text:p text:style-name="P42"><text:tab/><text:tab/>self &lt; other</text:p>
      <text:p text:style-name="P42"><text:tab/>def __str__(self):</text:p>
      <text:p text:style-name="P42"><text:tab/><text:tab/>print(self)</text:p>
      <text:p text:style-name="P106"><text:tab/></text:p>
      <text:p text:style-name="P55"><text:span text:style-name="T74">T</text:span>here are more of these look them up they are spceial operators of this class type and def will code what they do when called you can <text:span text:style-name="T74">re</text:span>define them to <text:span text:style-name="T74">override</text:span> them <text:span text:style-name="T74">be careful of this my advice don’t do it create a new class that is similar</text:span></text:p>
      <text:p text:style-name="P106"/>
      <text:p text:style-name="P47">pyth<text:span text:style-name="T74">o</text:span>n calls the __str__ method when used with print on your class object </text:p>
      <text:p text:style-name="P106">e.g.</text:p>
      <text:p text:style-name="P106">c = Coordinate(3,4)</text:p>
      <text:p text:style-name="P106"><text:span text:style-name="T74">O</text:span>rigin = Coordinate(0,0)</text:p>
      <text:p text:style-name="P106">print(c)</text:p>
      <text:p text:style-name="P106">print(origin) -&gt;&gt;&gt; prints the following code</text:p>
      <text:p text:style-name="P106"><text:soft-page-break/>&lt;3,4&gt;</text:p>
      <text:p text:style-name="P106">&lt;0,0&gt;</text:p>
      <text:p text:style-name="P106"/>
      <text:p text:style-name="P47">isinstance() is a great fucntion to use when testing the <text:span text:style-name="T74">whether</text:span> an object is an instance of a class or of a subclass <text:span text:style-name="T74">there off</text:span></text:p>
      <text:p text:style-name="P47">a = 8</text:p>
      <text:p text:style-name="P47">isinstance(c, Coordinate) -&gt; returns True</text:p>
      <text:p text:style-name="P47">isinstance(a, int) <text:s/>-&gt; returns True </text:p>
      <text:p text:style-name="P47">isinstance(a, str) -&gt;returns False <text:span text:style-name="T74">this is better than using if a == ‘str’ just right if isinstance(a, str)</text:span></text:p>
      <text:p text:style-name="P47"/>
      <text:p text:style-name="P197"><text:span text:style-name="T75">S</text:span>pecial <text:span text:style-name="T75">O</text:span>perators:</text:p>
      <text:p text:style-name="P196"/>
      <text:list xml:id="list4006093848" text:style-name="L64">
        <text:list-item>
          <text:p text:style-name="P112">here in the example below shows what occurs when certain operators like *, +, /, - etc, are applied between two instances of the created class</text:p>
        </text:list-item>
        <text:list-item>
          <text:p text:style-name="P112">e.g. <text:span text:style-name="T64">def __sub__(self, other):<text:line-break/> return Coordinate(slef.x - other.x, self.y – other.y)</text:span></text:p>
          <text:p text:style-name="P112"><text:span text:style-name="T64">t</text:span><text:span text:style-name="T62">his returns the difference between the two Coordinates </text:span></text:p>
        </text:list-item>
      </text:list>
      <text:p text:style-name="P43"/>
      <text:p text:style-name="P113"/>
      <text:p text:style-name="P114">when <text:s/>using something like list.reverse() the .reverse() is not actually a func<text:span text:style-name="T61">tion</text:span> it is a pr<text:span text:style-name="T61">o</text:span>cedure that is conatined and defined inside the list class.</text:p>
      <text:p text:style-name="P114"/>
      <text:p text:style-name="P18"/>
      <text:p text:style-name="P18">The Power of Object Orientated Programming :</text:p>
      <text:p text:style-name="P18"/>
      <text:list xml:id="list1501014204" text:style-name="L65">
        <text:list-item>
          <text:p text:style-name="P115"><text:span text:style-name="T21">bundle together objects</text:span> that share</text:p>
        </text:list-item>
      </text:list>
      <text:list xml:id="list2011263645" text:style-name="L66">
        <text:list-item>
          <text:p text:style-name="P116">common attributes </text:p>
        </text:list-item>
        <text:list-item>
          <text:p text:style-name="P116">and procedures that operate on those attributes <text:s text:c="3"/><text:span text:style-name="T76">→ <text:s/></text:span><text:span text:style-name="T39">these are abstraction </text:span></text:p>
        </text:list-item>
      </text:list>
      <text:list xml:id="list118957886" text:style-name="L67">
        <text:list-item>
          <text:p text:style-name="P117">use <text:span text:style-name="T77">abstraction</text:span> to make a distinction between how to implement an object vs how to use the object</text:p>
        </text:list-item>
        <text:list-item>
          <text:p text:style-name="P117">build <text:span text:style-name="T66">layers </text:span>of object abstractions that inherit behaviours from other classes of objects</text:p>
        </text:list-item>
        <text:list-item>
          <text:p text:style-name="P117">create our <text:span text:style-name="T78">own classes of objects</text:span> on top of Python’s basic classes <text:s/></text:p>
        </text:list-item>
      </text:list>
      <text:p text:style-name="P118"/>
      <text:p text:style-name="P109"><text:span text:style-name="T21">Implementing the Class</text:span> <text:s text:c="5"/>vs <text:s text:c="5"/><text:span text:style-name="T62">Using the Class</text:span></text:p>
      <text:p text:style-name="P118"/>
      <text:list xml:id="list2045350313" text:style-name="L68">
        <text:list-item>
          <text:p text:style-name="P119">write code from two different perspectives </text:p>
        </text:list-item>
        <text:list-item>
          <text:p text:style-name="P119">all class examples we saw so far were numerical</text:p>
        </text:list-item>
      </text:list>
      <text:p text:style-name="P156"/>
      <text:p text:style-name="P120"><text:s/></text:p>
      <text:p text:style-name="P110"><text:span text:style-name="T38">Implementing</text:span> a new object type with a class</text:p>
      <text:list xml:id="list2968014470" text:style-name="L69">
        <text:list-item>
          <text:p text:style-name="P48"><text:span text:style-name="T38">define </text:span>the class</text:p>
        </text:list-item>
        <text:list-item>
          <text:p text:style-name="P48">define <text:span text:style-name="T38">data attributes</text:span> (what IS the object)</text:p>
        </text:list-item>
        <text:list-item>
          <text:p text:style-name="P48">define <text:span text:style-name="T38">methods </text:span>(HOW to use the object)</text:p>
        </text:list-item>
        <text:list-item>
          <text:p text:style-name="P49">class is the t<text:span text:style-name="T38">ype</text:span></text:p>
        </text:list-item>
        <text:list-item>
          <text:p text:style-name="P49">class defines data and methods <text:span text:style-name="T38">common across all instances </text:span>of that class type</text:p>
        </text:list-item>
        <text:list-item>
          <text:p text:style-name="P49">a Coordinate type <text:s/>→ <text:s/>class Coordinate(object):</text:p>
        </text:list-item>
        <text:list-item>
          <text:p text:style-name="P49">self refers to any instance while defining the class</text:p>
        </text:list-item>
      </text:list>
      <text:p text:style-name="P120"/>
      <text:p text:style-name="P111"><text:span text:style-name="T38">Using ‘</text:span><text:span text:style-name="T40">Instance’</text:span> the new object type in code :</text:p>
      <text:list xml:id="list2857248305" text:style-name="L70">
        <text:list-item>
          <text:p text:style-name="P121">create<text:span text:style-name="T38"> instances</text:span> of the object type</text:p>
        </text:list-item>
        <text:list-item>
          <text:p text:style-name="P121">do <text:span text:style-name="T38">operations</text:span> with them </text:p>
        </text:list-item>
        <text:list-item>
          <text:p text:style-name="P122">instance is <text:span text:style-name="T38">one particular </text:span>object <text:s/>→ mycoo = Coordinate(1,2)</text:p>
        </text:list-item>
        <text:list-item>
          <text:p text:style-name="P122"><text:soft-page-break/>data values vary between different instances because they are different objects</text:p>
        </text:list-item>
        <text:list-item>
          <text:p text:style-name="P122">instances have the s<text:span text:style-name="T38">tructure of the class</text:span></text:p>
        </text:list-item>
      </text:list>
      <text:p text:style-name="P123"/>
      <text:p text:style-name="P123"/>
      <text:p text:style-name="P27">When getting information of an instance outside the class defintion always use the .get_age<text:span text:style-name="T80">() </text:span>‘function’ as this helps prevents bugs. <text:s/>This is good style and is easier to maintain. <text:span text:style-name="T81">Even thought python allows you to access directly e.g. a.age <text:s/>this is bad style </text:span><text:span text:style-name="T68">AVOID. </text:span></text:p>
      <text:p text:style-name="P124"/>
      <text:p text:style-name="P156"><text:span text:style-name="T82">Default Arguments</text:span> <text:span text:style-name="T81">for formal parameters are used if no actual arguments is given</text:span></text:p>
      <text:p text:style-name="P126">def set_name(self, newname=’’)</text:p>
      <text:p text:style-name="P126">default is used her: <text:s text:c="2"/>a.set_name() <text:s/>→ name will be <text:s/>an empty sring ‘’</text:p>
      <text:p text:style-name="P126">argument passed is used her: <text:s text:c="3"/>a.set_name(‘fluffyl) → name will be ‘fluffy’</text:p>
      <text:p text:style-name="P156"/>
      <text:p text:style-name="P127"><text:span text:style-name="T83">Hierarchies</text:span> </text:p>
      <text:p text:style-name="P127"/>
      <text:p text:style-name="P129">Animals → <text:s/>(person, cat, rabbit)→ <text:s/>(person → student)</text:p>
      <text:p text:style-name="P129"/>
      <text:list xml:id="list2651500289" text:style-name="L71">
        <text:list-item>
          <text:p text:style-name="P128">Parent class(superclass) == Animals</text:p>
        </text:list-item>
        <text:list-item>
          <text:p text:style-name="P128">child class(subclass) == person, cat, rabbit</text:p>
        </text:list-item>
      </text:list>
      <text:p text:style-name="P129"/>
      <text:p text:style-name="P129"><text:span text:style-name="T66">Child class </text:span>inherits all the <text:span text:style-name="T83">behaviors</text:span> of its <text:span text:style-name="T38">parent</text:span> class. You can <text:span text:style-name="T83">add more </text:span>behaviours and info the to child class and you can also <text:span text:style-name="T21">override</text:span> the child class <text:span text:style-name="T38">inherited</text:span> behaviours it got from the adult class.</text:p>
      <text:p text:style-name="P129"/>
      <text:p text:style-name="P19">Which method or ‘attribute’ to use:</text:p>
      <text:p text:style-name="P19"/>
      <text:list xml:id="list3351278062" text:style-name="L72">
        <text:list-item>
          <text:p text:style-name="P152">subclass can have <text:span text:style-name="T80">methods with the same name</text:span> as the superclass</text:p>
        </text:list-item>
        <text:list-item>
          <text:p text:style-name="P152">subclass can have <text:span text:style-name="T80">methods with the same name</text:span> as other subclasses</text:p>
        </text:list-item>
        <text:list-item>
          <text:p text:style-name="P152">for instances of a class, look for a method name in the <text:span text:style-name="T78">current class </text:span><text:span text:style-name="T79">definition</text:span></text:p>
        </text:list-item>
        <text:list-item>
          <text:p text:style-name="P152">if not found, look for method name <text:span text:style-name="T62">up the hierarchy </text:span>(in parent, then grandparent, and s<text:span text:style-name="T84">o o</text:span>n<text:span text:style-name="T84">)</text:span></text:p>
        </text:list-item>
        <text:list-item>
          <text:p text:style-name="P130">use the first method up the hierarchy <text:s/>that you find with that method name</text:p>
        </text:list-item>
      </text:list>
      <text:p text:style-name="P156"/>
      <text:p text:style-name="P131">class person(Animal):</text:p>
      <text:p text:style-name="P131"><text:tab/>def __init__(self, name, age):<text:line-break/><text:tab/><text:tab/>Animal.__init__<text:span text:style-name="T85">(self, age)→</text:span><text:span text:style-name="T86"> using the method in the superclass to create the instance of the subclass</text:span></text:p>
      <text:p text:style-name="P131"><text:tab/><text:tab/><text:span text:style-name="T85">Animal.set_name(self, age)</text:span></text:p>
      <text:p text:style-name="P131"><text:tab/><text:tab/><text:span text:style-name="T85">self.friends = []</text:span></text:p>
      <text:p text:style-name="P131"><text:tab/><text:span text:style-name="T85">def get_friends(self):</text:span></text:p>
      <text:p text:style-name="P131"><text:tab/><text:tab/><text:span text:style-name="T85">return self.freinds</text:span></text:p>
      <text:p text:style-name="P131"><text:tab/><text:span text:style-name="T85">def add_friend(self, fname):</text:span></text:p>
      <text:p text:style-name="P131"><text:tab/><text:tab/><text:span text:style-name="T85">if fname not in self.friends:</text:span></text:p>
      <text:p text:style-name="P131"><text:tab/><text:tab/><text:tab/><text:span text:style-name="T85">self.friends.append(fname)</text:span></text:p>
      <text:p text:style-name="P131"><text:tab/><text:span text:style-name="T87">def __str__(self): →</text:span><text:span text:style-name="T72"> this overides the __str__ of the Animal parent class</text:span></text:p>
      <text:p text:style-name="P132"/>
      <text:p text:style-name="P133">to get an person instances list of friends can be done two ways:</text:p>
      <text:p text:style-name="P133">→ eric = person(‘eric’, 45)</text:p>
      <text:p text:style-name="P133">→ <text:span text:style-name="T21">eric.get_freinds </text:span><text:s text:c="7"/>or <text:s text:c="4"/><text:span text:style-name="T66">person.get_freinds(eric)</text:span></text:p>
      <text:p text:style-name="P72"/>
      <text:p text:style-name="P134">then I can create a subclass of person:</text:p>
      <text:p text:style-name="P134"/>
      <text:p text:style-name="P134">e.g.</text:p>
      <text:p text:style-name="P135">class Student(person):</text:p>
      <text:p text:style-name="P135"><text:soft-page-break/><text:tab/>def __init__(self, name, major=None)</text:p>
      <text:p text:style-name="P135"><text:tab/><text:tab/>person.__init__(self, name, age)</text:p>
      <text:p text:style-name="P135"><text:tab/><text:tab/>self.major = major</text:p>
      <text:p text:style-name="P125">Class Variables </text:p>
      <text:p text:style-name="P136"/>
      <text:p text:style-name="P28">these are different to an instance variable which are specific to an instance. They are defined inside the class but created outside any class methods including __init__():. These variables are shared among all objects/instances of that class <text:span text:style-name="T88">every time an instance is created of the class the id of the class variable will be unique this allows us to compare instances think of rabbit offspring and comparing if they have the same parents.</text:span></text:p>
      <text:p text:style-name="P28"><text:s/></text:p>
      <text:p text:style-name="P156">.<text:span text:style-name="T89">zfill(4) is applied to strings and will zero fill a string to a certain length so that all values of a string will be the same size. </text:span></text:p>
      <text:p text:style-name="P137">I.e str(self.rid).zfill(3) </text:p>
      <text:p text:style-name="P137"/>
      <text:p text:style-name="P138">Summary of Classes and Object Oreientated Programming :</text:p>
      <text:p text:style-name="P138"/>
      <text:list xml:id="list3630295303" text:style-name="L73">
        <text:list-item>
          <text:p text:style-name="P153"><text:span text:style-name="T12">bundle together objects</text:span> <text:span text:style-name="T90">that share:</text:span></text:p>
        </text:list-item>
      </text:list>
      <text:list xml:id="list3624647777" text:style-name="L74">
        <text:list-item>
          <text:p text:style-name="P139">common attributes and</text:p>
        </text:list-item>
        <text:list-item>
          <text:p text:style-name="P139">procedures that operate on those attributes</text:p>
        </text:list-item>
      </text:list>
      <text:list xml:id="list3020788410" text:style-name="L75">
        <text:list-item>
          <text:p text:style-name="P154"><text:span text:style-name="T90">use </text:span><text:span text:style-name="T12">abstraction </text:span><text:span text:style-name="T92">to make a </text:span><text:span text:style-name="T93">distinction</text:span><text:span text:style-name="T92"> between how to implement an object vs how to use the object</text:span></text:p>
        </text:list-item>
        <text:list-item>
          <text:p text:style-name="P154"><text:span text:style-name="T92">build </text:span><text:span text:style-name="T13">layers </text:span><text:span text:style-name="T92">of object abstractions that inherit behaviours from other classes of objects</text:span></text:p>
        </text:list-item>
        <text:list-item>
          <text:p text:style-name="P154"><text:span text:style-name="T92">create </text:span><text:span text:style-name="T13">own classes of object’s</text:span><text:span text:style-name="T92"> on tip of python’s basic classes (int, float,list, etc.)</text:span></text:p>
        </text:list-item>
      </text:list>
      <text:p text:style-name="P140"/>
      <text:p text:style-name="P148"><text:span text:style-name="T100">String function</text:span><text:span text:style-name="T91"> lets say I enter the name Mesut Ozil when creating an instance of a class person. And </text:span><text:span text:style-name="T35">‘self.name = name’</text:span><text:span text:style-name="T91"> <text:s/></text:span><text:span text:style-name="T94">is </text:span><text:span text:style-name="T91">in the __init__ method.</text:span></text:p>
      <text:p text:style-name="P148"><text:span text:style-name="T95">self.lastname = name.split(‘ ‘)[-1] </text:span><text:span text:style-name="T91"><text:s/>→ self.lastname will equal Ozil, because name.split returns a list <text:s text:c="2"/>of string</text:span><text:span text:style-name="T94">s</text:span><text:span text:style-name="T91"> split by the character space. Then [-1] sets self.lastname to equal the last element in this created list.</text:span></text:p>
      <text:p text:style-name="P141"/>
      <text:p text:style-name="P149"><text:span text:style-name="T100">def __lt__(self, other)</text:span><text:span text:style-name="T91">: → This is the method used for the </text:span><text:span text:style-name="T100">&lt; ‘ less than’</text:span><text:span text:style-name="T91"> operator and is used to sort instances. I.e when you apply the</text:span><text:span text:style-name="T100"> .sort()</text:span><text:span text:style-name="T91"> method to an </text:span><text:span text:style-name="T100">instance of a certain class</text:span><text:span text:style-name="T91"> it will search for this </text:span><text:span text:style-name="T100">method</text:span><text:span text:style-name="T91">. </text:span></text:p>
      <text:p text:style-name="P142"/>
      <text:p text:style-name="P143">The __lt__ method or ‘less than’ method that is called when comparing two instances of different but related classes is what ever instance is defined first.</text:p>
      <text:p text:style-name="P143">e.g.</text:p>
      <text:p text:style-name="P143">a = MITperson Class</text:p>
      <text:p text:style-name="P143">b= person class</text:p>
      <text:p text:style-name="P143"/>
      <text:p text:style-name="P145"><text:span text:style-name="T105">a &lt; b</text:span><text:span text:style-name="T106">→ this will call the </text:span><text:span text:style-name="T105">less than method for the MITperson class </text:span><text:span text:style-name="T106">and as b is from its parent class this comaprison may or may not be possible so might return a error. Where as if we call is </text:span><text:span text:style-name="T105">b &lt; a</text:span><text:span text:style-name="T106"> we will compare these instances using the </text:span><text:span text:style-name="T105">less than method from the person class</text:span><text:span text:style-name="T106">. This comparison is more likely possible. The MAIN POINT here is to be careful in comparing </text:span><text:span text:style-name="T107">relatives</text:span><text:span text:style-name="T106"> but instances of different classes,</text:span><text:span text:style-name="T108"> because we might be comparing variables </text:span><text:span text:style-name="T109">which</text:span><text:span text:style-name="T108"> don’t exist in both instances.</text:span></text:p>
      <text:p text:style-name="P143"/>
      <text:p text:style-name="P146"><text:span text:style-name="T122">e.g <text:s/>a &lt; b → <text:s/>a.__lt__(b) <text:s text:c="2"/></text:span><text:span text:style-name="T106"><text:s text:c="34"/>and if </text:span><text:span text:style-name="T123">b &lt; a <text:s/>→ b.__lt__(a)</text:span></text:p>
      <text:p text:style-name="P144"/>
      <text:p text:style-name="P156"><text:span text:style-name="T129">When changing the method of a class ‘lets use speak as the example’ the method will effect classes that are subclasses to said class, if they call on the parent class when running that methods code. </text:span><text:soft-page-break/><text:span text:style-name="T129">This modularity allows you to alter many classes at once, use it but be careful with it. e.g. i</text:span><text:span text:style-name="T130">f I call a parent’s class method when defining the child's class method </text:span></text:p>
      <text:p text:style-name="P156"/>
      <text:p text:style-name="P156"><text:span text:style-name="T56">self.hand[x] = self.hand.get(x, 0) + </text:span><text:span text:style-name="T57">1 self.hand is a dict this code means get the value at self.hand[x} and add 1 to it if x dont exist create they key for x and its value will be zero </text:span></text:p>
      <text:p text:style-name="P150"/>
      <text:p text:style-name="P224"/>
      <text:p text:style-name="P198"><text:span text:style-name="T57">u</text:span><text:span text:style-name="T59">se deepcopy </text:span><text:span text:style-name="T56">when you want to copy a dict or a list that has mutable elements inside them I.e you don’t what the adress of those mutable data types you want an actual copy </text:span></text:p>
      <text:p text:style-name="P199"/>
      <text:p text:style-name="P201">from copy inport deepcopyd</text:p>
      <text:p text:style-name="P201">d2 = deepcopy(d)</text:p>
      <text:p text:style-name="P202"/>
      <text:p text:style-name="P202">Generators: </text:p>
      <text:list xml:id="list3297875042" text:style-name="L76">
        <text:list-item>
          <text:p text:style-name="P200">any procedure or method with yield ‘key word’ statement is called a generator:</text:p>
        </text:list-item>
      </text:list>
      <text:p text:style-name="P204"><text:span text:style-name="T56"><text:s text:c="2"/><text:tab/></text:span><text:span text:style-name="T60">def genTest():</text:span></text:p>
      <text:p text:style-name="P203"><text:tab/><text:tab/>yield 1</text:p>
      <text:p text:style-name="P203"><text:tab/><text:tab/>yield 2</text:p>
      <text:p text:style-name="P203"/>
      <text:p text:style-name="P207"><text:tab/>genTest() → &lt;generator object genTest at 0x201b 878&gt;<text:tab/></text:p>
      <text:list xml:id="list3557484743" text:style-name="L77">
        <text:list-item>
          <text:p text:style-name="P205">generators have a next() method which starts/resumes execution of the procedure. Inside of generator:</text:p>
        </text:list-item>
      </text:list>
      <text:list xml:id="list4234986115" text:style-name="L78">
        <text:list-item>
          <text:list>
            <text:list-item>
              <text:p text:style-name="P206">yield suspends execution and returns a value</text:p>
            </text:list-item>
            <text:list-item>
              <text:p text:style-name="P206">returning from a generator raises a StopIteration exception</text:p>
            </text:list-item>
          </text:list>
        </text:list-item>
      </text:list>
      <text:p text:style-name="P208"/>
      <text:p text:style-name="P208">for the above code:</text:p>
      <text:p text:style-name="P208"><text:tab/><text:span text:style-name="T99">foo = genTest()</text:span></text:p>
      <text:p text:style-name="P223"><text:span text:style-name="T101"><text:tab/>foo.__next__() → </text:span><text:span text:style-name="T131">e</text:span><text:span text:style-name="T71">xecution will proceed in body of foo until it reaches the first yield <text:s/><text:tab/><text:tab/><text:tab/><text:tab/><text:tab/><text:tab/>statement; then returns value associated with that yield statement.</text:span></text:p>
      <text:p text:style-name="P209"><text:span text:style-name="T71">O</text:span><text:span text:style-name="T69">utput will be</text:span></text:p>
      <text:p text:style-name="P210">1</text:p>
      <text:p text:style-name="P210"/>
      <text:p text:style-name="P209"><text:span text:style-name="T69">&gt;&gt;&gt; </text:span><text:span text:style-name="T102">foo.__next__() →</text:span><text:span text:style-name="T103"> <text:s text:c="3"/></text:span><text:span text:style-name="T97">execution will </text:span><text:span text:style-name="T96">resume </text:span><text:span text:style-name="T97">in body of foo </text:span><text:span text:style-name="T96">at point where it was stopped</text:span><text:span text:style-name="T97"> , </text:span><text:span text:style-name="T96">until it reaches the </text:span></text:p>
      <text:p text:style-name="P211"><text:tab/><text:tab/><text:tab/>the next yield statement; then returns the value associated with that statement </text:p>
      <text:p text:style-name="P211">output will be</text:p>
      <text:p text:style-name="P212">2</text:p>
      <text:p text:style-name="P223"><text:span text:style-name="T98">&gt;&gt;&gt; </text:span><text:span text:style-name="T102">foo.__next__() → </text:span><text:span text:style-name="T132">results in a StopIteration exception as there are no more yield statements.</text:span></text:p>
      <text:p text:style-name="P223"/>
      <text:p text:style-name="P213"><text:s text:c="2"/><text:span text:style-name="T7">For n in genTest():</text:span></text:p>
      <text:p text:style-name="P214"><text:s text:c="8"/>print(n)</text:p>
      <text:p text:style-name="P213">will print out the same values as the code above. This is using a generator inside a looping structure, as it will continue until it gets a StopIteration exception </text:p>
      <text:p text:style-name="P213"/>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9"><text:span text:style-name="T133">Why Generators: </text:span><text:s/></text:p>
      <text:list xml:id="list3910159580" text:style-name="L79">
        <text:list-item>
          <text:p text:style-name="P220">generators separates the concept of computing a very long sequence of objects, from the actual process of computing them explicitly </text:p>
        </text:list-item>
        <text:list-item>
          <text:p text:style-name="P220">allows one to generate each new objects as needed as part of another <text:span text:style-name="T137">computation</text:span> (rather than computing a very long sequence, only to throw it away while you do <text:span text:style-name="T137">something</text:span> <text:span text:style-name="T137">to</text:span> an element, then repeating the process)</text:p>
        </text:list-item>
        <text:list-item>
          <text:p text:style-name="P220">have already seen is idea in range used in <text:s/>a loop. I can describe what it want to do to the value range gives but don’t need to get that value until I need it <text:s/></text:p>
        </text:list-item>
      </text:list>
      <text:p text:style-name="P221"/>
      <text:p text:style-name="P221">def allStudents(self):</text:p>
      <text:p text:style-name="P221"><text:tab/>if not self.isSorted:</text:p>
      <text:p text:style-name="P221"><text:tab/><text:tab/>self.students.sort</text:p>
      <text:p text:style-name="P221"><text:tab/><text:tab/>self.isSorted = True</text:p>
      <text:p text:style-name="P221"><text:tab/><text:span text:style-name="T133">retrun self.students</text:span><text:span text:style-name="T134"> [:]</text:span></text:p>
      <text:p text:style-name="P217">→ returns a copy of students</text:p>
      <text:p text:style-name="P207"/>
      <text:p text:style-name="P221">def allStudents(self):</text:p>
      <text:p text:style-name="P221"><text:tab/>if not self.isSorted:</text:p>
      <text:p text:style-name="P221"><text:tab/><text:tab/>self.students.sort</text:p>
      <text:p text:style-name="P221"><text:tab/><text:tab/>self.isSorted = True</text:p>
      <text:p text:style-name="P221"><text:tab/><text:span text:style-name="T133">for s in self.students:</text:span></text:p>
      <text:p text:style-name="P217"><text:tab/><text:tab/>yield s</text:p>
      <text:p text:style-name="P222"><text:span text:style-name="T135">→</text:span><text:span text:style-name="T133"> this yields the students one at a time as you ask for them saves time as you don’t have to always make a </text:span><text:span text:style-name="T136">copy</text:span><text:span text:style-name="T133"> of the whole list which could be time wasting and lust expensive when dealing with large data sizes.</text:span></text:p>
      <text:p text:style-name="P218"/>
      <text:p text:style-name="P218"/>
      <text:p text:style-name="P215">Look at the all() function</text:p>
      <text:p text:style-name="P215">all(True, True) give True</text:p>
      <text:p text:style-name="P215">all(True, False) give False</text:p>
      <text:p text:style-name="P215">all(False, False) give False</text:p>
      <text:p text:style-name="P215"/>
      <text:p text:style-name="P215"/>
      <text:p text:style-name="P7"><text:span text:style-name="Source_20_Text"><text:span text:style-name="T58"/></text:span></text:p>
      <text:p text:style-name="P215"/>
      <text:p text:style-name="P222"/>
      <text:p text:style-name="P218"/>
      <text:p text:style-name="P217"><text:s/></text:p>
      <text:p text:style-name="P217"><text:tab/></text:p>
      <text:p text:style-name="P207"/>
      <text:p text:style-name="P207"/>
      <text:p text:style-name="P207"/>
      <text:p text:style-name="P207"/>
      <text:p text:style-name="P207"/>
      <text:p text:style-name="P207"/>
      <text:p text:style-name="P207"/>
      <text:p text:style-name="P207"/>
      <text:p text:style-name="P225"/>
      <text:p text:style-name="P226"/>
      <text:p text:style-name="P14"><text:soft-page-break/>Computational Complexity and Searching and Sorting Algorithms:</text:p>
      <text:p text:style-name="P11"><text:span text:style-name="T138"><text:s/>Week 6 Lecture Notes MIT6.00.1x</text:span>:</text:p>
      <text:p text:style-name="P11"/>
      <text:p text:style-name="P12"/>
      <text:p text:style-name="P20">Programme Efficiency:</text:p>
      <text:p text:style-name="P157"><text:tab/></text:p>
      <text:p text:style-name="P155"><text:span text:style-name="T110">1. There are two variables in how efficient a programme is, first is its run </text:span><text:span text:style-name="T124">TIME</text:span><text:span text:style-name="T110">, and second is it’s </text:span><text:span text:style-name="T124">MEMORY</text:span><text:span text:style-name="T110"> usage.</text:span></text:p>
      <text:p text:style-name="P155"><text:span text:style-name="T110">2. </text:span><text:span text:style-name="T111">Mostly though in this course we will focus on TIME.</text:span></text:p>
      <text:p text:style-name="P155"><text:span text:style-name="T111">3. </text:span><text:span text:style-name="T112">Even though there are many different ways to programme an algorithm, there are only a few different </text:span><text:span text:style-name="T113">type of basic ‘what the algorithm is actually doing’</text:span><text:span text:style-name="T112"> </text:span><text:span text:style-name="T114">algorithms that can be used to solve a certain problem.</text:span></text:p>
      <text:p text:style-name="P163"><text:span text:style-name="T114">4. </text:span><text:span text:style-name="T106">We measures the speed of an algorithm using the abstract notion of the </text:span><text:span text:style-name="T125">Order of Growth</text:span><text:span text:style-name="T106">.</text:span></text:p>
      <text:p text:style-name="P158"/>
      <text:p text:style-name="P164"><text:span text:style-name="T106">When </text:span><text:span text:style-name="T113">calculating</text:span><text:span text:style-name="T106"> the run time of a programme you first need to calculate the size of the input, and in this you need to decide which variable input you want to measure. </text:span><text:span text:style-name="T115">I.e, (which input size </text:span><text:span text:style-name="T113">effects</text:span><text:span text:style-name="T115"> the run time of the programme </text:span><text:span text:style-name="T113">MOST</text:span><text:span text:style-name="T115">).</text:span></text:p>
      <text:p text:style-name="P159"/>
      <text:p text:style-name="P165"><text:span text:style-name="T127">B</text:span><text:span text:style-name="T126">ig Oh</text:span><text:span text:style-name="T106"> or </text:span><text:span text:style-name="T123">O( ) </text:span><text:span text:style-name="T106">is used to describe the worst case run time of an Algorithm. Expresses the rate of growth of program relative to the input size </text:span><text:span text:style-name="T116">(n)</text:span><text:span text:style-name="T106">. This evaluates the algorithm and NOT the machine </text:span><text:span text:style-name="T113">spec’s</text:span><text:span text:style-name="T106"> or implementation.</text:span></text:p>
      <text:p text:style-name="P160">1. worst case occurs often and is normally the bottleneck of a program.</text:p>
      <text:p text:style-name="P166"><text:span text:style-name="T117">2. </text:span><text:span text:style-name="T106">we ignore additive constants and multiplicative constants when calculating 0(). Therefore if a programme had 5n +10 steps its big 0 would simply be 0(n). </text:span><text:span text:style-name="T118">→ examples focus on dominant terms:</text:span></text:p>
      <text:p text:style-name="P155"/>
      <text:p text:style-name="P169"><text:span text:style-name="T139">log</text:span>(n) + n +4 <text:s/><text:span text:style-name="T139">→ <text:tab/><text:tab/> <text:s/>O(n) <text:s text:c="3"/>linear</text:span></text:p>
      <text:p text:style-name="P167">0.00001*n*log(n) + 300n <text:span text:style-name="T139">→ <text:s text:c="2"/>O(n log n) <text:s text:c="2"/>log-linear <text:s text:c="3"/></text:span></text:p>
      <text:p text:style-name="P169"><text:span text:style-name="T141">2n</text:span><text:span text:style-name="T147">30</text:span><text:span text:style-name="T141"> + 3</text:span><text:span text:style-name="T147">n</text:span><text:span text:style-name="T141"> <text:s text:c="5"/></text:span><text:span text:style-name="T142">→ </text:span><text:span text:style-name="T147"><text:tab/><text:tab/> <text:s text:c="2"/></text:span><text:span text:style-name="T142">O(3</text:span><text:span text:style-name="T148">n</text:span><text:span text:style-name="T142">) <text:s text:c="3"/>exponential </text:span></text:p>
      <text:p text:style-name="P169"><text:span text:style-name="T118">n</text:span><text:span text:style-name="T147">2</text:span><text:span text:style-name="T118"> + 2n +2 <text:s text:c="4"/></text:span><text:span text:style-name="T119">→ </text:span><text:span text:style-name="T118"><text:s/><text:tab/><text:tab/> <text:s/>O(n</text:span><text:span text:style-name="T147">2</text:span><text:span text:style-name="T118">) <text:s text:c="2"/></text:span><text:span text:style-name="T120">polynomial</text:span><text:span text:style-name="T119"> </text:span></text:p>
      <text:p text:style-name="P169"><text:span text:style-name="T118">n</text:span><text:span text:style-name="T147">2 </text:span><text:span text:style-name="T141">+ 1000n + 2</text:span><text:span text:style-name="T147">1000 <text:s text:c="2"/></text:span><text:span text:style-name="T141">→ <text:s text:c="15"/>O(n</text:span><text:span text:style-name="T147">2</text:span><text:span text:style-name="T141">) <text:s text:c="2"/></text:span><text:span text:style-name="T143">polynomial </text:span></text:p>
      <text:p text:style-name="P169"/>
      <text:p text:style-name="P60">Order in which 0 is fastest ‘in general’ <text:span text:style-name="T149">e.g higher up in this list the faster the algorithm.</text:span></text:p>
      <text:p text:style-name="P168"/>
      <text:p text:style-name="P60">O(1) <text:s text:c="7"/>→ <text:s text:c="2"/>Constant</text:p>
      <text:p text:style-name="P61"><text:span text:style-name="T121">O(</text:span><text:span text:style-name="T106">log n</text:span><text:span text:style-name="T121">) </text:span><text:span text:style-name="T106"><text:s/>→</text:span><text:span text:style-name="T121"> <text:s text:c="2"/></text:span><text:span text:style-name="T106">Logarithmic </text:span></text:p>
      <text:p text:style-name="P61"><text:span text:style-name="T121">O(n) <text:s/></text:span><text:span text:style-name="T106"><text:s text:c="6"/>→ <text:s text:c="2"/>Linear</text:span></text:p>
      <text:p text:style-name="P61"><text:span text:style-name="T121">O(</text:span><text:span text:style-name="T106">n log n</text:span><text:span text:style-name="T121">)</text:span><text:span text:style-name="T106"> → <text:s text:c="2"/>Log</text:span><text:span text:style-name="T113">-</text:span><text:span text:style-name="T106">linear</text:span></text:p>
      <text:p text:style-name="P61"><text:span text:style-name="T121">O(n</text:span><text:span text:style-name="T146">c</text:span><text:span text:style-name="T121">)</text:span><text:span text:style-name="T106"> <text:s/><text:tab/> <text:s text:c="3"/>→ <text:s text:c="2"/>Polynomial</text:span></text:p>
      <text:p text:style-name="P61"><text:span text:style-name="T121">O(</text:span><text:span text:style-name="T106">c</text:span><text:span text:style-name="T146">n</text:span><text:span text:style-name="T121">)</text:span><text:span text:style-name="T106"> <text:s text:c="6"/>→ <text:s text:c="2"/>Exponential <text:s text:c="4"/></text:span><text:span text:style-name="T150">c is a constant </text:span></text:p>
      <text:p text:style-name="P162"/>
      <text:p text:style-name="P162"/>
      <text:p text:style-name="P165"><text:span text:style-name="T128">Omega</text:span><text:span text:style-name="T121"> or <text:s/></text:span><text:span text:style-name="T151">Ω( )</text:span><text:span text:style-name="T153"> is used to describe the best run time of a program. <text:s/></text:span></text:p>
      <text:p text:style-name="P170"/>
      <text:p text:style-name="P79"><text:span text:style-name="T153">C</text:span><text:span text:style-name="T152">onstant complexity: </text:span></text:p>
      <text:p text:style-name="P171">1. complexity independent of the size of the input</text:p>
      <text:p text:style-name="P177"><text:span text:style-name="T152">2. can contain loops and </text:span><text:span text:style-name="T154">recursive</text:span><text:span text:style-name="T152"> calls but these are not effected by the size of the input.</text:span></text:p>
      <text:p text:style-name="P178"><text:span text:style-name="T152">3. </text:span><text:span text:style-name="T104">think of a hash table or a tri structure in cs50 pset 5 speller</text:span><text:span text:style-name="T152"> <text:s/></text:span></text:p>
      <text:p text:style-name="P171"/>
      <text:p text:style-name="P80">Logarithmic Complexity:</text:p>
      <text:p text:style-name="P177"><text:span text:style-name="T152">1. grows as a log of the size of the i</text:span><text:span text:style-name="T155">n</text:span><text:span text:style-name="T152">put</text:span></text:p>
      <text:p text:style-name="P177"><text:span text:style-name="T152">2. bisection search or binary search ‘address book ripped in half </text:span><text:span text:style-name="T155">cs50</text:span><text:span text:style-name="T152">’</text:span></text:p>
      <text:p text:style-name="P171">3. if you reduce the size of the input by more than 1 element I.e divide it by two it’s this</text:p>
      <text:p text:style-name="P171"><text:soft-page-break/></text:p>
      <text:p text:style-name="P171"/>
      <text:p text:style-name="P80">Linear Complexity:</text:p>
      <text:p text:style-name="P172">1. searching a list in sequence to see if an element is present</text:p>
      <text:p text:style-name="P172">2. add characters of a string, assumed to be composed of decimal digits</text:p>
      <text:p text:style-name="P171"/>
      <text:p text:style-name="P80">Log-linear Complexity:</text:p>
      <text:p text:style-name="P179"><text:span text:style-name="T152">1.Merge-sort , </text:span><text:span text:style-name="T156">it halfs the problem of solving the list recursively (log n) then goes though the list and merges the lists together (n).</text:span></text:p>
      <text:p text:style-name="P173">2. </text:p>
      <text:p text:style-name="P171"><text:s/></text:p>
      <text:p text:style-name="P80">polynomial Complexity:</text:p>
      <text:p text:style-name="P177"><text:span text:style-name="T157">1. quadratic is most common here. Often caused by nested loops or recursive function calls. </text:span><text:span text:style-name="T152"><text:s/></text:span></text:p>
      <text:p text:style-name="P171"/>
      <text:p text:style-name="P80">Exponential Complexity:</text:p>
      <text:p text:style-name="P180"><text:span text:style-name="T152">1. recursive functions where more than one recursive call for each size of the problem . Towes of Hanoi ‘ the rings on the pegs’. </text:span><text:span text:style-name="T156">Or </text:span><text:span text:style-name="T163">Fibonacci when you call the function for both (n-1) and (n-2) </text:span><text:span text:style-name="T156">and you </text:span><text:span text:style-name="T159">Don’t </text:span><text:span text:style-name="T156">allow the function to remember its calculations </text:span></text:p>
      <text:p text:style-name="P174">2. </text:p>
      <text:p text:style-name="P171"/>
      <text:p text:style-name="P180"><text:span text:style-name="T15">LOOK</text:span><text:span text:style-name="T14"> at the ranges of a nested loop to see whether it is indeed quadratic.</text:span><text:span text:style-name="T152"> </text:span></text:p>
      <text:p text:style-name="P174"/>
      <text:p text:style-name="P175">It is important to find what n or the size of the input actually means for the program 0() you are trying to calculate. </text:p>
      <text:p text:style-name="P181">Tricky complexity Example:</text:p>
      <text:p text:style-name="P181"/>
      <text:p text:style-name="P181">def h (n):</text:p>
      <text:p text:style-name="P184"><text:span text:style-name="T152"><text:s text:c="4"/>“”” assume n an int </text:span><text:span text:style-name="T160">≥</text:span><text:span text:style-name="T161"> 0”””</text:span></text:p>
      <text:p text:style-name="P183"><text:tab/>answer = 0</text:p>
      <text:p text:style-name="P185"><text:span text:style-name="T152"><text:tab/></text:span><text:span text:style-name="T158">s = str(n)</text:span></text:p>
      <text:p text:style-name="P182"><text:tab/>for c ins s: <text:s text:c="27"/>added digits on a number together </text:p>
      <text:p text:style-name="P182"><text:tab/> <text:s text:c="7"/>anwer += int(c)</text:p>
      <text:p text:style-name="P182"><text:tab/>return answer</text:p>
      <text:p text:style-name="P182"><text:s/></text:p>
      <text:p text:style-name="P36">Tricky part:</text:p>
      <text:p text:style-name="P36">1. convert integer to string</text:p>
      <text:p text:style-name="P36">2. iterate over length of string, NOT magnitude of input n</text:p>
      <text:p text:style-name="P36">3. your actually dividing n by 10 each go around the loop.</text:p>
      <text:p text:style-name="P176"/>
      <text:p text:style-name="P186"><text:span text:style-name="T152">THEREFORE this is <text:s text:c="4"/></text:span><text:span text:style-name="T162">0(log n)</text:span><text:span text:style-name="T152"> <text:s text:c="5"/>, what matter is what is happening to the input or how many steps does it take in comparison to the input size. And are input in </text:span><text:span text:style-name="T155">worst-case</text:span><text:span text:style-name="T152"> is a very large int even if its linear for the</text:span><text:span text:style-name="T165"> len(s) string this was not the input.</text:span></text:p>
      <text:p text:style-name="P52"/>
      <text:p text:style-name="P52"/>
      <text:p text:style-name="P62"/>
      <text:p text:style-name="P62"/>
      <text:p text:style-name="P62"/>
      <text:p text:style-name="P62"/>
      <text:p text:style-name="P62"/>
      <text:p text:style-name="P62"/>
      <text:p text:style-name="P62"/>
      <text:p text:style-name="P62"/>
      <text:p text:style-name="P62"><text:soft-page-break/>SEARCHING AND SORTING ALGORITHMS:</text:p>
      <text:p text:style-name="P62"/>
      <text:p text:style-name="P187">Linear search: </text:p>
      <text:p text:style-name="P187"><text:tab/><text:tab/>1. brute force search or <text:span text:style-name="T166">British museum search </text:span>you have to look at every item</text:p>
      <text:p text:style-name="P187"><text:tab/><text:tab/>2. list does not have to be sorted.</text:p>
      <text:p text:style-name="P187"/>
      <text:p text:style-name="P187">Bisection search: </text:p>
      <text:p text:style-name="P187">1. list <text:span text:style-name="T164">MUST be sorted </text:span>to give correct answer</text:p>
      <text:p text:style-name="P187"/>
      <text:p text:style-name="P188">Lists have constant time access of there elements if you use a = list[10], because python knows in memory where the 10<text:span text:style-name="T145">th </text:span><text:span text:style-name="T140">item of the list will be memory. Even if the element is not of type int the element will contain a pointer to its value location this is still constant time. </text:span></text:p>
      <text:p text:style-name="P189"/>
      <text:p text:style-name="P190">Bisection- Search:</text:p>
      <text:p text:style-name="P190">1. be careful it takes time to create a list even a sublist, This can decrease the speed of your algorithm.</text:p>
      <text:p text:style-name="P190"/>
      <text:p text:style-name="P190"/>
      <text:p text:style-name="P191">Merge Sort:</text:p>
      <text:p text:style-name="P194"><text:span text:style-name="T140"><text:tab/><text:tab/></text:span><text:span text:style-name="T144">is O(n log n) is the fastest a sort can be. Look at my cs50 IDLE</text:span></text:p>
      <text:p text:style-name="P195"><text:span text:style-name="T144">s</text:span><text:span text:style-name="T140">orts the list with a divide and conquere appraoch. The list are halved and havled into there of len &lt; 2 then the halves lists are merge toghether 1 by 1 in a sorted order returning the <text:s/>list sorted.</text:span></text:p>
      <text:p text:style-name="P192">The expense of this is memory as you need to create a mock list or array so you have a place to put the new lists. </text:p>
      <text:p text:style-name="P192"/>
      <text:p text:style-name="P193">In computer science inderincation is the same thing as derefrencing a pointer. Eg get the value <text:span text:style-name="T167">at</text:span> where the pointer points to.</text:p>
      <text:p text:style-name="P190"/>
      <text:p text:style-name="P190"/>
      <text:p text:style-name="P187"/>
      <text:p text:style-name="P62"/>
      <text:p text:style-name="P147"/>
      <text:p text:style-name="P171"/>
      <text:p text:style-name="P161"/>
      <text:p text:style-name="P161"/>
      <text:p text:style-name="P159"/>
      <text:p text:style-name="P151"/>
      <text:p text:style-name="P142"/>
      <text:p text:style-name="P142"/>
      <text:p text:style-name="P142"/>
      <text:p text:style-name="P141"/>
      <text:p text:style-name="P141"/>
      <text:p text:style-name="P140"/>
      <text:p text:style-name="P140"/>
      <text:p text:style-name="P26"><text:line-break/> </text:p>
      <text:p text:style-name="P63"/>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Helvetica Neue', Helvetica, Arial, sans-serif"/>
    <style:font-face style:name="Open Sans1" svg:font-family="'Open Sans', Verdana, Geneva, sans-serif, sans-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9:24:58.087000000</meta:creation-date>
    <meta:generator>LibreOffice/6.0.6.2$Windows_X86_64 LibreOffice_project/0c292870b25a325b5ed35f6b45599d2ea4458e77</meta:generator>
    <dc:date>2019-03-21T19:28:36.025000000</dc:date>
    <meta:editing-duration>PT3M38S</meta:editing-duration>
    <meta:editing-cycles>2</meta:editing-cycles>
    <meta:document-statistic meta:table-count="0" meta:image-count="0" meta:object-count="0" meta:page-count="22" meta:paragraph-count="613" meta:word-count="6946" meta:character-count="39623" meta:non-whitespace-character-count="32742"/>
  </office:meta>
</office:document-meta>
</file>